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Constants:</text:p>
          </table:table-cell>
          <table:table-cell office:value-type="string">
            <text:p>Interval(ms)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r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k(pertick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 adju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stant strt</text:p>
          </table:table-cell>
          <table:table-cell office:value-type="float" office:value="0">
            <text:p>0</text:p>
          </table:table-cell>
          <table:table-cell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2" table:style-name="ce1" office:value-type="float" office:value="0.9">
            <text:p>0.9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Scale: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01">
            <text:p>0.0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accel</text:p>
          </table:table-cell>
          <table:table-cell table:style-name="ce1" office:value-type="string">
            <text:p>velo</text:p>
          </table:table-cell>
          <table:table-cell table:style-name="ce1" office:value-type="string">
            <text:p>x pos</text:p>
          </table:table-cell>
          <table:table-cell table:style-name="ce1" table:number-columns-repeated="1020"/>
        </table:table-row>
        <table:table-row table:style-name="ro1">
          <table:table-cell table:formula="of:=[.C2]" office:value-type="float" office:value="0">
            <text:p>0</text:p>
          </table:table-cell>
          <table:table-cell office:value-type="float" office:value="0.0127">
            <text:p>0.01</text:p>
          </table:table-cell>
          <table:table-cell office:value-type="float" office:value="0">
            <text:p>0</text:p>
          </table:table-cell>
          <table:table-cell table:formula="of:=[.D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9]+[.$C$1]" office:value-type="float" office:value="10">
            <text:p>10</text:p>
          </table:table-cell>
          <table:table-cell office:value-type="float" office:value="0.0116">
            <text:p>0.01</text:p>
          </table:table-cell>
          <table:table-cell table:formula="of:=([.C9]+([.B10]+1)*[.$C$7]*([.$C$1]))*[.$C$6]" office:value-type="float" office:value="9.1044">
            <text:p>9.1</text:p>
          </table:table-cell>
          <table:table-cell table:formula="of:=([.D9]+([.C10]+1)*[.$D$7]*([.$C$1]))*[.$D$6]" office:value-type="float" office:value="0.909396">
            <text:p>0.91</text:p>
          </table:table-cell>
          <table:table-cell/>
          <table:table-cell>
            <draw:frame table:end-cell-address="Sheet1.N29" table:end-x="0.0681in" table:end-y="0.1701in" draw:z-index="0" draw:style-name="gr1" draw:text-style-name="P1" svg:width="6.2988in" svg:height="3.5402in" svg:x="0.8815in" svg:y="0.0083in">
              <draw:object draw:notify-on-update-of-ranges="Sheet1.A9:Sheet1.A208 Sheet1.B8:Sheet1.B8 Sheet1.B9:Sheet1.B208 Sheet1.A9:Sheet1.A208 Sheet1.C8:Sheet1.C8 Sheet1.C9:Sheet1.C208 Sheet1.A9:Sheet1.A208 Sheet1.D8:Sheet1.D8 Sheet1.D9:Sheet1.D20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[.A10]+[.$C$1]" office:value-type="float" office:value="20">
            <text:p>20</text:p>
          </table:table-cell>
          <table:table-cell office:value-type="float" office:value="0.0119">
            <text:p>0.01</text:p>
          </table:table-cell>
          <table:table-cell table:formula="of:=([.C10]+([.B11]+1)*[.$C$7]*([.$C$1]))*[.$C$6]" office:value-type="float" office:value="17.30106">
            <text:p>17.3</text:p>
          </table:table-cell>
          <table:table-cell table:formula="of:=([.D10]+([.C11]+1)*[.$D$7]*([.$C$1]))*[.$D$6]" office:value-type="float" office:value="2.4655518">
            <text:p>2.47</text:p>
          </table:table-cell>
          <table:table-cell table:number-columns-repeated="1020"/>
        </table:table-row>
        <table:table-row table:style-name="ro1">
          <table:table-cell table:formula="of:=[.A11]+[.$C$1]" office:value-type="float" office:value="30">
            <text:p>30</text:p>
          </table:table-cell>
          <table:table-cell office:value-type="float" office:value="0.0119">
            <text:p>0.01</text:p>
          </table:table-cell>
          <table:table-cell table:formula="of:=([.C11]+([.B12]+1)*[.$C$7]*([.$C$1]))*[.$C$6]" office:value-type="float" office:value="24.678054">
            <text:p>24.68</text:p>
          </table:table-cell>
          <table:table-cell table:formula="of:=([.D11]+([.C12]+1)*[.$D$7]*([.$C$1]))*[.$D$6]" office:value-type="float" office:value="4.53002148">
            <text:p>4.53</text:p>
          </table:table-cell>
          <table:table-cell table:number-columns-repeated="1020"/>
        </table:table-row>
        <table:table-row table:style-name="ro1">
          <table:table-cell table:formula="of:=[.A12]+[.$C$1]" office:value-type="float" office:value="40">
            <text:p>40</text:p>
          </table:table-cell>
          <table:table-cell office:value-type="float" office:value="0.0116">
            <text:p>0.01</text:p>
          </table:table-cell>
          <table:table-cell table:formula="of:=([.C12]+([.B13]+1)*[.$C$7]*([.$C$1]))*[.$C$6]" office:value-type="float" office:value="31.3146486">
            <text:p>31.31</text:p>
          </table:table-cell>
          <table:table-cell table:formula="of:=([.D12]+([.C13]+1)*[.$D$7]*([.$C$1]))*[.$D$6]" office:value-type="float" office:value="6.985337706">
            <text:p>6.99</text:p>
          </table:table-cell>
          <table:table-cell table:number-columns-repeated="1020"/>
        </table:table-row>
        <table:table-row table:style-name="ro1">
          <table:table-cell table:formula="of:=[.A13]+[.$C$1]" office:value-type="float" office:value="50">
            <text:p>50</text:p>
          </table:table-cell>
          <table:table-cell office:value-type="float" office:value="0.0152">
            <text:p>0.02</text:p>
          </table:table-cell>
          <table:table-cell table:formula="of:=([.C13]+([.B14]+1)*[.$C$7]*([.$C$1]))*[.$C$6]" office:value-type="float" office:value="37.31998374">
            <text:p>37.32</text:p>
          </table:table-cell>
          <table:table-cell table:formula="of:=([.D13]+([.C14]+1)*[.$D$7]*([.$C$1]))*[.$D$6]" office:value-type="float" office:value="9.735602472">
            <text:p>9.74</text:p>
          </table:table-cell>
          <table:table-cell table:number-columns-repeated="1020"/>
        </table:table-row>
        <table:table-row table:style-name="ro1">
          <table:table-cell table:formula="of:=[.A14]+[.$C$1]" office:value-type="float" office:value="60">
            <text:p>60</text:p>
          </table:table-cell>
          <table:table-cell office:value-type="float" office:value="0.0166">
            <text:p>0.02</text:p>
          </table:table-cell>
          <table:table-cell table:formula="of:=([.C14]+([.B15]+1)*[.$C$7]*([.$C$1]))*[.$C$6]" office:value-type="float" office:value="42.737385366">
            <text:p>42.74</text:p>
          </table:table-cell>
          <table:table-cell table:formula="of:=([.D14]+([.C15]+1)*[.$D$7]*([.$C$1]))*[.$D$6]" office:value-type="float" office:value="12.69840690774">
            <text:p>12.7</text:p>
          </table:table-cell>
          <table:table-cell table:number-columns-repeated="1020"/>
        </table:table-row>
        <table:table-row table:style-name="ro1">
          <table:table-cell table:formula="of:=[.A15]+[.$C$1]" office:value-type="float" office:value="70">
            <text:p>70</text:p>
          </table:table-cell>
          <table:table-cell office:value-type="float" office:value="0.021">
            <text:p>0.02</text:p>
          </table:table-cell>
          <table:table-cell table:formula="of:=([.C15]+([.B16]+1)*[.$C$7]*([.$C$1]))*[.$C$6]" office:value-type="float" office:value="47.6526468294">
            <text:p>47.65</text:p>
          </table:table-cell>
          <table:table-cell table:formula="of:=([.D15]+([.C16]+1)*[.$D$7]*([.$C$1]))*[.$D$6]" office:value-type="float" office:value="15.807304431612">
            <text:p>15.81</text:p>
          </table:table-cell>
          <table:table-cell table:number-columns-repeated="1020"/>
        </table:table-row>
        <table:table-row table:style-name="ro1">
          <table:table-cell table:formula="of:=[.A16]+[.$C$1]" office:value-type="float" office:value="80">
            <text:p>80</text:p>
          </table:table-cell>
          <table:table-cell office:value-type="float" office:value="0.0224">
            <text:p>0.02</text:p>
          </table:table-cell>
          <table:table-cell table:formula="of:=([.C16]+([.B17]+1)*[.$C$7]*([.$C$1]))*[.$C$6]" office:value-type="float" office:value="52.08898214646">
            <text:p>52.09</text:p>
          </table:table-cell>
          <table:table-cell table:formula="of:=([.D16]+([.C17]+1)*[.$D$7]*([.$C$1]))*[.$D$6]" office:value-type="float" office:value="19.0045823816322">
            <text:p>19</text:p>
          </table:table-cell>
          <table:table-cell table:number-columns-repeated="1020"/>
        </table:table-row>
        <table:table-row table:style-name="ro1">
          <table:table-cell table:formula="of:=[.A17]+[.$C$1]" office:value-type="float" office:value="90">
            <text:p>90</text:p>
          </table:table-cell>
          <table:table-cell office:value-type="float" office:value="0.0195">
            <text:p>0.02</text:p>
          </table:table-cell>
          <table:table-cell table:formula="of:=([.C17]+([.B18]+1)*[.$C$7]*([.$C$1]))*[.$C$6]" office:value-type="float" office:value="56.055583931814">
            <text:p>56.06</text:p>
          </table:table-cell>
          <table:table-cell table:formula="of:=([.D17]+([.C18]+1)*[.$D$7]*([.$C$1]))*[.$D$6]" office:value-type="float" office:value="22.2391266973322">
            <text:p>22.24</text:p>
          </table:table-cell>
          <table:table-cell table:number-columns-repeated="1020"/>
        </table:table-row>
        <table:table-row table:style-name="ro1">
          <table:table-cell table:formula="of:=[.A18]+[.$C$1]" office:value-type="float" office:value="100">
            <text:p>100</text:p>
          </table:table-cell>
          <table:table-cell office:value-type="float" office:value="0.011">
            <text:p>0.01</text:p>
          </table:table-cell>
          <table:table-cell table:formula="of:=([.C18]+([.B19]+1)*[.$C$7]*([.$C$1]))*[.$C$6]" office:value-type="float" office:value="59.5490255386326">
            <text:p>59.55</text:p>
          </table:table-cell>
          <table:table-cell table:formula="of:=([.D18]+([.C19]+1)*[.$D$7]*([.$C$1]))*[.$D$6]" office:value-type="float" office:value="25.464626326076">
            <text:p>25.46</text:p>
          </table:table-cell>
          <table:table-cell table:number-columns-repeated="1020"/>
        </table:table-row>
        <table:table-row table:style-name="ro1">
          <table:table-cell table:formula="of:=[.A19]+[.$C$1]" office:value-type="float" office:value="110">
            <text:p>110</text:p>
          </table:table-cell>
          <table:table-cell office:value-type="float" office:value="0.0104">
            <text:p>0.01</text:p>
          </table:table-cell>
          <table:table-cell table:formula="of:=([.C19]+([.B20]+1)*[.$C$7]*([.$C$1]))*[.$C$6]" office:value-type="float" office:value="62.6877229847694">
            <text:p>62.69</text:p>
          </table:table-cell>
          <table:table-cell table:formula="of:=([.D19]+([.C20]+1)*[.$D$7]*([.$C$1]))*[.$D$6]" office:value-type="float" office:value="28.6500587620976">
            <text:p>28.65</text:p>
          </table:table-cell>
          <table:table-cell table:number-columns-repeated="1020"/>
        </table:table-row>
        <table:table-row table:style-name="ro1">
          <table:table-cell table:formula="of:=[.A20]+[.$C$1]" office:value-type="float" office:value="120">
            <text:p>120</text:p>
          </table:table-cell>
          <table:table-cell office:value-type="float" office:value="0.0093">
            <text:p>0.01</text:p>
          </table:table-cell>
          <table:table-cell table:formula="of:=([.C20]+([.B21]+1)*[.$C$7]*([.$C$1]))*[.$C$6]" office:value-type="float" office:value="65.5026506862924">
            <text:p>65.5</text:p>
          </table:table-cell>
          <table:table-cell table:formula="of:=([.D20]+([.C21]+1)*[.$D$7]*([.$C$1]))*[.$D$6]" office:value-type="float" office:value="31.7702914476542">
            <text:p>31.77</text:p>
          </table:table-cell>
          <table:table-cell table:number-columns-repeated="1020"/>
        </table:table-row>
        <table:table-row table:style-name="ro1">
          <table:table-cell table:formula="of:=[.A21]+[.$C$1]" office:value-type="float" office:value="130">
            <text:p>130</text:p>
          </table:table-cell>
          <table:table-cell office:value-type="float" office:value="0.0131">
            <text:p>0.01</text:p>
          </table:table-cell>
          <table:table-cell table:formula="of:=([.C21]+([.B22]+1)*[.$C$7]*([.$C$1]))*[.$C$6]" office:value-type="float" office:value="68.0702856176632">
            <text:p>68.07</text:p>
          </table:table-cell>
          <table:table-cell table:formula="of:=([.D21]+([.C22]+1)*[.$D$7]*([.$C$1]))*[.$D$6]" office:value-type="float" office:value="34.8095880084784">
            <text:p>34.81</text:p>
          </table:table-cell>
          <table:table-cell table:number-columns-repeated="1020"/>
        </table:table-row>
        <table:table-row table:style-name="ro1">
          <table:table-cell table:formula="of:=[.A22]+[.$C$1]" office:value-type="float" office:value="140">
            <text:p>140</text:p>
          </table:table-cell>
          <table:table-cell office:value-type="float" office:value="0.0176">
            <text:p>0.02</text:p>
          </table:table-cell>
          <table:table-cell table:formula="of:=([.C22]+([.B23]+1)*[.$C$7]*([.$C$1]))*[.$C$6]" office:value-type="float" office:value="70.4216570558969">
            <text:p>70.42</text:p>
          </table:table-cell>
          <table:table-cell table:formula="of:=([.D22]+([.C23]+1)*[.$D$7]*([.$C$1]))*[.$D$6]" office:value-type="float" office:value="37.7565783426613">
            <text:p>37.76</text:p>
          </table:table-cell>
          <table:table-cell table:number-columns-repeated="1020"/>
        </table:table-row>
        <table:table-row table:style-name="ro1">
          <table:table-cell table:formula="of:=[.A23]+[.$C$1]" office:value-type="float" office:value="150">
            <text:p>150</text:p>
          </table:table-cell>
          <table:table-cell office:value-type="float" office:value="0.0178">
            <text:p>0.02</text:p>
          </table:table-cell>
          <table:table-cell table:formula="of:=([.C23]+([.B24]+1)*[.$C$7]*([.$C$1]))*[.$C$6]" office:value-type="float" office:value="72.5396913503072">
            <text:p>72.54</text:p>
          </table:table-cell>
          <table:table-cell table:formula="of:=([.D23]+([.C24]+1)*[.$D$7]*([.$C$1]))*[.$D$6]" office:value-type="float" office:value="40.5994927299228">
            <text:p>40.6</text:p>
          </table:table-cell>
          <table:table-cell table:number-columns-repeated="1020"/>
        </table:table-row>
        <table:table-row table:style-name="ro1">
          <table:table-cell table:formula="of:=[.A24]+[.$C$1]" office:value-type="float" office:value="160">
            <text:p>160</text:p>
          </table:table-cell>
          <table:table-cell office:value-type="float" office:value="0.0195">
            <text:p>0.02</text:p>
          </table:table-cell>
          <table:table-cell table:formula="of:=([.C24]+([.B25]+1)*[.$C$7]*([.$C$1]))*[.$C$6]" office:value-type="float" office:value="74.4612222152765">
            <text:p>74.46</text:p>
          </table:table-cell>
          <table:table-cell table:formula="of:=([.D24]+([.C25]+1)*[.$D$7]*([.$C$1]))*[.$D$6]" office:value-type="float" office:value="43.3310534563054">
            <text:p>43.33</text:p>
          </table:table-cell>
          <table:table-cell table:number-columns-repeated="1020"/>
        </table:table-row>
        <table:table-row table:style-name="ro1">
          <table:table-cell table:formula="of:=[.A25]+[.$C$1]" office:value-type="float" office:value="170">
            <text:p>170</text:p>
          </table:table-cell>
          <table:table-cell office:value-type="float" office:value="0.0159">
            <text:p>0.02</text:p>
          </table:table-cell>
          <table:table-cell table:formula="of:=([.C25]+([.B26]+1)*[.$C$7]*([.$C$1]))*[.$C$6]" office:value-type="float" office:value="76.1581999937488">
            <text:p>76.16</text:p>
          </table:table-cell>
          <table:table-cell table:formula="of:=([.D25]+([.C26]+1)*[.$D$7]*([.$C$1]))*[.$D$6]" office:value-type="float" office:value="45.9421861101123">
            <text:p>45.94</text:p>
          </table:table-cell>
          <table:table-cell table:number-columns-repeated="1020"/>
        </table:table-row>
        <table:table-row table:style-name="ro1">
          <table:table-cell table:formula="of:=[.A26]+[.$C$1]" office:value-type="float" office:value="180">
            <text:p>180</text:p>
          </table:table-cell>
          <table:table-cell office:value-type="float" office:value="0.0136">
            <text:p>0.01</text:p>
          </table:table-cell>
          <table:table-cell table:formula="of:=([.C26]+([.B27]+1)*[.$C$7]*([.$C$1]))*[.$C$6]" office:value-type="float" office:value="77.6647799943739">
            <text:p>77.66</text:p>
          </table:table-cell>
          <table:table-cell table:formula="of:=([.D26]+([.C27]+1)*[.$D$7]*([.$C$1]))*[.$D$6]" office:value-type="float" office:value="48.4277976985947">
            <text:p>48.43</text:p>
          </table:table-cell>
          <table:table-cell table:number-columns-repeated="1020"/>
        </table:table-row>
        <table:table-row table:style-name="ro1">
          <table:table-cell table:formula="of:=[.A27]+[.$C$1]" office:value-type="float" office:value="190">
            <text:p>190</text:p>
          </table:table-cell>
          <table:table-cell office:value-type="float" office:value="0.0109">
            <text:p>0.01</text:p>
          </table:table-cell>
          <table:table-cell table:formula="of:=([.C27]+([.B28]+1)*[.$C$7]*([.$C$1]))*[.$C$6]" office:value-type="float" office:value="78.9964019949366">
            <text:p>79</text:p>
          </table:table-cell>
          <table:table-cell table:formula="of:=([.D27]+([.C28]+1)*[.$D$7]*([.$C$1]))*[.$D$6]" office:value-type="float" office:value="50.7846941082795">
            <text:p>50.78</text:p>
          </table:table-cell>
          <table:table-cell table:number-columns-repeated="1020"/>
        </table:table-row>
        <table:table-row table:style-name="ro1">
          <table:table-cell table:formula="of:=[.A28]+[.$C$1]" office:value-type="float" office:value="200">
            <text:p>200</text:p>
          </table:table-cell>
          <table:table-cell office:value-type="float" office:value="0.0115">
            <text:p>0.01</text:p>
          </table:table-cell>
          <table:table-cell table:formula="of:=([.C28]+([.B29]+1)*[.$C$7]*([.$C$1]))*[.$C$6]" office:value-type="float" office:value="80.2002617954429">
            <text:p>80.2</text:p>
          </table:table-cell>
          <table:table-cell table:formula="of:=([.D28]+([.C29]+1)*[.$D$7]*([.$C$1]))*[.$D$6]" office:value-type="float" office:value="53.0142482590414">
            <text:p>53.01</text:p>
          </table:table-cell>
          <table:table-cell table:number-columns-repeated="1020"/>
        </table:table-row>
        <table:table-row table:style-name="ro1">
          <table:table-cell table:formula="of:=[.A29]+[.$C$1]" office:value-type="float" office:value="210">
            <text:p>210</text:p>
          </table:table-cell>
          <table:table-cell office:value-type="float" office:value="0.0123">
            <text:p>0.01</text:p>
          </table:table-cell>
          <table:table-cell table:formula="of:=([.C29]+([.B30]+1)*[.$C$7]*([.$C$1]))*[.$C$6]" office:value-type="float" office:value="81.2909356158986">
            <text:p>81.29</text:p>
          </table:table-cell>
          <table:table-cell table:formula="of:=([.D29]+([.C30]+1)*[.$D$7]*([.$C$1]))*[.$D$6]" office:value-type="float" office:value="55.1190076385682">
            <text:p>55.12</text:p>
          </table:table-cell>
          <table:table-cell table:number-columns-repeated="1020"/>
        </table:table-row>
        <table:table-row table:style-name="ro1">
          <table:table-cell table:formula="of:=[.A30]+[.$C$1]" office:value-type="float" office:value="220">
            <text:p>220</text:p>
          </table:table-cell>
          <table:table-cell office:value-type="float" office:value="0.0125">
            <text:p>0.01</text:p>
          </table:table-cell>
          <table:table-cell table:formula="of:=([.C30]+([.B31]+1)*[.$C$7]*([.$C$1]))*[.$C$6]" office:value-type="float" office:value="82.2743420543087">
            <text:p>82.27</text:p>
          </table:table-cell>
          <table:table-cell table:formula="of:=([.D30]+([.C31]+1)*[.$D$7]*([.$C$1]))*[.$D$6]" office:value-type="float" office:value="57.1017976595991">
            <text:p>57.1</text:p>
          </table:table-cell>
          <table:table-cell table:number-columns-repeated="1020"/>
        </table:table-row>
        <table:table-row table:style-name="ro1">
          <table:table-cell table:formula="of:=[.A31]+[.$C$1]" office:value-type="float" office:value="230">
            <text:p>230</text:p>
          </table:table-cell>
          <table:table-cell office:value-type="float" office:value="0.0148">
            <text:p>0.01</text:p>
          </table:table-cell>
          <table:table-cell table:formula="of:=([.C31]+([.B32]+1)*[.$C$7]*([.$C$1]))*[.$C$6]" office:value-type="float" office:value="83.1801078488779">
            <text:p>83.18</text:p>
          </table:table-cell>
          <table:table-cell table:formula="of:=([.D31]+([.C32]+1)*[.$D$7]*([.$C$1]))*[.$D$6]" office:value-type="float" office:value="58.9678276000382">
            <text:p>58.97</text:p>
          </table:table-cell>
          <table:table-cell table:number-columns-repeated="1020"/>
        </table:table-row>
        <table:table-row table:style-name="ro1">
          <table:table-cell table:formula="of:=[.A32]+[.$C$1]" office:value-type="float" office:value="240">
            <text:p>240</text:p>
          </table:table-cell>
          <table:table-cell office:value-type="float" office:value="0.0136">
            <text:p>0.01</text:p>
          </table:table-cell>
          <table:table-cell table:formula="of:=([.C32]+([.B33]+1)*[.$C$7]*([.$C$1]))*[.$C$6]" office:value-type="float" office:value="83.9844970639901">
            <text:p>83.98</text:p>
          </table:table-cell>
          <table:table-cell table:formula="of:=([.D32]+([.C33]+1)*[.$D$7]*([.$C$1]))*[.$D$6]" office:value-type="float" office:value="60.7196495757935">
            <text:p>60.72</text:p>
          </table:table-cell>
          <table:table-cell table:number-columns-repeated="1020"/>
        </table:table-row>
        <table:table-row table:style-name="ro1">
          <table:table-cell table:formula="of:=[.A33]+[.$C$1]" office:value-type="float" office:value="250">
            <text:p>250</text:p>
          </table:table-cell>
          <table:table-cell office:value-type="float" office:value="0.0137">
            <text:p>0.01</text:p>
          </table:table-cell>
          <table:table-cell table:formula="of:=([.C33]+([.B34]+1)*[.$C$7]*([.$C$1]))*[.$C$6]" office:value-type="float" office:value="84.7093473575911">
            <text:p>84.71</text:p>
          </table:table-cell>
          <table:table-cell table:formula="of:=([.D33]+([.C34]+1)*[.$D$7]*([.$C$1]))*[.$D$6]" office:value-type="float" office:value="62.3615258803974">
            <text:p>62.36</text:p>
          </table:table-cell>
          <table:table-cell table:number-columns-repeated="1020"/>
        </table:table-row>
        <table:table-row table:style-name="ro1">
          <table:table-cell table:formula="of:=[.A34]+[.$C$1]" office:value-type="float" office:value="260">
            <text:p>260</text:p>
          </table:table-cell>
          <table:table-cell office:value-type="float" office:value="0.0144">
            <text:p>0.01</text:p>
          </table:table-cell>
          <table:table-cell table:formula="of:=([.C34]+([.B35]+1)*[.$C$7]*([.$C$1]))*[.$C$6]" office:value-type="float" office:value="85.368012621832">
            <text:p>85.37</text:p>
          </table:table-cell>
          <table:table-cell table:formula="of:=([.D34]+([.C35]+1)*[.$D$7]*([.$C$1]))*[.$D$6]" office:value-type="float" office:value="63.8984944283225">
            <text:p>63.9</text:p>
          </table:table-cell>
          <table:table-cell table:number-columns-repeated="1020"/>
        </table:table-row>
        <table:table-row table:style-name="ro1">
          <table:table-cell table:formula="of:=[.A35]+[.$C$1]" office:value-type="float" office:value="270">
            <text:p>270</text:p>
          </table:table-cell>
          <table:table-cell office:value-type="float" office:value="0.0121">
            <text:p>0.01</text:p>
          </table:table-cell>
          <table:table-cell table:formula="of:=([.C35]+([.B36]+1)*[.$C$7]*([.$C$1]))*[.$C$6]" office:value-type="float" office:value="85.9401113596488">
            <text:p>85.94</text:p>
          </table:table-cell>
          <table:table-cell table:formula="of:=([.D35]+([.C36]+1)*[.$D$7]*([.$C$1]))*[.$D$6]" office:value-type="float" office:value="65.3332550078586">
            <text:p>65.33</text:p>
          </table:table-cell>
          <table:table-cell table:number-columns-repeated="1020"/>
        </table:table-row>
        <table:table-row table:style-name="ro1">
          <table:table-cell table:formula="of:=[.A36]+[.$C$1]" office:value-type="float" office:value="280">
            <text:p>280</text:p>
          </table:table-cell>
          <table:table-cell office:value-type="float" office:value="0.0169">
            <text:p>0.02</text:p>
          </table:table-cell>
          <table:table-cell table:formula="of:=([.C36]+([.B37]+1)*[.$C$7]*([.$C$1]))*[.$C$6]" office:value-type="float" office:value="86.4982002236839">
            <text:p>86.5</text:p>
          </table:table-cell>
          <table:table-cell table:formula="of:=([.D36]+([.C37]+1)*[.$D$7]*([.$C$1]))*[.$D$6]" office:value-type="float" office:value="66.6747675272043">
            <text:p>66.67</text:p>
          </table:table-cell>
          <table:table-cell table:number-columns-repeated="1020"/>
        </table:table-row>
        <table:table-row table:style-name="ro1">
          <table:table-cell table:formula="of:=[.A37]+[.$C$1]" office:value-type="float" office:value="290">
            <text:p>290</text:p>
          </table:table-cell>
          <table:table-cell office:value-type="float" office:value="0.0187">
            <text:p>0.02</text:p>
          </table:table-cell>
          <table:table-cell table:formula="of:=([.C37]+([.B38]+1)*[.$C$7]*([.$C$1]))*[.$C$6]" office:value-type="float" office:value="87.0166802013155">
            <text:p>87.02</text:p>
          </table:table-cell>
          <table:table-cell table:formula="of:=([.D37]+([.C38]+1)*[.$D$7]*([.$C$1]))*[.$D$6]" office:value-type="float" office:value="67.9287919926023">
            <text:p>67.93</text:p>
          </table:table-cell>
          <table:table-cell table:number-columns-repeated="1020"/>
        </table:table-row>
        <table:table-row table:style-name="ro1">
          <table:table-cell table:formula="of:=[.A38]+[.$C$1]" office:value-type="float" office:value="300">
            <text:p>300</text:p>
          </table:table-cell>
          <table:table-cell office:value-type="float" office:value="0.0172">
            <text:p>0.02</text:p>
          </table:table-cell>
          <table:table-cell table:formula="of:=([.C38]+([.B39]+1)*[.$C$7]*([.$C$1]))*[.$C$6]" office:value-type="float" office:value="87.469812181184">
            <text:p>87.47</text:p>
          </table:table-cell>
          <table:table-cell table:formula="of:=([.D38]+([.C39]+1)*[.$D$7]*([.$C$1]))*[.$D$6]" office:value-type="float" office:value="69.0981958896486">
            <text:p>69.1</text:p>
          </table:table-cell>
          <table:table-cell table:number-columns-repeated="1020"/>
        </table:table-row>
        <table:table-row table:style-name="ro1">
          <table:table-cell table:formula="of:=[.A39]+[.$C$1]" office:value-type="float" office:value="310">
            <text:p>310</text:p>
          </table:table-cell>
          <table:table-cell office:value-type="float" office:value="0.0167">
            <text:p>0.02</text:p>
          </table:table-cell>
          <table:table-cell table:formula="of:=([.C39]+([.B40]+1)*[.$C$7]*([.$C$1]))*[.$C$6]" office:value-type="float" office:value="87.8731309630656">
            <text:p>87.87</text:p>
          </table:table-cell>
          <table:table-cell table:formula="of:=([.D39]+([.C40]+1)*[.$D$7]*([.$C$1]))*[.$D$6]" office:value-type="float" office:value="70.1869580873597">
            <text:p>70.19</text:p>
          </table:table-cell>
          <table:table-cell table:number-columns-repeated="1020"/>
        </table:table-row>
        <table:table-row table:style-name="ro1">
          <table:table-cell table:formula="of:=[.A40]+[.$C$1]" office:value-type="float" office:value="320">
            <text:p>320</text:p>
          </table:table-cell>
          <table:table-cell office:value-type="float" office:value="0.0154">
            <text:p>0.02</text:p>
          </table:table-cell>
          <table:table-cell table:formula="of:=([.C40]+([.B41]+1)*[.$C$7]*([.$C$1]))*[.$C$6]" office:value-type="float" office:value="88.224417866759">
            <text:p>88.22</text:p>
          </table:table-cell>
          <table:table-cell table:formula="of:=([.D40]+([.C41]+1)*[.$D$7]*([.$C$1]))*[.$D$6]" office:value-type="float" office:value="71.198459886632">
            <text:p>71.2</text:p>
          </table:table-cell>
          <table:table-cell table:number-columns-repeated="1020"/>
        </table:table-row>
        <table:table-row table:style-name="ro1">
          <table:table-cell table:formula="of:=[.A41]+[.$C$1]" office:value-type="float" office:value="330">
            <text:p>330</text:p>
          </table:table-cell>
          <table:table-cell office:value-type="float" office:value="0.0193">
            <text:p>0.02</text:p>
          </table:table-cell>
          <table:table-cell table:formula="of:=([.C41]+([.B42]+1)*[.$C$7]*([.$C$1]))*[.$C$6]" office:value-type="float" office:value="88.5756760800831">
            <text:p>88.58</text:p>
          </table:table-cell>
          <table:table-cell table:formula="of:=([.D41]+([.C42]+1)*[.$D$7]*([.$C$1]))*[.$D$6]" office:value-type="float" office:value="72.1404247451763">
            <text:p>72.14</text:p>
          </table:table-cell>
          <table:table-cell table:number-columns-repeated="1020"/>
        </table:table-row>
        <table:table-row table:style-name="ro1">
          <table:table-cell table:formula="of:=[.A42]+[.$C$1]" office:value-type="float" office:value="340">
            <text:p>340</text:p>
          </table:table-cell>
          <table:table-cell office:value-type="float" office:value="0.0217">
            <text:p>0.02</text:p>
          </table:table-cell>
          <table:table-cell table:formula="of:=([.C42]+([.B43]+1)*[.$C$7]*([.$C$1]))*[.$C$6]" office:value-type="float" office:value="88.9134084720748">
            <text:p>88.91</text:p>
          </table:table-cell>
          <table:table-cell table:formula="of:=([.D42]+([.C43]+1)*[.$D$7]*([.$C$1]))*[.$D$6]" office:value-type="float" office:value="73.0185890331454">
            <text:p>73.02</text:p>
          </table:table-cell>
          <table:table-cell table:number-columns-repeated="1020"/>
        </table:table-row>
        <table:table-row table:style-name="ro1">
          <table:table-cell table:formula="of:=[.A43]+[.$C$1]" office:value-type="float" office:value="350">
            <text:p>350</text:p>
          </table:table-cell>
          <table:table-cell office:value-type="float" office:value="0.0214">
            <text:p>0.02</text:p>
          </table:table-cell>
          <table:table-cell table:formula="of:=([.C43]+([.B44]+1)*[.$C$7]*([.$C$1]))*[.$C$6]" office:value-type="float" office:value="89.2146676248673">
            <text:p>89.21</text:p>
          </table:table-cell>
          <table:table-cell table:formula="of:=([.D43]+([.C44]+1)*[.$D$7]*([.$C$1]))*[.$D$6]" office:value-type="float" office:value="73.8360502160689">
            <text:p>73.84</text:p>
          </table:table-cell>
          <table:table-cell table:number-columns-repeated="1020"/>
        </table:table-row>
        <table:table-row table:style-name="ro1">
          <table:table-cell table:formula="of:=[.A44]+[.$C$1]" office:value-type="float" office:value="360">
            <text:p>360</text:p>
          </table:table-cell>
          <table:table-cell office:value-type="float" office:value="0.0178">
            <text:p>0.02</text:p>
          </table:table-cell>
          <table:table-cell table:formula="of:=([.C44]+([.B45]+1)*[.$C$7]*([.$C$1]))*[.$C$6]" office:value-type="float" office:value="89.4534008623806">
            <text:p>89.45</text:p>
          </table:table-cell>
          <table:table-cell table:formula="of:=([.D44]+([.C45]+1)*[.$D$7]*([.$C$1]))*[.$D$6]" office:value-type="float" office:value="74.5932512720763">
            <text:p>74.59</text:p>
          </table:table-cell>
          <table:table-cell table:number-columns-repeated="1020"/>
        </table:table-row>
        <table:table-row table:style-name="ro1">
          <table:table-cell table:formula="of:=[.A45]+[.$C$1]" office:value-type="float" office:value="370">
            <text:p>370</text:p>
          </table:table-cell>
          <table:table-cell office:value-type="float" office:value="0.0156">
            <text:p>0.02</text:p>
          </table:table-cell>
          <table:table-cell table:formula="of:=([.C45]+([.B46]+1)*[.$C$7]*([.$C$1]))*[.$C$6]" office:value-type="float" office:value="89.6484607761426">
            <text:p>89.65</text:p>
          </table:table-cell>
          <table:table-cell table:formula="of:=([.D45]+([.C46]+1)*[.$D$7]*([.$C$1]))*[.$D$6]" office:value-type="float" office:value="75.2922876147215">
            <text:p>75.29</text:p>
          </table:table-cell>
          <table:table-cell table:number-columns-repeated="1020"/>
        </table:table-row>
        <table:table-row table:style-name="ro1">
          <table:table-cell table:formula="of:=[.A46]+[.$C$1]" office:value-type="float" office:value="380">
            <text:p>380</text:p>
          </table:table-cell>
          <table:table-cell office:value-type="float" office:value="0.0144">
            <text:p>0.01</text:p>
          </table:table-cell>
          <table:table-cell table:formula="of:=([.C46]+([.B47]+1)*[.$C$7]*([.$C$1]))*[.$C$6]" office:value-type="float" office:value="89.8132146985283">
            <text:p>89.81</text:p>
          </table:table-cell>
          <table:table-cell table:formula="of:=([.D46]+([.C47]+1)*[.$D$7]*([.$C$1]))*[.$D$6]" office:value-type="float" office:value="75.9362481761169">
            <text:p>75.94</text:p>
          </table:table-cell>
          <table:table-cell table:number-columns-repeated="1020"/>
        </table:table-row>
        <table:table-row table:style-name="ro1">
          <table:table-cell table:formula="of:=[.A47]+[.$C$1]" office:value-type="float" office:value="390">
            <text:p>390</text:p>
          </table:table-cell>
          <table:table-cell office:value-type="float" office:value="0.0149">
            <text:p>0.01</text:p>
          </table:table-cell>
          <table:table-cell table:formula="of:=([.C47]+([.B48]+1)*[.$C$7]*([.$C$1]))*[.$C$6]" office:value-type="float" office:value="89.9659932286755">
            <text:p>89.97</text:p>
          </table:table-cell>
          <table:table-cell table:formula="of:=([.D47]+([.C48]+1)*[.$D$7]*([.$C$1]))*[.$D$6]" office:value-type="float" office:value="76.529562749086">
            <text:p>76.53</text:p>
          </table:table-cell>
          <table:table-cell table:number-columns-repeated="1020"/>
        </table:table-row>
        <table:table-row table:style-name="ro1">
          <table:table-cell table:formula="of:=[.A48]+[.$C$1]" office:value-type="float" office:value="400">
            <text:p>400</text:p>
          </table:table-cell>
          <table:table-cell office:value-type="float" office:value="0.0166">
            <text:p>0.02</text:p>
          </table:table-cell>
          <table:table-cell table:formula="of:=([.C48]+([.B49]+1)*[.$C$7]*([.$C$1]))*[.$C$6]" office:value-type="float" office:value="90.1187939058079">
            <text:p>90.12</text:p>
          </table:table-cell>
          <table:table-cell table:formula="of:=([.D48]+([.C49]+1)*[.$D$7]*([.$C$1]))*[.$D$6]" office:value-type="float" office:value="77.0772979257001">
            <text:p>77.08</text:p>
          </table:table-cell>
          <table:table-cell table:number-columns-repeated="1020"/>
        </table:table-row>
        <table:table-row table:style-name="ro1">
          <table:table-cell table:formula="of:=[.A49]+[.$C$1]" office:value-type="float" office:value="410">
            <text:p>410</text:p>
          </table:table-cell>
          <table:table-cell office:value-type="float" office:value="0.0173">
            <text:p>0.02</text:p>
          </table:table-cell>
          <table:table-cell table:formula="of:=([.C49]+([.B50]+1)*[.$C$7]*([.$C$1]))*[.$C$6]" office:value-type="float" office:value="90.2626145152271">
            <text:p>90.26</text:p>
          </table:table-cell>
          <table:table-cell table:formula="of:=([.D49]+([.C50]+1)*[.$D$7]*([.$C$1]))*[.$D$6]" office:value-type="float" office:value="77.5832034395006">
            <text:p>77.58</text:p>
          </table:table-cell>
          <table:table-cell table:number-columns-repeated="1020"/>
        </table:table-row>
        <table:table-row table:style-name="ro1">
          <table:table-cell table:formula="of:=[.A50]+[.$C$1]" office:value-type="float" office:value="420">
            <text:p>420</text:p>
          </table:table-cell>
          <table:table-cell office:value-type="float" office:value="0.0154">
            <text:p>0.02</text:p>
          </table:table-cell>
          <table:table-cell table:formula="of:=([.C50]+([.B51]+1)*[.$C$7]*([.$C$1]))*[.$C$6]" office:value-type="float" office:value="90.3749530637044">
            <text:p>90.37</text:p>
          </table:table-cell>
          <table:table-cell table:formula="of:=([.D50]+([.C51]+1)*[.$D$7]*([.$C$1]))*[.$D$6]" office:value-type="float" office:value="78.0486288712839">
            <text:p>78.05</text:p>
          </table:table-cell>
          <table:table-cell table:number-columns-repeated="1020"/>
        </table:table-row>
        <table:table-row table:style-name="ro1">
          <table:table-cell table:formula="of:=[.A51]+[.$C$1]" office:value-type="float" office:value="430">
            <text:p>430</text:p>
          </table:table-cell>
          <table:table-cell office:value-type="float" office:value="0.0144">
            <text:p>0.01</text:p>
          </table:table-cell>
          <table:table-cell table:formula="of:=([.C51]+([.B52]+1)*[.$C$7]*([.$C$1]))*[.$C$6]" office:value-type="float" office:value="90.467057757334">
            <text:p>90.47</text:p>
          </table:table-cell>
          <table:table-cell table:formula="of:=([.D51]+([.C52]+1)*[.$D$7]*([.$C$1]))*[.$D$6]" office:value-type="float" office:value="78.4758011823156">
            <text:p>78.48</text:p>
          </table:table-cell>
          <table:table-cell table:number-columns-repeated="1020"/>
        </table:table-row>
        <table:table-row table:style-name="ro1">
          <table:table-cell table:formula="of:=[.A52]+[.$C$1]" office:value-type="float" office:value="440">
            <text:p>440</text:p>
          </table:table-cell>
          <table:table-cell office:value-type="float" office:value="0.0098">
            <text:p>0.01</text:p>
          </table:table-cell>
          <table:table-cell table:formula="of:=([.C52]+([.B53]+1)*[.$C$7]*([.$C$1]))*[.$C$6]" office:value-type="float" office:value="90.5085519816006">
            <text:p>90.51</text:p>
          </table:table-cell>
          <table:table-cell table:formula="of:=([.D52]+([.C53]+1)*[.$D$7]*([.$C$1]))*[.$D$6]" office:value-type="float" office:value="78.8639907424281">
            <text:p>78.86</text:p>
          </table:table-cell>
          <table:table-cell table:number-columns-repeated="1020"/>
        </table:table-row>
        <table:table-row table:style-name="ro1">
          <table:table-cell table:formula="of:=[.A53]+[.$C$1]" office:value-type="float" office:value="450">
            <text:p>450</text:p>
          </table:table-cell>
          <table:table-cell office:value-type="float" office:value="0.0058">
            <text:p>0.01</text:p>
          </table:table-cell>
          <table:table-cell table:formula="of:=([.C53]+([.B54]+1)*[.$C$7]*([.$C$1]))*[.$C$6]" office:value-type="float" office:value="90.5098967834405">
            <text:p>90.51</text:p>
          </table:table-cell>
          <table:table-cell table:formula="of:=([.D53]+([.C54]+1)*[.$D$7]*([.$C$1]))*[.$D$6]" office:value-type="float" office:value="79.2134823786949">
            <text:p>79.21</text:p>
          </table:table-cell>
          <table:table-cell table:number-columns-repeated="1020"/>
        </table:table-row>
        <table:table-row table:style-name="ro1">
          <table:table-cell table:formula="of:=[.A54]+[.$C$1]" office:value-type="float" office:value="460">
            <text:p>460</text:p>
          </table:table-cell>
          <table:table-cell office:value-type="float" office:value="0.0077">
            <text:p>0.01</text:p>
          </table:table-cell>
          <table:table-cell table:formula="of:=([.C54]+([.B55]+1)*[.$C$7]*([.$C$1]))*[.$C$6]" office:value-type="float" office:value="90.5282071050965">
            <text:p>90.53</text:p>
          </table:table-cell>
          <table:table-cell table:formula="of:=([.D54]+([.C55]+1)*[.$D$7]*([.$C$1]))*[.$D$6]" office:value-type="float" office:value="79.5296727802841">
            <text:p>79.53</text:p>
          </table:table-cell>
          <table:table-cell table:number-columns-repeated="1020"/>
        </table:table-row>
        <table:table-row table:style-name="ro1">
          <table:table-cell table:formula="of:=[.A55]+[.$C$1]" office:value-type="float" office:value="470">
            <text:p>470</text:p>
          </table:table-cell>
          <table:table-cell office:value-type="float" office:value="0.0036">
            <text:p>0</text:p>
          </table:table-cell>
          <table:table-cell table:formula="of:=([.C55]+([.B56]+1)*[.$C$7]*([.$C$1]))*[.$C$6]" office:value-type="float" office:value="90.5077863945868">
            <text:p>90.51</text:p>
          </table:table-cell>
          <table:table-cell table:formula="of:=([.D55]+([.C56]+1)*[.$D$7]*([.$C$1]))*[.$D$6]" office:value-type="float" office:value="79.8124062777685">
            <text:p>79.81</text:p>
          </table:table-cell>
          <table:table-cell table:number-columns-repeated="1020"/>
        </table:table-row>
        <table:table-row table:style-name="ro1">
          <table:table-cell table:formula="of:=[.A56]+[.$C$1]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([.C56]+([.B57]+1)*[.$C$7]*([.$C$1]))*[.$C$6]" office:value-type="float" office:value="90.4570077551282">
            <text:p>90.46</text:p>
          </table:table-cell>
          <table:table-cell table:formula="of:=([.D56]+([.C57]+1)*[.$D$7]*([.$C$1]))*[.$D$6]" office:value-type="float" office:value="80.0622963479532">
            <text:p>80.06</text:p>
          </table:table-cell>
          <table:table-cell table:number-columns-repeated="1020"/>
        </table:table-row>
        <table:table-row table:style-name="ro1">
          <table:table-cell table:formula="of:=[.A57]+[.$C$1]" office:value-type="float" office:value="490">
            <text:p>490</text:p>
          </table:table-cell>
          <table:table-cell office:value-type="float" office:value="-0.0034">
            <text:p>0</text:p>
          </table:table-cell>
          <table:table-cell table:formula="of:=([.C57]+([.B58]+1)*[.$C$7]*([.$C$1]))*[.$C$6]" office:value-type="float" office:value="90.3807069796153">
            <text:p>90.38</text:p>
          </table:table-cell>
          <table:table-cell table:formula="of:=([.D57]+([.C58]+1)*[.$D$7]*([.$C$1]))*[.$D$6]" office:value-type="float" office:value="80.2803303413232">
            <text:p>80.28</text:p>
          </table:table-cell>
          <table:table-cell table:number-columns-repeated="1020"/>
        </table:table-row>
        <table:table-row table:style-name="ro1">
          <table:table-cell table:formula="of:=[.A58]+[.$C$1]" office:value-type="float" office:value="500">
            <text:p>500</text:p>
          </table:table-cell>
          <table:table-cell office:value-type="float" office:value="-0.0119">
            <text:p>-0.01</text:p>
          </table:table-cell>
          <table:table-cell table:formula="of:=([.C58]+([.B59]+1)*[.$C$7]*([.$C$1]))*[.$C$6]" office:value-type="float" office:value="90.2355362816538">
            <text:p>90.24</text:p>
          </table:table-cell>
          <table:table-cell table:formula="of:=([.D58]+([.C59]+1)*[.$D$7]*([.$C$1]))*[.$D$6]" office:value-type="float" office:value="80.4634955725398">
            <text:p>80.46</text:p>
          </table:table-cell>
          <table:table-cell table:number-columns-repeated="1020"/>
        </table:table-row>
        <table:table-row table:style-name="ro1">
          <table:table-cell table:formula="of:=[.A59]+[.$C$1]" office:value-type="float" office:value="510">
            <text:p>510</text:p>
          </table:table-cell>
          <table:table-cell office:value-type="float" office:value="-0.0282">
            <text:p>-0.03</text:p>
          </table:table-cell>
          <table:table-cell table:formula="of:=([.C59]+([.B60]+1)*[.$C$7]*([.$C$1]))*[.$C$6]" office:value-type="float" office:value="89.9581826534884">
            <text:p>89.96</text:p>
          </table:table-cell>
          <table:table-cell table:formula="of:=([.D59]+([.C60]+1)*[.$D$7]*([.$C$1]))*[.$D$6]" office:value-type="float" office:value="80.6033824540998">
            <text:p>80.6</text:p>
          </table:table-cell>
          <table:table-cell table:number-columns-repeated="1020"/>
        </table:table-row>
        <table:table-row table:style-name="ro1">
          <table:table-cell table:formula="of:=[.A60]+[.$C$1]" office:value-type="float" office:value="520">
            <text:p>520</text:p>
          </table:table-cell>
          <table:table-cell office:value-type="float" office:value="-0.0435">
            <text:p>-0.04</text:p>
          </table:table-cell>
          <table:table-cell table:formula="of:=([.C60]+([.B61]+1)*[.$C$7]*([.$C$1]))*[.$C$6]" office:value-type="float" office:value="89.5708643881396">
            <text:p>89.57</text:p>
          </table:table-cell>
          <table:table-cell table:formula="of:=([.D60]+([.C61]+1)*[.$D$7]*([.$C$1]))*[.$D$6]" office:value-type="float" office:value="80.6944220036223">
            <text:p>80.69</text:p>
          </table:table-cell>
          <table:table-cell table:number-columns-repeated="1020"/>
        </table:table-row>
        <table:table-row table:style-name="ro1">
          <table:table-cell table:formula="of:=[.A61]+[.$C$1]" office:value-type="float" office:value="530">
            <text:p>530</text:p>
          </table:table-cell>
          <table:table-cell office:value-type="float" office:value="-0.0549">
            <text:p>-0.05</text:p>
          </table:table-cell>
          <table:table-cell table:formula="of:=([.C61]+([.B62]+1)*[.$C$7]*([.$C$1]))*[.$C$6]" office:value-type="float" office:value="89.1196779493256">
            <text:p>89.12</text:p>
          </table:table-cell>
          <table:table-cell table:formula="of:=([.D61]+([.C62]+1)*[.$D$7]*([.$C$1]))*[.$D$6]" office:value-type="float" office:value="80.7357508186994">
            <text:p>80.74</text:p>
          </table:table-cell>
          <table:table-cell table:number-columns-repeated="1020"/>
        </table:table-row>
        <table:table-row table:style-name="ro1">
          <table:table-cell table:formula="of:=[.A62]+[.$C$1]" office:value-type="float" office:value="540">
            <text:p>540</text:p>
          </table:table-cell>
          <table:table-cell office:value-type="float" office:value="-0.0645">
            <text:p>-0.06</text:p>
          </table:table-cell>
          <table:table-cell table:formula="of:=([.C62]+([.B63]+1)*[.$C$7]*([.$C$1]))*[.$C$6]" office:value-type="float" office:value="88.6272101543931">
            <text:p>88.63</text:p>
          </table:table-cell>
          <table:table-cell table:formula="of:=([.D62]+([.C63]+1)*[.$D$7]*([.$C$1]))*[.$D$6]" office:value-type="float" office:value="80.7286246507248">
            <text:p>80.73</text:p>
          </table:table-cell>
          <table:table-cell table:number-columns-repeated="1020"/>
        </table:table-row>
        <table:table-row table:style-name="ro1">
          <table:table-cell table:formula="of:=[.A63]+[.$C$1]" office:value-type="float" office:value="550">
            <text:p>550</text:p>
          </table:table-cell>
          <table:table-cell office:value-type="float" office:value="-0.0784">
            <text:p>-0.08</text:p>
          </table:table-cell>
          <table:table-cell table:formula="of:=([.C63]+([.B64]+1)*[.$C$7]*([.$C$1]))*[.$C$6]" office:value-type="float" office:value="88.0588891389538">
            <text:p>88.06</text:p>
          </table:table-cell>
          <table:table-cell table:formula="of:=([.D63]+([.C64]+1)*[.$D$7]*([.$C$1]))*[.$D$6]" office:value-type="float" office:value="80.6710622081582">
            <text:p>80.67</text:p>
          </table:table-cell>
          <table:table-cell table:number-columns-repeated="1020"/>
        </table:table-row>
        <table:table-row table:style-name="ro1">
          <table:table-cell table:formula="of:=[.A64]+[.$C$1]" office:value-type="float" office:value="560">
            <text:p>560</text:p>
          </table:table-cell>
          <table:table-cell office:value-type="float" office:value="-0.087">
            <text:p>-0.09</text:p>
          </table:table-cell>
          <table:table-cell table:formula="of:=([.C64]+([.B65]+1)*[.$C$7]*([.$C$1]))*[.$C$6]" office:value-type="float" office:value="87.4700002250584">
            <text:p>87.47</text:p>
          </table:table-cell>
          <table:table-cell table:formula="of:=([.D64]+([.C65]+1)*[.$D$7]*([.$C$1]))*[.$D$6]" office:value-type="float" office:value="80.5662560075976">
            <text:p>80.57</text:p>
          </table:table-cell>
          <table:table-cell table:number-columns-repeated="1020"/>
        </table:table-row>
        <table:table-row table:style-name="ro1">
          <table:table-cell table:formula="of:=[.A65]+[.$C$1]" office:value-type="float" office:value="570">
            <text:p>570</text:p>
          </table:table-cell>
          <table:table-cell office:value-type="float" office:value="-0.1098">
            <text:p>-0.11</text:p>
          </table:table-cell>
          <table:table-cell table:formula="of:=([.C65]+([.B66]+1)*[.$C$7]*([.$C$1]))*[.$C$6]" office:value-type="float" office:value="86.7348002025526">
            <text:p>86.73</text:p>
          </table:table-cell>
          <table:table-cell table:formula="of:=([.D65]+([.C66]+1)*[.$D$7]*([.$C$1]))*[.$D$6]" office:value-type="float" office:value="80.4057624250676">
            <text:p>80.41</text:p>
          </table:table-cell>
          <table:table-cell table:number-columns-repeated="1020"/>
        </table:table-row>
        <table:table-row table:style-name="ro1">
          <table:table-cell table:formula="of:=[.A66]+[.$C$1]" office:value-type="float" office:value="580">
            <text:p>580</text:p>
          </table:table-cell>
          <table:table-cell office:value-type="float" office:value="-0.1376">
            <text:p>-0.14</text:p>
          </table:table-cell>
          <table:table-cell table:formula="of:=([.C66]+([.B67]+1)*[.$C$7]*([.$C$1]))*[.$C$6]" office:value-type="float" office:value="85.8229201822973">
            <text:p>85.82</text:p>
          </table:table-cell>
          <table:table-cell table:formula="of:=([.D66]+([.C67]+1)*[.$D$7]*([.$C$1]))*[.$D$6]" office:value-type="float" office:value="80.1792489989676">
            <text:p>80.18</text:p>
          </table:table-cell>
          <table:table-cell table:number-columns-repeated="1020"/>
        </table:table-row>
        <table:table-row table:style-name="ro1">
          <table:table-cell table:formula="of:=[.A67]+[.$C$1]" office:value-type="float" office:value="590">
            <text:p>590</text:p>
          </table:table-cell>
          <table:table-cell office:value-type="float" office:value="-0.1646">
            <text:p>-0.16</text:p>
          </table:table-cell>
          <table:table-cell table:formula="of:=([.C67]+([.B68]+1)*[.$C$7]*([.$C$1]))*[.$C$6]" office:value-type="float" office:value="84.7592281640676">
            <text:p>84.76</text:p>
          </table:table-cell>
          <table:table-cell table:formula="of:=([.D67]+([.C68]+1)*[.$D$7]*([.$C$1]))*[.$D$6]" office:value-type="float" office:value="79.8796546338369">
            <text:p>79.88</text:p>
          </table:table-cell>
          <table:table-cell table:number-columns-repeated="1020"/>
        </table:table-row>
        <table:table-row table:style-name="ro1">
          <table:table-cell table:formula="of:=[.A68]+[.$C$1]" office:value-type="float" office:value="600">
            <text:p>600</text:p>
          </table:table-cell>
          <table:table-cell office:value-type="float" office:value="-0.1992">
            <text:p>-0.2</text:p>
          </table:table-cell>
          <table:table-cell table:formula="of:=([.C68]+([.B69]+1)*[.$C$7]*([.$C$1]))*[.$C$6]" office:value-type="float" office:value="83.4905053476608">
            <text:p>83.49</text:p>
          </table:table-cell>
          <table:table-cell table:formula="of:=([.D68]+([.C69]+1)*[.$D$7]*([.$C$1]))*[.$D$6]" office:value-type="float" office:value="79.4958346517427">
            <text:p>79.5</text:p>
          </table:table-cell>
          <table:table-cell table:number-columns-repeated="1020"/>
        </table:table-row>
        <table:table-row table:style-name="ro1">
          <table:table-cell table:formula="of:=[.A69]+[.$C$1]" office:value-type="float" office:value="610">
            <text:p>610</text:p>
          </table:table-cell>
          <table:table-cell office:value-type="float" office:value="-0.2353">
            <text:p>-0.24</text:p>
          </table:table-cell>
          <table:table-cell table:formula="of:=([.C69]+([.B70]+1)*[.$C$7]*([.$C$1]))*[.$C$6]" office:value-type="float" office:value="82.0237548128947">
            <text:p>82.02</text:p>
          </table:table-cell>
          <table:table-cell table:formula="of:=([.D69]+([.C70]+1)*[.$D$7]*([.$C$1]))*[.$D$6]" office:value-type="float" office:value="79.018389119729">
            <text:p>79.02</text:p>
          </table:table-cell>
          <table:table-cell table:number-columns-repeated="1020"/>
        </table:table-row>
        <table:table-row table:style-name="ro1">
          <table:table-cell table:formula="of:=[.A70]+[.$C$1]" office:value-type="float" office:value="620">
            <text:p>620</text:p>
          </table:table-cell>
          <table:table-cell office:value-type="float" office:value="-0.2868">
            <text:p>-0.29</text:p>
          </table:table-cell>
          <table:table-cell table:formula="of:=([.C70]+([.B71]+1)*[.$C$7]*([.$C$1]))*[.$C$6]" office:value-type="float" office:value="80.2401793316053">
            <text:p>80.24</text:p>
          </table:table-cell>
          <table:table-cell table:formula="of:=([.D70]+([.C71]+1)*[.$D$7]*([.$C$1]))*[.$D$6]" office:value-type="float" office:value="78.4281663476006">
            <text:p>78.43</text:p>
          </table:table-cell>
          <table:table-cell table:number-columns-repeated="1020"/>
        </table:table-row>
        <table:table-row table:style-name="ro1">
          <table:table-cell table:formula="of:=[.A71]+[.$C$1]" office:value-type="float" office:value="630">
            <text:p>630</text:p>
          </table:table-cell>
          <table:table-cell office:value-type="float" office:value="-0.3399">
            <text:p>-0.34</text:p>
          </table:table-cell>
          <table:table-cell table:formula="of:=([.C71]+([.B72]+1)*[.$C$7]*([.$C$1]))*[.$C$6]" office:value-type="float" office:value="78.1570613984448">
            <text:p>78.16</text:p>
          </table:table-cell>
          <table:table-cell table:formula="of:=([.D71]+([.C72]+1)*[.$D$7]*([.$C$1]))*[.$D$6]" office:value-type="float" office:value="77.7094852387005">
            <text:p>77.71</text:p>
          </table:table-cell>
          <table:table-cell table:number-columns-repeated="1020"/>
        </table:table-row>
        <table:table-row table:style-name="ro1">
          <table:table-cell table:formula="of:=[.A72]+[.$C$1]" office:value-type="float" office:value="640">
            <text:p>640</text:p>
          </table:table-cell>
          <table:table-cell office:value-type="float" office:value="-0.3893">
            <text:p>-0.39</text:p>
          </table:table-cell>
          <table:table-cell table:formula="of:=([.C72]+([.B73]+1)*[.$C$7]*([.$C$1]))*[.$C$6]" office:value-type="float" office:value="75.8376552586003">
            <text:p>75.84</text:p>
          </table:table-cell>
          <table:table-cell table:formula="of:=([.D72]+([.C73]+1)*[.$D$7]*([.$C$1]))*[.$D$6]" office:value-type="float" office:value="76.8539256881045">
            <text:p>76.85</text:p>
          </table:table-cell>
          <table:table-cell table:number-columns-repeated="1020"/>
        </table:table-row>
        <table:table-row table:style-name="ro1">
          <table:table-cell table:formula="of:=[.A73]+[.$C$1]" office:value-type="float" office:value="650">
            <text:p>650</text:p>
          </table:table-cell>
          <table:table-cell office:value-type="float" office:value="-0.4384">
            <text:p>-0.44</text:p>
          </table:table-cell>
          <table:table-cell table:formula="of:=([.C73]+([.B74]+1)*[.$C$7]*([.$C$1]))*[.$C$6]" office:value-type="float" office:value="73.3082897327403">
            <text:p>73.31</text:p>
          </table:table-cell>
          <table:table-cell table:formula="of:=([.D73]+([.C74]+1)*[.$D$7]*([.$C$1]))*[.$D$6]" office:value-type="float" office:value="75.8562791952407">
            <text:p>75.86</text:p>
          </table:table-cell>
          <table:table-cell table:number-columns-repeated="1020"/>
        </table:table-row>
        <table:table-row table:style-name="ro1">
          <table:table-cell table:formula="of:=[.A74]+[.$C$1]" office:value-type="float" office:value="660">
            <text:p>660</text:p>
          </table:table-cell>
          <table:table-cell office:value-type="float" office:value="-0.4705">
            <text:p>-0.47</text:p>
          </table:table-cell>
          <table:table-cell table:formula="of:=([.C74]+([.B75]+1)*[.$C$7]*([.$C$1]))*[.$C$6]" office:value-type="float" office:value="70.7429607594662">
            <text:p>70.74</text:p>
          </table:table-cell>
          <table:table-cell table:formula="of:=([.D74]+([.C75]+1)*[.$D$7]*([.$C$1]))*[.$D$6]" office:value-type="float" office:value="74.7275177440686">
            <text:p>74.73</text:p>
          </table:table-cell>
          <table:table-cell table:number-columns-repeated="1020"/>
        </table:table-row>
        <table:table-row table:style-name="ro1">
          <table:table-cell table:formula="of:=[.A75]+[.$C$1]" office:value-type="float" office:value="670">
            <text:p>670</text:p>
          </table:table-cell>
          <table:table-cell office:value-type="float" office:value="-0.5058">
            <text:p>-0.51</text:p>
          </table:table-cell>
          <table:table-cell table:formula="of:=([.C75]+([.B76]+1)*[.$C$7]*([.$C$1]))*[.$C$6]" office:value-type="float" office:value="68.1164646835196">
            <text:p>68.12</text:p>
          </table:table-cell>
          <table:table-cell table:formula="of:=([.D75]+([.C76]+1)*[.$D$7]*([.$C$1]))*[.$D$6]" office:value-type="float" office:value="73.4752477911785">
            <text:p>73.48</text:p>
          </table:table-cell>
          <table:table-cell table:number-columns-repeated="1020"/>
        </table:table-row>
        <table:table-row table:style-name="ro1">
          <table:table-cell table:formula="of:=[.A76]+[.$C$1]" office:value-type="float" office:value="680">
            <text:p>680</text:p>
          </table:table-cell>
          <table:table-cell office:value-type="float" office:value="-0.5115">
            <text:p>-0.51</text:p>
          </table:table-cell>
          <table:table-cell table:formula="of:=([.C76]+([.B77]+1)*[.$C$7]*([.$C$1]))*[.$C$6]" office:value-type="float" office:value="65.7013182151677">
            <text:p>65.7</text:p>
          </table:table-cell>
          <table:table-cell table:formula="of:=([.D76]+([.C77]+1)*[.$D$7]*([.$C$1]))*[.$D$6]" office:value-type="float" office:value="72.1308416514257">
            <text:p>72.13</text:p>
          </table:table-cell>
          <table:table-cell table:number-columns-repeated="1020"/>
        </table:table-row>
        <table:table-row table:style-name="ro1">
          <table:table-cell table:formula="of:=[.A77]+[.$C$1]" office:value-type="float" office:value="690">
            <text:p>690</text:p>
          </table:table-cell>
          <table:table-cell office:value-type="float" office:value="-0.5159">
            <text:p>-0.52</text:p>
          </table:table-cell>
          <table:table-cell table:formula="of:=([.C77]+([.B78]+1)*[.$C$7]*([.$C$1]))*[.$C$6]" office:value-type="float" office:value="63.4880863936509">
            <text:p>63.49</text:p>
          </table:table-cell>
          <table:table-cell table:formula="of:=([.D77]+([.C78]+1)*[.$D$7]*([.$C$1]))*[.$D$6]" office:value-type="float" office:value="70.7216852617117">
            <text:p>70.72</text:p>
          </table:table-cell>
          <table:table-cell table:number-columns-repeated="1020"/>
        </table:table-row>
        <table:table-row table:style-name="ro1">
          <table:table-cell table:formula="of:=[.A78]+[.$C$1]" office:value-type="float" office:value="700">
            <text:p>700</text:p>
          </table:table-cell>
          <table:table-cell office:value-type="float" office:value="-0.5359">
            <text:p>-0.54</text:p>
          </table:table-cell>
          <table:table-cell table:formula="of:=([.C78]+([.B79]+1)*[.$C$7]*([.$C$1]))*[.$C$6]" office:value-type="float" office:value="61.3161777542858">
            <text:p>61.32</text:p>
          </table:table-cell>
          <table:table-cell table:formula="of:=([.D78]+([.C79]+1)*[.$D$7]*([.$C$1]))*[.$D$6]" office:value-type="float" office:value="69.2579727334263">
            <text:p>69.26</text:p>
          </table:table-cell>
          <table:table-cell table:number-columns-repeated="1020"/>
        </table:table-row>
        <table:table-row table:style-name="ro1">
          <table:table-cell table:formula="of:=[.A79]+[.$C$1]" office:value-type="float" office:value="710">
            <text:p>710</text:p>
          </table:table-cell>
          <table:table-cell office:value-type="float" office:value="-0.5657">
            <text:p>-0.57</text:p>
          </table:table-cell>
          <table:table-cell table:formula="of:=([.C79]+([.B80]+1)*[.$C$7]*([.$C$1]))*[.$C$6]" office:value-type="float" office:value="59.0932599788572">
            <text:p>59.09</text:p>
          </table:table-cell>
          <table:table-cell table:formula="of:=([.D79]+([.C80]+1)*[.$D$7]*([.$C$1]))*[.$D$6]" office:value-type="float" office:value="67.7405688581808">
            <text:p>67.74</text:p>
          </table:table-cell>
          <table:table-cell table:number-columns-repeated="1020"/>
        </table:table-row>
        <table:table-row table:style-name="ro1">
          <table:table-cell table:formula="of:=[.A80]+[.$C$1]" office:value-type="float" office:value="720">
            <text:p>720</text:p>
          </table:table-cell>
          <table:table-cell office:value-type="float" office:value="-0.6166">
            <text:p>-0.62</text:p>
          </table:table-cell>
          <table:table-cell table:formula="of:=([.C80]+([.B81]+1)*[.$C$7]*([.$C$1]))*[.$C$6]" office:value-type="float" office:value="56.6345339809715">
            <text:p>56.63</text:p>
          </table:table-cell>
          <table:table-cell table:formula="of:=([.D80]+([.C81]+1)*[.$D$7]*([.$C$1]))*[.$D$6]" office:value-type="float" office:value="66.1536200306502">
            <text:p>66.15</text:p>
          </table:table-cell>
          <table:table-cell table:number-columns-repeated="1020"/>
        </table:table-row>
        <table:table-row table:style-name="ro1">
          <table:table-cell table:formula="of:=[.A81]+[.$C$1]" office:value-type="float" office:value="730">
            <text:p>730</text:p>
          </table:table-cell>
          <table:table-cell office:value-type="float" office:value="-0.6369">
            <text:p>-0.64</text:p>
          </table:table-cell>
          <table:table-cell table:formula="of:=([.C81]+([.B82]+1)*[.$C$7]*([.$C$1]))*[.$C$6]" office:value-type="float" office:value="54.2389805828744">
            <text:p>54.24</text:p>
          </table:table-cell>
          <table:table-cell table:formula="of:=([.D81]+([.C82]+1)*[.$D$7]*([.$C$1]))*[.$D$6]" office:value-type="float" office:value="64.5097662800439">
            <text:p>64.51</text:p>
          </table:table-cell>
          <table:table-cell table:number-columns-repeated="1020"/>
        </table:table-row>
        <table:table-row table:style-name="ro1">
          <table:table-cell table:formula="of:=[.A82]+[.$C$1]" office:value-type="float" office:value="740">
            <text:p>740</text:p>
          </table:table-cell>
          <table:table-cell office:value-type="float" office:value="-0.6009">
            <text:p>-0.6</text:p>
          </table:table-cell>
          <table:table-cell table:formula="of:=([.C82]+([.B83]+1)*[.$C$7]*([.$C$1]))*[.$C$6]" office:value-type="float" office:value="52.4069825245869">
            <text:p>52.41</text:p>
          </table:table-cell>
          <table:table-cell table:formula="of:=([.D82]+([.C83]+1)*[.$D$7]*([.$C$1]))*[.$D$6]" office:value-type="float" office:value="62.8654180792523">
            <text:p>62.87</text:p>
          </table:table-cell>
          <table:table-cell table:number-columns-repeated="1020"/>
        </table:table-row>
        <table:table-row table:style-name="ro1">
          <table:table-cell table:formula="of:=[.A83]+[.$C$1]" office:value-type="float" office:value="750">
            <text:p>750</text:p>
          </table:table-cell>
          <table:table-cell office:value-type="float" office:value="-0.5429">
            <text:p>-0.54</text:p>
          </table:table-cell>
          <table:table-cell table:formula="of:=([.C83]+([.B84]+1)*[.$C$7]*([.$C$1]))*[.$C$6]" office:value-type="float" office:value="51.2801842721282">
            <text:p>51.28</text:p>
          </table:table-cell>
          <table:table-cell table:formula="of:=([.D83]+([.C84]+1)*[.$D$7]*([.$C$1]))*[.$D$6]" office:value-type="float" office:value="61.2840928558186">
            <text:p>61.28</text:p>
          </table:table-cell>
          <table:table-cell table:number-columns-repeated="1020"/>
        </table:table-row>
        <table:table-row table:style-name="ro1">
          <table:table-cell table:formula="of:=[.A84]+[.$C$1]" office:value-type="float" office:value="760">
            <text:p>760</text:p>
          </table:table-cell>
          <table:table-cell office:value-type="float" office:value="-0.3661">
            <text:p>-0.37</text:p>
          </table:table-cell>
          <table:table-cell table:formula="of:=([.C84]+([.B85]+1)*[.$C$7]*([.$C$1]))*[.$C$6]" office:value-type="float" office:value="51.8572658449154">
            <text:p>51.86</text:p>
          </table:table-cell>
          <table:table-cell table:formula="of:=([.D84]+([.C85]+1)*[.$D$7]*([.$C$1]))*[.$D$6]" office:value-type="float" office:value="59.9128374962791">
            <text:p>59.91</text:p>
          </table:table-cell>
          <table:table-cell table:number-columns-repeated="1020"/>
        </table:table-row>
        <table:table-row table:style-name="ro1">
          <table:table-cell table:formula="of:=[.A85]+[.$C$1]" office:value-type="float" office:value="770">
            <text:p>770</text:p>
          </table:table-cell>
          <table:table-cell office:value-type="float" office:value="-0.2831">
            <text:p>-0.28</text:p>
          </table:table-cell>
          <table:table-cell table:formula="of:=([.C85]+([.B86]+1)*[.$C$7]*([.$C$1]))*[.$C$6]" office:value-type="float" office:value="53.1236392604239">
            <text:p>53.12</text:p>
          </table:table-cell>
          <table:table-cell table:formula="of:=([.D85]+([.C86]+1)*[.$D$7]*([.$C$1]))*[.$D$6]" office:value-type="float" office:value="58.7926812800894">
            <text:p>58.79</text:p>
          </table:table-cell>
          <table:table-cell table:number-columns-repeated="1020"/>
        </table:table-row>
        <table:table-row table:style-name="ro1">
          <table:table-cell table:formula="of:=[.A86]+[.$C$1]" office:value-type="float" office:value="780">
            <text:p>780</text:p>
          </table:table-cell>
          <table:table-cell office:value-type="float" office:value="-0.2448">
            <text:p>-0.24</text:p>
          </table:table-cell>
          <table:table-cell table:formula="of:=([.C86]+([.B87]+1)*[.$C$7]*([.$C$1]))*[.$C$6]" office:value-type="float" office:value="54.6080753343815">
            <text:p>54.61</text:p>
          </table:table-cell>
          <table:table-cell table:formula="of:=([.D86]+([.C87]+1)*[.$D$7]*([.$C$1]))*[.$D$6]" office:value-type="float" office:value="57.9181399321748">
            <text:p>57.92</text:p>
          </table:table-cell>
          <table:table-cell table:number-columns-repeated="1020"/>
        </table:table-row>
        <table:table-row table:style-name="ro1">
          <table:table-cell table:formula="of:=[.A87]+[.$C$1]" office:value-type="float" office:value="790">
            <text:p>790</text:p>
          </table:table-cell>
          <table:table-cell office:value-type="float" office:value="-0.1709">
            <text:p>-0.17</text:p>
          </table:table-cell>
          <table:table-cell table:formula="of:=([.C87]+([.B88]+1)*[.$C$7]*([.$C$1]))*[.$C$6]" office:value-type="float" office:value="56.6091678009433">
            <text:p>56.61</text:p>
          </table:table-cell>
          <table:table-cell table:formula="of:=([.D87]+([.C88]+1)*[.$D$7]*([.$C$1]))*[.$D$6]" office:value-type="float" office:value="57.3111510410422">
            <text:p>57.31</text:p>
          </table:table-cell>
          <table:table-cell table:number-columns-repeated="1020"/>
        </table:table-row>
        <table:table-row table:style-name="ro1">
          <table:table-cell table:formula="of:=[.A88]+[.$C$1]" office:value-type="float" office:value="800">
            <text:p>800</text:p>
          </table:table-cell>
          <table:table-cell office:value-type="float" office:value="-0.1388">
            <text:p>-0.14</text:p>
          </table:table-cell>
          <table:table-cell table:formula="of:=([.C88]+([.B89]+1)*[.$C$7]*([.$C$1]))*[.$C$6]" office:value-type="float" office:value="58.699051020849">
            <text:p>58.7</text:p>
          </table:table-cell>
          <table:table-cell table:formula="of:=([.D88]+([.C89]+1)*[.$D$7]*([.$C$1]))*[.$D$6]" office:value-type="float" office:value="56.9529505288144">
            <text:p>56.95</text:p>
          </table:table-cell>
          <table:table-cell table:number-columns-repeated="1020"/>
        </table:table-row>
        <table:table-row table:style-name="ro1">
          <table:table-cell table:formula="of:=[.A89]+[.$C$1]" office:value-type="float" office:value="810">
            <text:p>810</text:p>
          </table:table-cell>
          <table:table-cell office:value-type="float" office:value="-0.1586">
            <text:p>-0.16</text:p>
          </table:table-cell>
          <table:table-cell table:formula="of:=([.C89]+([.B90]+1)*[.$C$7]*([.$C$1]))*[.$C$6]" office:value-type="float" office:value="60.4017459187641">
            <text:p>60.4</text:p>
          </table:table-cell>
          <table:table-cell table:formula="of:=([.D89]+([.C90]+1)*[.$D$7]*([.$C$1]))*[.$D$6]" office:value-type="float" office:value="56.7838126086217">
            <text:p>56.78</text:p>
          </table:table-cell>
          <table:table-cell table:number-columns-repeated="1020"/>
        </table:table-row>
        <table:table-row table:style-name="ro1">
          <table:table-cell table:formula="of:=[.A90]+[.$C$1]" office:value-type="float" office:value="820">
            <text:p>820</text:p>
          </table:table-cell>
          <table:table-cell office:value-type="float" office:value="-0.1769">
            <text:p>-0.18</text:p>
          </table:table-cell>
          <table:table-cell table:formula="of:=([.C90]+([.B91]+1)*[.$C$7]*([.$C$1]))*[.$C$6]" office:value-type="float" office:value="61.7694713268877">
            <text:p>61.77</text:p>
          </table:table-cell>
          <table:table-cell table:formula="of:=([.D90]+([.C91]+1)*[.$D$7]*([.$C$1]))*[.$D$6]" office:value-type="float" office:value="56.7546837671794">
            <text:p>56.75</text:p>
          </table:table-cell>
          <table:table-cell table:number-columns-repeated="1020"/>
        </table:table-row>
        <table:table-row table:style-name="ro1">
          <table:table-cell table:formula="of:=[.A91]+[.$C$1]" office:value-type="float" office:value="830">
            <text:p>830</text:p>
          </table:table-cell>
          <table:table-cell office:value-type="float" office:value="-0.1615">
            <text:p>-0.16</text:p>
          </table:table-cell>
          <table:table-cell table:formula="of:=([.C91]+([.B92]+1)*[.$C$7]*([.$C$1]))*[.$C$6]" office:value-type="float" office:value="63.1390241941989">
            <text:p>63.14</text:p>
          </table:table-cell>
          <table:table-cell table:formula="of:=([.D91]+([.C92]+1)*[.$D$7]*([.$C$1]))*[.$D$6]" office:value-type="float" office:value="56.8517275679394">
            <text:p>56.85</text:p>
          </table:table-cell>
          <table:table-cell table:number-columns-repeated="1020"/>
        </table:table-row>
        <table:table-row table:style-name="ro1">
          <table:table-cell table:formula="of:=[.A92]+[.$C$1]" office:value-type="float" office:value="840">
            <text:p>840</text:p>
          </table:table-cell>
          <table:table-cell office:value-type="float" office:value="-0.1269">
            <text:p>-0.13</text:p>
          </table:table-cell>
          <table:table-cell table:formula="of:=([.C92]+([.B93]+1)*[.$C$7]*([.$C$1]))*[.$C$6]" office:value-type="float" office:value="64.683021774779">
            <text:p>64.68</text:p>
          </table:table-cell>
          <table:table-cell table:formula="of:=([.D92]+([.C93]+1)*[.$D$7]*([.$C$1]))*[.$D$6]" office:value-type="float" office:value="57.0780267708756">
            <text:p>57.08</text:p>
          </table:table-cell>
          <table:table-cell table:number-columns-repeated="1020"/>
        </table:table-row>
        <table:table-row table:style-name="ro1">
          <table:table-cell table:formula="of:=[.A93]+[.$C$1]" office:value-type="float" office:value="850">
            <text:p>850</text:p>
          </table:table-cell>
          <table:table-cell office:value-type="float" office:value="-0.1127">
            <text:p>-0.11</text:p>
          </table:table-cell>
          <table:table-cell table:formula="of:=([.C93]+([.B94]+1)*[.$C$7]*([.$C$1]))*[.$C$6]" office:value-type="float" office:value="66.2004195973011">
            <text:p>66.2</text:p>
          </table:table-cell>
          <table:table-cell table:formula="of:=([.D93]+([.C94]+1)*[.$D$7]*([.$C$1]))*[.$D$6]" office:value-type="float" office:value="57.4182618575451">
            <text:p>57.42</text:p>
          </table:table-cell>
          <table:table-cell table:number-columns-repeated="1020"/>
        </table:table-row>
        <table:table-row table:style-name="ro1">
          <table:table-cell table:formula="of:=[.A94]+[.$C$1]" office:value-type="float" office:value="860">
            <text:p>860</text:p>
          </table:table-cell>
          <table:table-cell office:value-type="float" office:value="-0.1118">
            <text:p>-0.11</text:p>
          </table:table-cell>
          <table:table-cell table:formula="of:=([.C94]+([.B95]+1)*[.$C$7]*([.$C$1]))*[.$C$6]" office:value-type="float" office:value="67.574177637571">
            <text:p>67.57</text:p>
          </table:table-cell>
          <table:table-cell table:formula="of:=([.D94]+([.C95]+1)*[.$D$7]*([.$C$1]))*[.$D$6]" office:value-type="float" office:value="57.848111659172">
            <text:p>57.85</text:p>
          </table:table-cell>
          <table:table-cell table:number-columns-repeated="1020"/>
        </table:table-row>
        <table:table-row table:style-name="ro1">
          <table:table-cell table:formula="of:=[.A95]+[.$C$1]" office:value-type="float" office:value="870">
            <text:p>870</text:p>
          </table:table-cell>
          <table:table-cell office:value-type="float" office:value="-0.0818">
            <text:p>-0.08</text:p>
          </table:table-cell>
          <table:table-cell table:formula="of:=([.C95]+([.B96]+1)*[.$C$7]*([.$C$1]))*[.$C$6]" office:value-type="float" office:value="69.0805598738139">
            <text:p>69.08</text:p>
          </table:table-cell>
          <table:table-cell table:formula="of:=([.D95]+([.C96]+1)*[.$D$7]*([.$C$1]))*[.$D$6]" office:value-type="float" office:value="58.3705508818981">
            <text:p>58.37</text:p>
          </table:table-cell>
          <table:table-cell table:number-columns-repeated="1020"/>
        </table:table-row>
        <table:table-row table:style-name="ro1">
          <table:table-cell table:formula="of:=[.A96]+[.$C$1]" office:value-type="float" office:value="880">
            <text:p>880</text:p>
          </table:table-cell>
          <table:table-cell office:value-type="float" office:value="-0.0354">
            <text:p>-0.04</text:p>
          </table:table-cell>
          <table:table-cell table:formula="of:=([.C96]+([.B97]+1)*[.$C$7]*([.$C$1]))*[.$C$6]" office:value-type="float" office:value="70.8539038864325">
            <text:p>70.85</text:p>
          </table:table-cell>
          <table:table-cell table:formula="of:=([.D96]+([.C97]+1)*[.$D$7]*([.$C$1]))*[.$D$6]" office:value-type="float" office:value="59.0003471434872">
            <text:p>59</text:p>
          </table:table-cell>
          <table:table-cell table:number-columns-repeated="1020"/>
        </table:table-row>
        <table:table-row table:style-name="ro1">
          <table:table-cell table:formula="of:=[.A97]+[.$C$1]" office:value-type="float" office:value="890">
            <text:p>890</text:p>
          </table:table-cell>
          <table:table-cell office:value-type="float" office:value="0.0655">
            <text:p>0.07</text:p>
          </table:table-cell>
          <table:table-cell table:formula="of:=([.C97]+([.B98]+1)*[.$C$7]*([.$C$1]))*[.$C$6]" office:value-type="float" office:value="73.3580134977893">
            <text:p>73.36</text:p>
          </table:table-cell>
          <table:table-cell table:formula="of:=([.D97]+([.C98]+1)*[.$D$7]*([.$C$1]))*[.$D$6]" office:value-type="float" office:value="59.7925336439395">
            <text:p>59.79</text:p>
          </table:table-cell>
          <table:table-cell table:number-columns-repeated="1020"/>
        </table:table-row>
        <table:table-row table:style-name="ro1">
          <table:table-cell table:formula="of:=[.A98]+[.$C$1]" office:value-type="float" office:value="900">
            <text:p>900</text:p>
          </table:table-cell>
          <table:table-cell office:value-type="float" office:value="0.114">
            <text:p>0.11</text:p>
          </table:table-cell>
          <table:table-cell table:formula="of:=([.C98]+([.B99]+1)*[.$C$7]*([.$C$1]))*[.$C$6]" office:value-type="float" office:value="76.0482121480104">
            <text:p>76.05</text:p>
          </table:table-cell>
          <table:table-cell table:formula="of:=([.D98]+([.C99]+1)*[.$D$7]*([.$C$1]))*[.$D$6]" office:value-type="float" office:value="60.7476193728665">
            <text:p>60.75</text:p>
          </table:table-cell>
          <table:table-cell table:number-columns-repeated="1020"/>
        </table:table-row>
        <table:table-row table:style-name="ro1">
          <table:table-cell table:formula="of:=[.A99]+[.$C$1]" office:value-type="float" office:value="910">
            <text:p>910</text:p>
          </table:table-cell>
          <table:table-cell office:value-type="float" office:value="0.147">
            <text:p>0.15</text:p>
          </table:table-cell>
          <table:table-cell table:formula="of:=([.C99]+([.B100]+1)*[.$C$7]*([.$C$1]))*[.$C$6]" office:value-type="float" office:value="78.7663909332093">
            <text:p>78.77</text:p>
          </table:table-cell>
          <table:table-cell table:formula="of:=([.D99]+([.C100]+1)*[.$D$7]*([.$C$1]))*[.$D$6]" office:value-type="float" office:value="61.8518326195687">
            <text:p>61.85</text:p>
          </table:table-cell>
          <table:table-cell table:number-columns-repeated="1020"/>
        </table:table-row>
        <table:table-row table:style-name="ro1">
          <table:table-cell table:formula="of:=[.A100]+[.$C$1]" office:value-type="float" office:value="920">
            <text:p>920</text:p>
          </table:table-cell>
          <table:table-cell office:value-type="float" office:value="0.1567">
            <text:p>0.16</text:p>
          </table:table-cell>
          <table:table-cell table:formula="of:=([.C100]+([.B101]+1)*[.$C$7]*([.$C$1]))*[.$C$6]" office:value-type="float" office:value="81.3000518398884">
            <text:p>81.3</text:p>
          </table:table-cell>
          <table:table-cell table:formula="of:=([.D100]+([.C101]+1)*[.$D$7]*([.$C$1]))*[.$D$6]" office:value-type="float" office:value="63.0736540232018">
            <text:p>63.07</text:p>
          </table:table-cell>
          <table:table-cell table:number-columns-repeated="1020"/>
        </table:table-row>
        <table:table-row table:style-name="ro1">
          <table:table-cell table:formula="of:=[.A101]+[.$C$1]" office:value-type="float" office:value="930">
            <text:p>930</text:p>
          </table:table-cell>
          <table:table-cell office:value-type="float" office:value="0.1519">
            <text:p>0.15</text:p>
          </table:table-cell>
          <table:table-cell table:formula="of:=([.C101]+([.B102]+1)*[.$C$7]*([.$C$1]))*[.$C$6]" office:value-type="float" office:value="83.5371466558996">
            <text:p>83.54</text:p>
          </table:table-cell>
          <table:table-cell table:formula="of:=([.D101]+([.C102]+1)*[.$D$7]*([.$C$1]))*[.$D$6]" office:value-type="float" office:value="64.3746318199125">
            <text:p>64.37</text:p>
          </table:table-cell>
          <table:table-cell table:number-columns-repeated="1020"/>
        </table:table-row>
        <table:table-row table:style-name="ro1">
          <table:table-cell table:formula="of:=[.A102]+[.$C$1]" office:value-type="float" office:value="940">
            <text:p>940</text:p>
          </table:table-cell>
          <table:table-cell office:value-type="float" office:value="0.1753">
            <text:p>0.18</text:p>
          </table:table-cell>
          <table:table-cell table:formula="of:=([.C102]+([.B103]+1)*[.$C$7]*([.$C$1]))*[.$C$6]" office:value-type="float" office:value="85.7611319903096">
            <text:p>85.76</text:p>
          </table:table-cell>
          <table:table-cell table:formula="of:=([.D102]+([.C103]+1)*[.$D$7]*([.$C$1]))*[.$D$6]" office:value-type="float" office:value="65.7456705170492">
            <text:p>65.75</text:p>
          </table:table-cell>
          <table:table-cell table:number-columns-repeated="1020"/>
        </table:table-row>
        <table:table-row table:style-name="ro1">
          <table:table-cell table:formula="of:=[.A103]+[.$C$1]" office:value-type="float" office:value="950">
            <text:p>950</text:p>
          </table:table-cell>
          <table:table-cell office:value-type="float" office:value="0.2645">
            <text:p>0.26</text:p>
          </table:table-cell>
          <table:table-cell table:formula="of:=([.C103]+([.B104]+1)*[.$C$7]*([.$C$1]))*[.$C$6]" office:value-type="float" office:value="88.5655187912787">
            <text:p>88.57</text:p>
          </table:table-cell>
          <table:table-cell table:formula="of:=([.D103]+([.C104]+1)*[.$D$7]*([.$C$1]))*[.$D$6]" office:value-type="float" office:value="67.2320001565593">
            <text:p>67.23</text:p>
          </table:table-cell>
          <table:table-cell table:number-columns-repeated="1020"/>
        </table:table-row>
        <table:table-row table:style-name="ro1">
          <table:table-cell table:formula="of:=[.A104]+[.$C$1]" office:value-type="float" office:value="960">
            <text:p>960</text:p>
          </table:table-cell>
          <table:table-cell office:value-type="float" office:value="0.3398">
            <text:p>0.34</text:p>
          </table:table-cell>
          <table:table-cell table:formula="of:=([.C104]+([.B105]+1)*[.$C$7]*([.$C$1]))*[.$C$6]" office:value-type="float" office:value="91.7671669121508">
            <text:p>91.77</text:p>
          </table:table-cell>
          <table:table-cell table:formula="of:=([.D104]+([.C105]+1)*[.$D$7]*([.$C$1]))*[.$D$6]" office:value-type="float" office:value="68.857845162997">
            <text:p>68.86</text:p>
          </table:table-cell>
          <table:table-cell table:number-columns-repeated="1020"/>
        </table:table-row>
        <table:table-row table:style-name="ro1">
          <table:table-cell table:formula="of:=[.A105]+[.$C$1]" office:value-type="float" office:value="970">
            <text:p>970</text:p>
          </table:table-cell>
          <table:table-cell office:value-type="float" office:value="0.4323">
            <text:p>0.43</text:p>
          </table:table-cell>
          <table:table-cell table:formula="of:=([.C105]+([.B106]+1)*[.$C$7]*([.$C$1]))*[.$C$6]" office:value-type="float" office:value="95.4811502209357">
            <text:p>95.48</text:p>
          </table:table-cell>
          <table:table-cell table:formula="of:=([.D105]+([.C106]+1)*[.$D$7]*([.$C$1]))*[.$D$6]" office:value-type="float" office:value="70.6553641665815">
            <text:p>70.66</text:p>
          </table:table-cell>
          <table:table-cell table:number-columns-repeated="1020"/>
        </table:table-row>
        <table:table-row table:style-name="ro1">
          <table:table-cell table:formula="of:=[.A106]+[.$C$1]" office:value-type="float" office:value="980">
            <text:p>980</text:p>
          </table:table-cell>
          <table:table-cell office:value-type="float" office:value="0.4534">
            <text:p>0.45</text:p>
          </table:table-cell>
          <table:table-cell table:formula="of:=([.C106]+([.B107]+1)*[.$C$7]*([.$C$1]))*[.$C$6]" office:value-type="float" office:value="99.0136351988421">
            <text:p>99.01</text:p>
          </table:table-cell>
          <table:table-cell table:formula="of:=([.D106]+([.C107]+1)*[.$D$7]*([.$C$1]))*[.$D$6]" office:value-type="float" office:value="72.5910549178191">
            <text:p>72.59</text:p>
          </table:table-cell>
          <table:table-cell table:number-columns-repeated="1020"/>
        </table:table-row>
        <table:table-row table:style-name="ro1">
          <table:table-cell table:formula="of:=[.A107]+[.$C$1]" office:value-type="float" office:value="990">
            <text:p>990</text:p>
          </table:table-cell>
          <table:table-cell office:value-type="float" office:value="0.4595">
            <text:p>0.46</text:p>
          </table:table-cell>
          <table:table-cell table:formula="of:=([.C107]+([.B108]+1)*[.$C$7]*([.$C$1]))*[.$C$6]" office:value-type="float" office:value="102.247771678958">
            <text:p>102.25</text:p>
          </table:table-cell>
          <table:table-cell table:formula="of:=([.D107]+([.C108]+1)*[.$D$7]*([.$C$1]))*[.$D$6]" office:value-type="float" office:value="74.6242488771434">
            <text:p>74.62</text:p>
          </table:table-cell>
          <table:table-cell table:number-columns-repeated="1020"/>
        </table:table-row>
        <table:table-row table:style-name="ro1">
          <table:table-cell table:formula="of:=[.A108]+[.$C$1]" office:value-type="float" office:value="1000">
            <text:p>1000</text:p>
          </table:table-cell>
          <table:table-cell office:value-type="float" office:value="0.4939">
            <text:p>0.49</text:p>
          </table:table-cell>
          <table:table-cell table:formula="of:=([.C108]+([.B109]+1)*[.$C$7]*([.$C$1]))*[.$C$6]" office:value-type="float" office:value="105.468094511062">
            <text:p>105.47</text:p>
          </table:table-cell>
          <table:table-cell table:formula="of:=([.D108]+([.C109]+1)*[.$D$7]*([.$C$1]))*[.$D$6]" office:value-type="float" office:value="76.7439524954247">
            <text:p>76.74</text:p>
          </table:table-cell>
          <table:table-cell table:number-columns-repeated="1020"/>
        </table:table-row>
        <table:table-row table:style-name="ro1">
          <table:table-cell table:formula="of:=[.A109]+[.$C$1]" office:value-type="float" office:value="1010">
            <text:p>1010</text:p>
          </table:table-cell>
          <table:table-cell office:value-type="float" office:value="0.5117">
            <text:p>0.51</text:p>
          </table:table-cell>
          <table:table-cell table:formula="of:=([.C109]+([.B110]+1)*[.$C$7]*([.$C$1]))*[.$C$6]" office:value-type="float" office:value="108.526585059956">
            <text:p>108.53</text:p>
          </table:table-cell>
          <table:table-cell table:formula="of:=([.D109]+([.C110]+1)*[.$D$7]*([.$C$1]))*[.$D$6]" office:value-type="float" office:value="78.9269499012783">
            <text:p>78.93</text:p>
          </table:table-cell>
          <table:table-cell table:number-columns-repeated="1020"/>
        </table:table-row>
        <table:table-row table:style-name="ro1">
          <table:table-cell table:formula="of:=[.A110]+[.$C$1]" office:value-type="float" office:value="1020">
            <text:p>1020</text:p>
          </table:table-cell>
          <table:table-cell office:value-type="float" office:value="0.541">
            <text:p>0.54</text:p>
          </table:table-cell>
          <table:table-cell table:formula="of:=([.C110]+([.B111]+1)*[.$C$7]*([.$C$1]))*[.$C$6]" office:value-type="float" office:value="111.54292655396">
            <text:p>111.54</text:p>
          </table:table-cell>
          <table:table-cell table:formula="of:=([.D110]+([.C111]+1)*[.$D$7]*([.$C$1]))*[.$D$6]" office:value-type="float" office:value="81.1631183010069">
            <text:p>81.16</text:p>
          </table:table-cell>
          <table:table-cell table:number-columns-repeated="1020"/>
        </table:table-row>
        <table:table-row table:style-name="ro1">
          <table:table-cell table:formula="of:=[.A111]+[.$C$1]" office:value-type="float" office:value="1030">
            <text:p>1030</text:p>
          </table:table-cell>
          <table:table-cell office:value-type="float" office:value="0.5593">
            <text:p>0.56</text:p>
          </table:table-cell>
          <table:table-cell table:formula="of:=([.C111]+([.B112]+1)*[.$C$7]*([.$C$1]))*[.$C$6]" office:value-type="float" office:value="114.422333898564">
            <text:p>114.42</text:p>
          </table:table-cell>
          <table:table-cell table:formula="of:=([.D111]+([.C112]+1)*[.$D$7]*([.$C$1]))*[.$D$6]" office:value-type="float" office:value="83.434816521777">
            <text:p>83.43</text:p>
          </table:table-cell>
          <table:table-cell table:number-columns-repeated="1020"/>
        </table:table-row>
        <table:table-row table:style-name="ro1">
          <table:table-cell table:formula="of:=[.A112]+[.$C$1]" office:value-type="float" office:value="1040">
            <text:p>1040</text:p>
          </table:table-cell>
          <table:table-cell office:value-type="float" office:value="0.5883">
            <text:p>0.59</text:p>
          </table:table-cell>
          <table:table-cell table:formula="of:=([.C112]+([.B113]+1)*[.$C$7]*([.$C$1]))*[.$C$6]" office:value-type="float" office:value="117.274800508708">
            <text:p>117.27</text:p>
          </table:table-cell>
          <table:table-cell table:formula="of:=([.D112]+([.C113]+1)*[.$D$7]*([.$C$1]))*[.$D$6]" office:value-type="float" office:value="85.736066915383">
            <text:p>85.74</text:p>
          </table:table-cell>
          <table:table-cell table:number-columns-repeated="1020"/>
        </table:table-row>
        <table:table-row table:style-name="ro1">
          <table:table-cell table:formula="of:=[.A113]+[.$C$1]" office:value-type="float" office:value="1050">
            <text:p>1050</text:p>
          </table:table-cell>
          <table:table-cell office:value-type="float" office:value="0.5513">
            <text:p>0.55</text:p>
          </table:table-cell>
          <table:table-cell table:formula="of:=([.C113]+([.B114]+1)*[.$C$7]*([.$C$1]))*[.$C$6]" office:value-type="float" office:value="119.509020457837">
            <text:p>119.51</text:p>
          </table:table-cell>
          <table:table-cell table:formula="of:=([.D113]+([.C114]+1)*[.$D$7]*([.$C$1]))*[.$D$6]" office:value-type="float" office:value="88.00827206505">
            <text:p>88.01</text:p>
          </table:table-cell>
          <table:table-cell table:number-columns-repeated="1020"/>
        </table:table-row>
        <table:table-row table:style-name="ro1">
          <table:table-cell table:formula="of:=[.A114]+[.$C$1]" office:value-type="float" office:value="1060">
            <text:p>1060</text:p>
          </table:table-cell>
          <table:table-cell office:value-type="float" office:value="0.5244">
            <text:p>0.52</text:p>
          </table:table-cell>
          <table:table-cell table:formula="of:=([.C114]+([.B115]+1)*[.$C$7]*([.$C$1]))*[.$C$6]" office:value-type="float" office:value="121.277718412053">
            <text:p>121.28</text:p>
          </table:table-cell>
          <table:table-cell table:formula="of:=([.D114]+([.C115]+1)*[.$D$7]*([.$C$1]))*[.$D$6]" office:value-type="float" office:value="90.2124395156298">
            <text:p>90.21</text:p>
          </table:table-cell>
          <table:table-cell table:number-columns-repeated="1020"/>
        </table:table-row>
        <table:table-row table:style-name="ro1">
          <table:table-cell table:formula="of:=[.A115]+[.$C$1]" office:value-type="float" office:value="1070">
            <text:p>1070</text:p>
          </table:table-cell>
          <table:table-cell office:value-type="float" office:value="0.515">
            <text:p>0.52</text:p>
          </table:table-cell>
          <table:table-cell table:formula="of:=([.C115]+([.B116]+1)*[.$C$7]*([.$C$1]))*[.$C$6]" office:value-type="float" office:value="122.784946570848">
            <text:p>122.78</text:p>
          </table:table-cell>
          <table:table-cell table:formula="of:=([.D115]+([.C116]+1)*[.$D$7]*([.$C$1]))*[.$D$6]" office:value-type="float" office:value="92.3318407554432">
            <text:p>92.33</text:p>
          </table:table-cell>
          <table:table-cell table:number-columns-repeated="1020"/>
        </table:table-row>
        <table:table-row table:style-name="ro1">
          <table:table-cell table:formula="of:=[.A116]+[.$C$1]" office:value-type="float" office:value="1080">
            <text:p>1080</text:p>
          </table:table-cell>
          <table:table-cell office:value-type="float" office:value="0.4902">
            <text:p>0.49</text:p>
          </table:table-cell>
          <table:table-cell table:formula="of:=([.C116]+([.B117]+1)*[.$C$7]*([.$C$1]))*[.$C$6]" office:value-type="float" office:value="123.918251913763">
            <text:p>123.92</text:p>
          </table:table-cell>
          <table:table-cell table:formula="of:=([.D116]+([.C117]+1)*[.$D$7]*([.$C$1]))*[.$D$6]" office:value-type="float" office:value="94.3412993521375">
            <text:p>94.34</text:p>
          </table:table-cell>
          <table:table-cell table:number-columns-repeated="1020"/>
        </table:table-row>
        <table:table-row table:style-name="ro1">
          <table:table-cell table:formula="of:=[.A117]+[.$C$1]" office:value-type="float" office:value="1090">
            <text:p>1090</text:p>
          </table:table-cell>
          <table:table-cell office:value-type="float" office:value="0.4618">
            <text:p>0.46</text:p>
          </table:table-cell>
          <table:table-cell table:formula="of:=([.C117]+([.B118]+1)*[.$C$7]*([.$C$1]))*[.$C$6]" office:value-type="float" office:value="124.682626722387">
            <text:p>124.68</text:p>
          </table:table-cell>
          <table:table-cell table:formula="of:=([.D117]+([.C118]+1)*[.$D$7]*([.$C$1]))*[.$D$6]" office:value-type="float" office:value="96.2186058219386">
            <text:p>96.22</text:p>
          </table:table-cell>
          <table:table-cell table:number-columns-repeated="1020"/>
        </table:table-row>
        <table:table-row table:style-name="ro1">
          <table:table-cell table:formula="of:=[.A118]+[.$C$1]" office:value-type="float" office:value="1100">
            <text:p>1100</text:p>
          </table:table-cell>
          <table:table-cell office:value-type="float" office:value="0.406">
            <text:p>0.41</text:p>
          </table:table-cell>
          <table:table-cell table:formula="of:=([.C118]+([.B119]+1)*[.$C$7]*([.$C$1]))*[.$C$6]" office:value-type="float" office:value="124.868364050148">
            <text:p>124.87</text:p>
          </table:table-cell>
          <table:table-cell table:formula="of:=([.D118]+([.C119]+1)*[.$D$7]*([.$C$1]))*[.$D$6]" office:value-type="float" office:value="97.9248980042581">
            <text:p>97.92</text:p>
          </table:table-cell>
          <table:table-cell table:number-columns-repeated="1020"/>
        </table:table-row>
        <table:table-row table:style-name="ro1">
          <table:table-cell table:formula="of:=[.A119]+[.$C$1]" office:value-type="float" office:value="1110">
            <text:p>1110</text:p>
          </table:table-cell>
          <table:table-cell office:value-type="float" office:value="0.3598">
            <text:p>0.36</text:p>
          </table:table-cell>
          <table:table-cell table:formula="of:=([.C119]+([.B120]+1)*[.$C$7]*([.$C$1]))*[.$C$6]" office:value-type="float" office:value="124.619727645133">
            <text:p>124.62</text:p>
          </table:table-cell>
          <table:table-cell table:formula="of:=([.D119]+([.C120]+1)*[.$D$7]*([.$C$1]))*[.$D$6]" office:value-type="float" office:value="99.4381836918943">
            <text:p>99.44</text:p>
          </table:table-cell>
          <table:table-cell table:number-columns-repeated="1020"/>
        </table:table-row>
        <table:table-row table:style-name="ro1">
          <table:table-cell table:formula="of:=[.A120]+[.$C$1]" office:value-type="float" office:value="1120">
            <text:p>1120</text:p>
          </table:table-cell>
          <table:table-cell office:value-type="float" office:value="0.3084">
            <text:p>0.31</text:p>
          </table:table-cell>
          <table:table-cell table:formula="of:=([.C120]+([.B121]+1)*[.$C$7]*([.$C$1]))*[.$C$6]" office:value-type="float" office:value="123.93335488062">
            <text:p>123.93</text:p>
          </table:table-cell>
          <table:table-cell table:formula="of:=([.D120]+([.C121]+1)*[.$D$7]*([.$C$1]))*[.$D$6]" office:value-type="float" office:value="100.738367261961">
            <text:p>100.74</text:p>
          </table:table-cell>
          <table:table-cell table:number-columns-repeated="1020"/>
        </table:table-row>
        <table:table-row table:style-name="ro1">
          <table:table-cell table:formula="of:=[.A121]+[.$C$1]" office:value-type="float" office:value="1130">
            <text:p>1130</text:p>
          </table:table-cell>
          <table:table-cell office:value-type="float" office:value="0.249">
            <text:p>0.25</text:p>
          </table:table-cell>
          <table:table-cell table:formula="of:=([.C121]+([.B122]+1)*[.$C$7]*([.$C$1]))*[.$C$6]" office:value-type="float" office:value="122.781019392558">
            <text:p>122.78</text:p>
          </table:table-cell>
          <table:table-cell table:formula="of:=([.D121]+([.C122]+1)*[.$D$7]*([.$C$1]))*[.$D$6]" office:value-type="float" office:value="101.804822281095">
            <text:p>101.8</text:p>
          </table:table-cell>
          <table:table-cell table:number-columns-repeated="1020"/>
        </table:table-row>
        <table:table-row table:style-name="ro1">
          <table:table-cell table:formula="of:=[.A122]+[.$C$1]" office:value-type="float" office:value="1140">
            <text:p>1140</text:p>
          </table:table-cell>
          <table:table-cell office:value-type="float" office:value="0.2078">
            <text:p>0.21</text:p>
          </table:table-cell>
          <table:table-cell table:formula="of:=([.C122]+([.B123]+1)*[.$C$7]*([.$C$1]))*[.$C$6]" office:value-type="float" office:value="121.373117453302">
            <text:p>121.37</text:p>
          </table:table-cell>
          <table:table-cell table:formula="of:=([.D122]+([.C123]+1)*[.$D$7]*([.$C$1]))*[.$D$6]" office:value-type="float" office:value="102.637920623783">
            <text:p>102.64</text:p>
          </table:table-cell>
          <table:table-cell table:number-columns-repeated="1020"/>
        </table:table-row>
        <table:table-row table:style-name="ro1">
          <table:table-cell table:formula="of:=[.A123]+[.$C$1]" office:value-type="float" office:value="1150">
            <text:p>1150</text:p>
          </table:table-cell>
          <table:table-cell office:value-type="float" office:value="0.1772">
            <text:p>0.18</text:p>
          </table:table-cell>
          <table:table-cell table:formula="of:=([.C123]+([.B124]+1)*[.$C$7]*([.$C$1]))*[.$C$6]" office:value-type="float" office:value="119.830605707972">
            <text:p>119.83</text:p>
          </table:table-cell>
          <table:table-cell table:formula="of:=([.D123]+([.C124]+1)*[.$D$7]*([.$C$1]))*[.$D$6]" office:value-type="float" office:value="103.248883075122">
            <text:p>103.25</text:p>
          </table:table-cell>
          <table:table-cell table:number-columns-repeated="1020"/>
        </table:table-row>
        <table:table-row table:style-name="ro1">
          <table:table-cell table:formula="of:=[.A124]+[.$C$1]" office:value-type="float" office:value="1160">
            <text:p>1160</text:p>
          </table:table-cell>
          <table:table-cell office:value-type="float" office:value="0.148">
            <text:p>0.15</text:p>
          </table:table-cell>
          <table:table-cell table:formula="of:=([.C124]+([.B125]+1)*[.$C$7]*([.$C$1]))*[.$C$6]" office:value-type="float" office:value="118.179545137175">
            <text:p>118.18</text:p>
          </table:table-cell>
          <table:table-cell table:formula="of:=([.D124]+([.C125]+1)*[.$D$7]*([.$C$1]))*[.$D$6]" office:value-type="float" office:value="103.650153829955">
            <text:p>103.65</text:p>
          </table:table-cell>
          <table:table-cell table:number-columns-repeated="1020"/>
        </table:table-row>
        <table:table-row table:style-name="ro1">
          <table:table-cell table:formula="of:=[.A125]+[.$C$1]" office:value-type="float" office:value="1170">
            <text:p>1170</text:p>
          </table:table-cell>
          <table:table-cell office:value-type="float" office:value="0.1281">
            <text:p>0.13</text:p>
          </table:table-cell>
          <table:table-cell table:formula="of:=([.C125]+([.B126]+1)*[.$C$7]*([.$C$1]))*[.$C$6]" office:value-type="float" office:value="116.514490623457">
            <text:p>116.51</text:p>
          </table:table-cell>
          <table:table-cell table:formula="of:=([.D125]+([.C126]+1)*[.$D$7]*([.$C$1]))*[.$D$6]" office:value-type="float" office:value="103.861442603071">
            <text:p>103.86</text:p>
          </table:table-cell>
          <table:table-cell table:number-columns-repeated="1020"/>
        </table:table-row>
        <table:table-row table:style-name="ro1">
          <table:table-cell table:formula="of:=[.A126]+[.$C$1]" office:value-type="float" office:value="1180">
            <text:p>1180</text:p>
          </table:table-cell>
          <table:table-cell office:value-type="float" office:value="0.1018">
            <text:p>0.1</text:p>
          </table:table-cell>
          <table:table-cell table:formula="of:=([.C126]+([.B127]+1)*[.$C$7]*([.$C$1]))*[.$C$6]" office:value-type="float" office:value="114.779241561112">
            <text:p>114.78</text:p>
          </table:table-cell>
          <table:table-cell table:formula="of:=([.D126]+([.C127]+1)*[.$D$7]*([.$C$1]))*[.$D$6]" office:value-type="float" office:value="103.895430083264">
            <text:p>103.9</text:p>
          </table:table-cell>
          <table:table-cell table:number-columns-repeated="1020"/>
        </table:table-row>
        <table:table-row table:style-name="ro1">
          <table:table-cell table:formula="of:=[.A127]+[.$C$1]" office:value-type="float" office:value="1190">
            <text:p>1190</text:p>
          </table:table-cell>
          <table:table-cell office:value-type="float" office:value="0.0871">
            <text:p>0.09</text:p>
          </table:table-cell>
          <table:table-cell table:formula="of:=([.C127]+([.B128]+1)*[.$C$7]*([.$C$1]))*[.$C$6]" office:value-type="float" office:value="113.085217405">
            <text:p>113.09</text:p>
          </table:table-cell>
          <table:table-cell table:formula="of:=([.D127]+([.C128]+1)*[.$D$7]*([.$C$1]))*[.$D$6]" office:value-type="float" office:value="103.773556641388">
            <text:p>103.77</text:p>
          </table:table-cell>
          <table:table-cell table:number-columns-repeated="1020"/>
        </table:table-row>
        <table:table-row table:style-name="ro1">
          <table:table-cell table:formula="of:=[.A128]+[.$C$1]" office:value-type="float" office:value="1200">
            <text:p>1200</text:p>
          </table:table-cell>
          <table:table-cell office:value-type="float" office:value="0.0836">
            <text:p>0.08</text:p>
          </table:table-cell>
          <table:table-cell table:formula="of:=([.C128]+([.B129]+1)*[.$C$7]*([.$C$1]))*[.$C$6]" office:value-type="float" office:value="111.5290956645">
            <text:p>111.53</text:p>
          </table:table-cell>
          <table:table-cell table:formula="of:=([.D128]+([.C129]+1)*[.$D$7]*([.$C$1]))*[.$D$6]" office:value-type="float" office:value="103.523819587054">
            <text:p>103.52</text:p>
          </table:table-cell>
          <table:table-cell table:number-columns-repeated="1020"/>
        </table:table-row>
        <table:table-row table:style-name="ro1">
          <table:table-cell table:formula="of:=[.A129]+[.$C$1]" office:value-type="float" office:value="1210">
            <text:p>1210</text:p>
          </table:table-cell>
          <table:table-cell office:value-type="float" office:value="0.0681">
            <text:p>0.07</text:p>
          </table:table-cell>
          <table:table-cell table:formula="of:=([.C129]+([.B130]+1)*[.$C$7]*([.$C$1]))*[.$C$6]" office:value-type="float" office:value="109.98908609805">
            <text:p>109.99</text:p>
          </table:table-cell>
          <table:table-cell table:formula="of:=([.D129]+([.C130]+1)*[.$D$7]*([.$C$1]))*[.$D$6]" office:value-type="float" office:value="103.160455377173">
            <text:p>103.16</text:p>
          </table:table-cell>
          <table:table-cell table:number-columns-repeated="1020"/>
        </table:table-row>
        <table:table-row table:style-name="ro1">
          <table:table-cell table:formula="of:=[.A130]+[.$C$1]" office:value-type="float" office:value="1220">
            <text:p>1220</text:p>
          </table:table-cell>
          <table:table-cell office:value-type="float" office:value="0.0499">
            <text:p>0.05</text:p>
          </table:table-cell>
          <table:table-cell table:formula="of:=([.C130]+([.B131]+1)*[.$C$7]*([.$C$1]))*[.$C$6]" office:value-type="float" office:value="108.439277488245">
            <text:p>108.44</text:p>
          </table:table-cell>
          <table:table-cell table:formula="of:=([.D130]+([.C131]+1)*[.$D$7]*([.$C$1]))*[.$D$6]" office:value-type="float" office:value="102.693944813398">
            <text:p>102.69</text:p>
          </table:table-cell>
          <table:table-cell table:number-columns-repeated="1020"/>
        </table:table-row>
        <table:table-row table:style-name="ro1">
          <table:table-cell table:formula="of:=[.A131]+[.$C$1]" office:value-type="float" office:value="1230">
            <text:p>1230</text:p>
          </table:table-cell>
          <table:table-cell office:value-type="float" office:value="0.0328">
            <text:p>0.03</text:p>
          </table:table-cell>
          <table:table-cell table:formula="of:=([.C131]+([.B132]+1)*[.$C$7]*([.$C$1]))*[.$C$6]" office:value-type="float" office:value="106.890549739421">
            <text:p>106.89</text:p>
          </table:table-cell>
          <table:table-cell table:formula="of:=([.D131]+([.C132]+1)*[.$D$7]*([.$C$1]))*[.$D$6]" office:value-type="float" office:value="102.134699808606">
            <text:p>102.13</text:p>
          </table:table-cell>
          <table:table-cell table:number-columns-repeated="1020"/>
        </table:table-row>
        <table:table-row table:style-name="ro1">
          <table:table-cell table:formula="of:=[.A132]+[.$C$1]" office:value-type="float" office:value="1240">
            <text:p>1240</text:p>
          </table:table-cell>
          <table:table-cell office:value-type="float" office:value="0.0153">
            <text:p>0.02</text:p>
          </table:table-cell>
          <table:table-cell table:formula="of:=([.C132]+([.B133]+1)*[.$C$7]*([.$C$1]))*[.$C$6]" office:value-type="float" office:value="105.339194765479">
            <text:p>105.34</text:p>
          </table:table-cell>
          <table:table-cell table:formula="of:=([.D132]+([.C133]+1)*[.$D$7]*([.$C$1]))*[.$D$6]" office:value-type="float" office:value="101.491757356638">
            <text:p>101.49</text:p>
          </table:table-cell>
          <table:table-cell table:number-columns-repeated="1020"/>
        </table:table-row>
        <table:table-row table:style-name="ro1">
          <table:table-cell table:formula="of:=[.A133]+[.$C$1]" office:value-type="float" office:value="1250">
            <text:p>1250</text:p>
          </table:table-cell>
          <table:table-cell office:value-type="float" office:value="0.0082">
            <text:p>0.01</text:p>
          </table:table-cell>
          <table:table-cell table:formula="of:=([.C133]+([.B134]+1)*[.$C$7]*([.$C$1]))*[.$C$6]" office:value-type="float" office:value="103.879075288931">
            <text:p>103.88</text:p>
          </table:table-cell>
          <table:table-cell table:formula="of:=([.D133]+([.C134]+1)*[.$D$7]*([.$C$1]))*[.$D$6]" office:value-type="float" office:value="100.781698396978">
            <text:p>100.78</text:p>
          </table:table-cell>
          <table:table-cell table:number-columns-repeated="1020"/>
        </table:table-row>
        <table:table-row table:style-name="ro1">
          <table:table-cell table:formula="of:=[.A134]+[.$C$1]" office:value-type="float" office:value="1260">
            <text:p>1260</text:p>
          </table:table-cell>
          <table:table-cell office:value-type="float" office:value="0.0017">
            <text:p>0</text:p>
          </table:table-cell>
          <table:table-cell table:formula="of:=([.C134]+([.B135]+1)*[.$C$7]*([.$C$1]))*[.$C$6]" office:value-type="float" office:value="102.506467760038">
            <text:p>102.51</text:p>
          </table:table-cell>
          <table:table-cell table:formula="of:=([.D134]+([.C135]+1)*[.$D$7]*([.$C$1]))*[.$D$6]" office:value-type="float" office:value="100.019110655684">
            <text:p>100.02</text:p>
          </table:table-cell>
          <table:table-cell table:number-columns-repeated="1020"/>
        </table:table-row>
        <table:table-row table:style-name="ro1">
          <table:table-cell table:formula="of:=[.A135]+[.$C$1]" office:value-type="float" office:value="1270">
            <text:p>1270</text:p>
          </table:table-cell>
          <table:table-cell office:value-type="float" office:value="0.0034">
            <text:p>0</text:p>
          </table:table-cell>
          <table:table-cell table:formula="of:=([.C135]+([.B136]+1)*[.$C$7]*([.$C$1]))*[.$C$6]" office:value-type="float" office:value="101.286420984034">
            <text:p>101.29</text:p>
          </table:table-cell>
          <table:table-cell table:formula="of:=([.D135]+([.C136]+1)*[.$D$7]*([.$C$1]))*[.$D$6]" office:value-type="float" office:value="99.2229774786786">
            <text:p>99.22</text:p>
          </table:table-cell>
          <table:table-cell table:number-columns-repeated="1020"/>
        </table:table-row>
        <table:table-row table:style-name="ro1">
          <table:table-cell table:formula="of:=[.A136]+[.$C$1]" office:value-type="float" office:value="1280">
            <text:p>1280</text:p>
          </table:table-cell>
          <table:table-cell office:value-type="float" office:value="0.0144">
            <text:p>0.01</text:p>
          </table:table-cell>
          <table:table-cell table:formula="of:=([.C136]+([.B137]+1)*[.$C$7]*([.$C$1]))*[.$C$6]" office:value-type="float" office:value="100.287378885631">
            <text:p>100.29</text:p>
          </table:table-cell>
          <table:table-cell table:formula="of:=([.D136]+([.C137]+1)*[.$D$7]*([.$C$1]))*[.$D$6]" office:value-type="float" office:value="98.4165438305175">
            <text:p>98.42</text:p>
          </table:table-cell>
          <table:table-cell table:number-columns-repeated="1020"/>
        </table:table-row>
        <table:table-row table:style-name="ro1">
          <table:table-cell table:formula="of:=[.A137]+[.$C$1]" office:value-type="float" office:value="1290">
            <text:p>1290</text:p>
          </table:table-cell>
          <table:table-cell office:value-type="float" office:value="0.0427">
            <text:p>0.04</text:p>
          </table:table-cell>
          <table:table-cell table:formula="of:=([.C137]+([.B138]+1)*[.$C$7]*([.$C$1]))*[.$C$6]" office:value-type="float" office:value="99.6429409970676">
            <text:p>99.64</text:p>
          </table:table-cell>
          <table:table-cell table:formula="of:=([.D137]+([.C138]+1)*[.$D$7]*([.$C$1]))*[.$D$6]" office:value-type="float" office:value="97.6327541372018">
            <text:p>97.63</text:p>
          </table:table-cell>
          <table:table-cell table:number-columns-repeated="1020"/>
        </table:table-row>
        <table:table-row table:style-name="ro1">
          <table:table-cell table:formula="of:=[.A138]+[.$C$1]" office:value-type="float" office:value="1300">
            <text:p>1300</text:p>
          </table:table-cell>
          <table:table-cell office:value-type="float" office:value="0.0574">
            <text:p>0.06</text:p>
          </table:table-cell>
          <table:table-cell table:formula="of:=([.C138]+([.B139]+1)*[.$C$7]*([.$C$1]))*[.$C$6]" office:value-type="float" office:value="99.1952468973608">
            <text:p>99.2</text:p>
          </table:table-cell>
          <table:table-cell table:formula="of:=([.D138]+([.C139]+1)*[.$D$7]*([.$C$1]))*[.$D$6]" office:value-type="float" office:value="96.8870509442441">
            <text:p>96.89</text:p>
          </table:table-cell>
          <table:table-cell table:number-columns-repeated="1020"/>
        </table:table-row>
        <table:table-row table:style-name="ro1">
          <table:table-cell table:formula="of:=[.A139]+[.$C$1]" office:value-type="float" office:value="1310">
            <text:p>1310</text:p>
          </table:table-cell>
          <table:table-cell office:value-type="float" office:value="0.0431">
            <text:p>0.04</text:p>
          </table:table-cell>
          <table:table-cell table:formula="of:=([.C139]+([.B140]+1)*[.$C$7]*([.$C$1]))*[.$C$6]" office:value-type="float" office:value="98.6636222076247">
            <text:p>98.66</text:p>
          </table:table-cell>
          <table:table-cell table:formula="of:=([.D139]+([.C140]+1)*[.$D$7]*([.$C$1]))*[.$D$6]" office:value-type="float" office:value="96.1680718485059">
            <text:p>96.17</text:p>
          </table:table-cell>
          <table:table-cell table:number-columns-repeated="1020"/>
        </table:table-row>
        <table:table-row table:style-name="ro1">
          <table:table-cell table:formula="of:=[.A140]+[.$C$1]" office:value-type="float" office:value="1320">
            <text:p>1320</text:p>
          </table:table-cell>
          <table:table-cell office:value-type="float" office:value="-0.0077">
            <text:p>-0.01</text:p>
          </table:table-cell>
          <table:table-cell table:formula="of:=([.C140]+([.B141]+1)*[.$C$7]*([.$C$1]))*[.$C$6]" office:value-type="float" office:value="97.7279599868623">
            <text:p>97.73</text:p>
          </table:table-cell>
          <table:table-cell table:formula="of:=([.D140]+([.C141]+1)*[.$D$7]*([.$C$1]))*[.$D$6]" office:value-type="float" office:value="95.436781062473">
            <text:p>95.44</text:p>
          </table:table-cell>
          <table:table-cell table:number-columns-repeated="1020"/>
        </table:table-row>
        <table:table-row table:style-name="ro1">
          <table:table-cell table:formula="of:=[.A141]+[.$C$1]" office:value-type="float" office:value="1330">
            <text:p>1330</text:p>
          </table:table-cell>
          <table:table-cell office:value-type="float" office:value="-0.0078">
            <text:p>-0.01</text:p>
          </table:table-cell>
          <table:table-cell table:formula="of:=([.C141]+([.B142]+1)*[.$C$7]*([.$C$1]))*[.$C$6]" office:value-type="float" office:value="96.884963988176">
            <text:p>96.88</text:p>
          </table:table-cell>
          <table:table-cell table:formula="of:=([.D141]+([.C142]+1)*[.$D$7]*([.$C$1]))*[.$D$6]" office:value-type="float" office:value="94.7027497151615">
            <text:p>94.7</text:p>
          </table:table-cell>
          <table:table-cell table:number-columns-repeated="1020"/>
        </table:table-row>
        <table:table-row table:style-name="ro1">
          <table:table-cell table:formula="of:=[.A142]+[.$C$1]" office:value-type="float" office:value="1340">
            <text:p>1340</text:p>
          </table:table-cell>
          <table:table-cell office:value-type="float" office:value="-0.0091">
            <text:p>-0.01</text:p>
          </table:table-cell>
          <table:table-cell table:formula="of:=([.C142]+([.B143]+1)*[.$C$7]*([.$C$1]))*[.$C$6]" office:value-type="float" office:value="96.1145675893584">
            <text:p>96.11</text:p>
          </table:table-cell>
          <table:table-cell table:formula="of:=([.D142]+([.C143]+1)*[.$D$7]*([.$C$1]))*[.$D$6]" office:value-type="float" office:value="93.9727858266876">
            <text:p>93.97</text:p>
          </table:table-cell>
          <table:table-cell table:number-columns-repeated="1020"/>
        </table:table-row>
        <table:table-row table:style-name="ro1">
          <table:table-cell table:formula="of:=[.A143]+[.$C$1]" office:value-type="float" office:value="1350">
            <text:p>1350</text:p>
          </table:table-cell>
          <table:table-cell office:value-type="float" office:value="-0.0166">
            <text:p>-0.02</text:p>
          </table:table-cell>
          <table:table-cell table:formula="of:=([.C143]+([.B144]+1)*[.$C$7]*([.$C$1]))*[.$C$6]" office:value-type="float" office:value="95.3537108304226">
            <text:p>95.35</text:p>
          </table:table-cell>
          <table:table-cell table:formula="of:=([.D143]+([.C144]+1)*[.$D$7]*([.$C$1]))*[.$D$6]" office:value-type="float" office:value="93.2473412187569">
            <text:p>93.25</text:p>
          </table:table-cell>
          <table:table-cell table:number-columns-repeated="1020"/>
        </table:table-row>
        <table:table-row table:style-name="ro1">
          <table:table-cell table:formula="of:=[.A144]+[.$C$1]" office:value-type="float" office:value="1360">
            <text:p>1360</text:p>
          </table:table-cell>
          <table:table-cell office:value-type="float" office:value="-0.0075">
            <text:p>-0.01</text:p>
          </table:table-cell>
          <table:table-cell table:formula="of:=([.C144]+([.B145]+1)*[.$C$7]*([.$C$1]))*[.$C$6]" office:value-type="float" office:value="94.7508397473803">
            <text:p>94.75</text:p>
          </table:table-cell>
          <table:table-cell table:formula="of:=([.D144]+([.C145]+1)*[.$D$7]*([.$C$1]))*[.$D$6]" office:value-type="float" office:value="92.5401826741454">
            <text:p>92.54</text:p>
          </table:table-cell>
          <table:table-cell table:number-columns-repeated="1020"/>
        </table:table-row>
        <table:table-row table:style-name="ro1">
          <table:table-cell table:formula="of:=[.A145]+[.$C$1]" office:value-type="float" office:value="1370">
            <text:p>1370</text:p>
          </table:table-cell>
          <table:table-cell office:value-type="float" office:value="-0.006">
            <text:p>-0.01</text:p>
          </table:table-cell>
          <table:table-cell table:formula="of:=([.C145]+([.B146]+1)*[.$C$7]*([.$C$1]))*[.$C$6]" office:value-type="float" office:value="94.2217557726423">
            <text:p>94.22</text:p>
          </table:table-cell>
          <table:table-cell table:formula="of:=([.D145]+([.C146]+1)*[.$D$7]*([.$C$1]))*[.$D$6]" office:value-type="float" office:value="91.8561224262687">
            <text:p>91.86</text:p>
          </table:table-cell>
          <table:table-cell table:number-columns-repeated="1020"/>
        </table:table-row>
        <table:table-row table:style-name="ro1">
          <table:table-cell table:formula="of:=[.A146]+[.$C$1]" office:value-type="float" office:value="1380">
            <text:p>1380</text:p>
          </table:table-cell>
          <table:table-cell office:value-type="float" office:value="0.0084">
            <text:p>0.01</text:p>
          </table:table-cell>
          <table:table-cell table:formula="of:=([.C146]+([.B147]+1)*[.$C$7]*([.$C$1]))*[.$C$6]" office:value-type="float" office:value="93.8751801953781">
            <text:p>93.88</text:p>
          </table:table-cell>
          <table:table-cell table:formula="of:=([.D146]+([.C147]+1)*[.$D$7]*([.$C$1]))*[.$D$6]" office:value-type="float" office:value="91.2092764012258">
            <text:p>91.21</text:p>
          </table:table-cell>
          <table:table-cell table:number-columns-repeated="1020"/>
        </table:table-row>
        <table:table-row table:style-name="ro1">
          <table:table-cell table:formula="of:=[.A147]+[.$C$1]" office:value-type="float" office:value="1390">
            <text:p>1390</text:p>
          </table:table-cell>
          <table:table-cell office:value-type="float" office:value="0.0122">
            <text:p>0.01</text:p>
          </table:table-cell>
          <table:table-cell table:formula="of:=([.C147]+([.B148]+1)*[.$C$7]*([.$C$1]))*[.$C$6]" office:value-type="float" office:value="93.5974621758403">
            <text:p>93.6</text:p>
          </table:table-cell>
          <table:table-cell table:formula="of:=([.D147]+([.C148]+1)*[.$D$7]*([.$C$1]))*[.$D$6]" office:value-type="float" office:value="90.6021203569289">
            <text:p>90.6</text:p>
          </table:table-cell>
          <table:table-cell table:number-columns-repeated="1020"/>
        </table:table-row>
        <table:table-row table:style-name="ro1">
          <table:table-cell table:formula="of:=[.A148]+[.$C$1]" office:value-type="float" office:value="1400">
            <text:p>1400</text:p>
          </table:table-cell>
          <table:table-cell office:value-type="float" office:value="0.0209">
            <text:p>0.02</text:p>
          </table:table-cell>
          <table:table-cell table:formula="of:=([.C148]+([.B149]+1)*[.$C$7]*([.$C$1]))*[.$C$6]" office:value-type="float" office:value="93.4258159582562">
            <text:p>93.43</text:p>
          </table:table-cell>
          <table:table-cell table:formula="of:=([.D148]+([.C149]+1)*[.$D$7]*([.$C$1]))*[.$D$6]" office:value-type="float" office:value="90.0402317574791">
            <text:p>90.04</text:p>
          </table:table-cell>
          <table:table-cell table:number-columns-repeated="1020"/>
        </table:table-row>
        <table:table-row table:style-name="ro1">
          <table:table-cell table:formula="of:=[.A149]+[.$C$1]" office:value-type="float" office:value="1410">
            <text:p>1410</text:p>
          </table:table-cell>
          <table:table-cell office:value-type="float" office:value="0.0051">
            <text:p>0.01</text:p>
          </table:table-cell>
          <table:table-cell table:formula="of:=([.C149]+([.B150]+1)*[.$C$7]*([.$C$1]))*[.$C$6]" office:value-type="float" office:value="93.1291343624306">
            <text:p>93.13</text:p>
          </table:table-cell>
          <table:table-cell table:formula="of:=([.D149]+([.C150]+1)*[.$D$7]*([.$C$1]))*[.$D$6]" office:value-type="float" office:value="89.5078306743499">
            <text:p>89.51</text:p>
          </table:table-cell>
          <table:table-cell table:number-columns-repeated="1020"/>
        </table:table-row>
        <table:table-row table:style-name="ro1">
          <table:table-cell table:formula="of:=[.A150]+[.$C$1]" office:value-type="float" office:value="1420">
            <text:p>1420</text:p>
          </table:table-cell>
          <table:table-cell office:value-type="float" office:value="-0.0105">
            <text:p>-0.01</text:p>
          </table:table-cell>
          <table:table-cell table:formula="of:=([.C150]+([.B151]+1)*[.$C$7]*([.$C$1]))*[.$C$6]" office:value-type="float" office:value="92.7217209261876">
            <text:p>92.72</text:p>
          </table:table-cell>
          <table:table-cell table:formula="of:=([.D150]+([.C151]+1)*[.$D$7]*([.$C$1]))*[.$D$6]" office:value-type="float" office:value="88.9920024902718">
            <text:p>88.99</text:p>
          </table:table-cell>
          <table:table-cell table:number-columns-repeated="1020"/>
        </table:table-row>
        <table:table-row table:style-name="ro1">
          <table:table-cell table:formula="of:=[.A151]+[.$C$1]" office:value-type="float" office:value="1430">
            <text:p>1430</text:p>
          </table:table-cell>
          <table:table-cell office:value-type="float" office:value="-0.0155">
            <text:p>-0.02</text:p>
          </table:table-cell>
          <table:table-cell table:formula="of:=([.C151]+([.B152]+1)*[.$C$7]*([.$C$1]))*[.$C$6]" office:value-type="float" office:value="92.3100488335688">
            <text:p>92.31</text:p>
          </table:table-cell>
          <table:table-cell table:formula="of:=([.D151]+([.C152]+1)*[.$D$7]*([.$C$1]))*[.$D$6]" office:value-type="float" office:value="88.4907066362658">
            <text:p>88.49</text:p>
          </table:table-cell>
          <table:table-cell table:number-columns-repeated="1020"/>
        </table:table-row>
        <table:table-row table:style-name="ro1">
          <table:table-cell table:formula="of:=[.A152]+[.$C$1]" office:value-type="float" office:value="1440">
            <text:p>1440</text:p>
          </table:table-cell>
          <table:table-cell office:value-type="float" office:value="-0.0135">
            <text:p>-0.01</text:p>
          </table:table-cell>
          <table:table-cell table:formula="of:=([.C152]+([.B153]+1)*[.$C$7]*([.$C$1]))*[.$C$6]" office:value-type="float" office:value="91.9575439502119">
            <text:p>91.96</text:p>
          </table:table-cell>
          <table:table-cell table:formula="of:=([.D152]+([.C153]+1)*[.$D$7]*([.$C$1]))*[.$D$6]" office:value-type="float" office:value="88.0078149281583">
            <text:p>88.01</text:p>
          </table:table-cell>
          <table:table-cell table:number-columns-repeated="1020"/>
        </table:table-row>
        <table:table-row table:style-name="ro1">
          <table:table-cell table:formula="of:=[.A153]+[.$C$1]" office:value-type="float" office:value="1450">
            <text:p>1450</text:p>
          </table:table-cell>
          <table:table-cell office:value-type="float" office:value="-0.0086">
            <text:p>-0.01</text:p>
          </table:table-cell>
          <table:table-cell table:formula="of:=([.C153]+([.B154]+1)*[.$C$7]*([.$C$1]))*[.$C$6]" office:value-type="float" office:value="91.6843895551907">
            <text:p>91.68</text:p>
          </table:table-cell>
          <table:table-cell table:formula="of:=([.D153]+([.C154]+1)*[.$D$7]*([.$C$1]))*[.$D$6]" office:value-type="float" office:value="87.5486284953096">
            <text:p>87.55</text:p>
          </table:table-cell>
          <table:table-cell table:number-columns-repeated="1020"/>
        </table:table-row>
        <table:table-row table:style-name="ro1">
          <table:table-cell table:formula="of:=[.A154]+[.$C$1]" office:value-type="float" office:value="1460">
            <text:p>1460</text:p>
          </table:table-cell>
          <table:table-cell office:value-type="float" office:value="-0.0022">
            <text:p>0</text:p>
          </table:table-cell>
          <table:table-cell table:formula="of:=([.C154]+([.B155]+1)*[.$C$7]*([.$C$1]))*[.$C$6]" office:value-type="float" office:value="91.4961505996716">
            <text:p>91.5</text:p>
          </table:table-cell>
          <table:table-cell table:formula="of:=([.D154]+([.C155]+1)*[.$D$7]*([.$C$1]))*[.$D$6]" office:value-type="float" office:value="87.1184191997491">
            <text:p>87.12</text:p>
          </table:table-cell>
          <table:table-cell table:number-columns-repeated="1020"/>
        </table:table-row>
        <table:table-row table:style-name="ro1">
          <table:table-cell table:formula="of:=[.A155]+[.$C$1]" office:value-type="float" office:value="1470">
            <text:p>1470</text:p>
          </table:table-cell>
          <table:table-cell office:value-type="float" office:value="0.0004">
            <text:p>0</text:p>
          </table:table-cell>
          <table:table-cell table:formula="of:=([.C155]+([.B156]+1)*[.$C$7]*([.$C$1]))*[.$C$6]" office:value-type="float" office:value="91.3501355397045">
            <text:p>91.35</text:p>
          </table:table-cell>
          <table:table-cell table:formula="of:=([.D155]+([.C156]+1)*[.$D$7]*([.$C$1]))*[.$D$6]" office:value-type="float" office:value="86.7180894783476">
            <text:p>86.72</text:p>
          </table:table-cell>
          <table:table-cell table:number-columns-repeated="1020"/>
        </table:table-row>
        <table:table-row table:style-name="ro1">
          <table:table-cell table:formula="of:=[.A156]+[.$C$1]" office:value-type="float" office:value="1480">
            <text:p>1480</text:p>
          </table:table-cell>
          <table:table-cell office:value-type="float" office:value="0.0037">
            <text:p>0</text:p>
          </table:table-cell>
          <table:table-cell table:formula="of:=([.C156]+([.B157]+1)*[.$C$7]*([.$C$1]))*[.$C$6]" office:value-type="float" office:value="91.2484219857341">
            <text:p>91.25</text:p>
          </table:table-cell>
          <table:table-cell table:formula="of:=([.D156]+([.C157]+1)*[.$D$7]*([.$C$1]))*[.$D$6]" office:value-type="float" office:value="86.3486385092289">
            <text:p>86.35</text:p>
          </table:table-cell>
          <table:table-cell table:number-columns-repeated="1020"/>
        </table:table-row>
        <table:table-row table:style-name="ro1">
          <table:table-cell table:formula="of:=[.A157]+[.$C$1]" office:value-type="float" office:value="1490">
            <text:p>1490</text:p>
          </table:table-cell>
          <table:table-cell office:value-type="float" office:value="-0.0041">
            <text:p>0</text:p>
          </table:table-cell>
          <table:table-cell table:formula="of:=([.C157]+([.B158]+1)*[.$C$7]*([.$C$1]))*[.$C$6]" office:value-type="float" office:value="91.0866797871607">
            <text:p>91.09</text:p>
          </table:table-cell>
          <table:table-cell table:formula="of:=([.D157]+([.C158]+1)*[.$D$7]*([.$C$1]))*[.$D$6]" office:value-type="float" office:value="86.0015758391505">
            <text:p>86</text:p>
          </table:table-cell>
          <table:table-cell table:number-columns-repeated="1020"/>
        </table:table-row>
        <table:table-row table:style-name="ro1">
          <table:table-cell table:formula="of:=[.A158]+[.$C$1]" office:value-type="float" office:value="1500">
            <text:p>1500</text:p>
          </table:table-cell>
          <table:table-cell office:value-type="float" office:value="-0.02">
            <text:p>-0.02</text:p>
          </table:table-cell>
          <table:table-cell table:formula="of:=([.C158]+([.B159]+1)*[.$C$7]*([.$C$1]))*[.$C$6]" office:value-type="float" office:value="90.7980118084446">
            <text:p>90.8</text:p>
          </table:table-cell>
          <table:table-cell table:formula="of:=([.D158]+([.C159]+1)*[.$D$7]*([.$C$1]))*[.$D$6]" office:value-type="float" office:value="85.6632393179955">
            <text:p>85.66</text:p>
          </table:table-cell>
          <table:table-cell table:number-columns-repeated="1020"/>
        </table:table-row>
        <table:table-row table:style-name="ro1">
          <table:table-cell table:formula="of:=[.A159]+[.$C$1]" office:value-type="float" office:value="1510">
            <text:p>1510</text:p>
          </table:table-cell>
          <table:table-cell office:value-type="float" office:value="-0.0092">
            <text:p>-0.01</text:p>
          </table:table-cell>
          <table:table-cell table:formula="of:=([.C159]+([.B160]+1)*[.$C$7]*([.$C$1]))*[.$C$6]" office:value-type="float" office:value="90.6354106276001">
            <text:p>90.64</text:p>
          </table:table-cell>
          <table:table-cell table:formula="of:=([.D159]+([.C160]+1)*[.$D$7]*([.$C$1]))*[.$D$6]" office:value-type="float" office:value="85.3441023426799">
            <text:p>85.34</text:p>
          </table:table-cell>
          <table:table-cell table:number-columns-repeated="1020"/>
        </table:table-row>
        <table:table-row table:style-name="ro1">
          <table:table-cell table:formula="of:=[.A160]+[.$C$1]" office:value-type="float" office:value="1520">
            <text:p>1520</text:p>
          </table:table-cell>
          <table:table-cell office:value-type="float" office:value="0.0001">
            <text:p>0</text:p>
          </table:table-cell>
          <table:table-cell table:formula="of:=([.C160]+([.B161]+1)*[.$C$7]*([.$C$1]))*[.$C$6]" office:value-type="float" office:value="90.5727695648401">
            <text:p>90.57</text:p>
          </table:table-cell>
          <table:table-cell table:formula="of:=([.D160]+([.C161]+1)*[.$D$7]*([.$C$1]))*[.$D$6]" office:value-type="float" office:value="85.0512413692476">
            <text:p>85.05</text:p>
          </table:table-cell>
          <table:table-cell table:number-columns-repeated="1020"/>
        </table:table-row>
        <table:table-row table:style-name="ro1">
          <table:table-cell table:formula="of:=[.A161]+[.$C$1]" office:value-type="float" office:value="1530">
            <text:p>1530</text:p>
          </table:table-cell>
          <table:table-cell office:value-type="float" office:value="-0.002">
            <text:p>0</text:p>
          </table:table-cell>
          <table:table-cell table:formula="of:=([.C161]+([.B162]+1)*[.$C$7]*([.$C$1]))*[.$C$6]" office:value-type="float" office:value="90.4974926083561">
            <text:p>90.5</text:p>
          </table:table-cell>
          <table:table-cell table:formula="of:=([.D161]+([.C162]+1)*[.$D$7]*([.$C$1]))*[.$D$6]" office:value-type="float" office:value="84.7808915670749">
            <text:p>84.78</text:p>
          </table:table-cell>
          <table:table-cell table:number-columns-repeated="1020"/>
        </table:table-row>
        <table:table-row table:style-name="ro1">
          <table:table-cell table:formula="of:=[.A162]+[.$C$1]" office:value-type="float" office:value="1540">
            <text:p>1540</text:p>
          </table:table-cell>
          <table:table-cell office:value-type="float" office:value="0.0036">
            <text:p>0</text:p>
          </table:table-cell>
          <table:table-cell table:formula="of:=([.C162]+([.B163]+1)*[.$C$7]*([.$C$1]))*[.$C$6]" office:value-type="float" office:value="90.4801433475205">
            <text:p>90.48</text:p>
          </table:table-cell>
          <table:table-cell table:formula="of:=([.D162]+([.C163]+1)*[.$D$7]*([.$C$1]))*[.$D$6]" office:value-type="float" office:value="84.5360153116442">
            <text:p>84.54</text:p>
          </table:table-cell>
          <table:table-cell table:number-columns-repeated="1020"/>
        </table:table-row>
        <table:table-row table:style-name="ro1">
          <table:table-cell table:formula="of:=[.A163]+[.$C$1]" office:value-type="float" office:value="1550">
            <text:p>1550</text:p>
          </table:table-cell>
          <table:table-cell office:value-type="float" office:value="0.0117">
            <text:p>0.01</text:p>
          </table:table-cell>
          <table:table-cell table:formula="of:=([.C163]+([.B164]+1)*[.$C$7]*([.$C$1]))*[.$C$6]" office:value-type="float" office:value="90.5374290127685">
            <text:p>90.54</text:p>
          </table:table-cell>
          <table:table-cell table:formula="of:=([.D163]+([.C164]+1)*[.$D$7]*([.$C$1]))*[.$D$6]" office:value-type="float" office:value="84.3207823916289">
            <text:p>84.32</text:p>
          </table:table-cell>
          <table:table-cell table:number-columns-repeated="1020"/>
        </table:table-row>
        <table:table-row table:style-name="ro1">
          <table:table-cell table:formula="of:=[.A164]+[.$C$1]" office:value-type="float" office:value="1560">
            <text:p>1560</text:p>
          </table:table-cell>
          <table:table-cell office:value-type="float" office:value="0.0265">
            <text:p>0.03</text:p>
          </table:table-cell>
          <table:table-cell table:formula="of:=([.C164]+([.B165]+1)*[.$C$7]*([.$C$1]))*[.$C$6]" office:value-type="float" office:value="90.7221861114916">
            <text:p>90.72</text:p>
          </table:table-cell>
          <table:table-cell table:formula="of:=([.D164]+([.C165]+1)*[.$D$7]*([.$C$1]))*[.$D$6]" office:value-type="float" office:value="84.1437009025003">
            <text:p>84.14</text:p>
          </table:table-cell>
          <table:table-cell table:number-columns-repeated="1020"/>
        </table:table-row>
        <table:table-row table:style-name="ro1">
          <table:table-cell table:formula="of:=[.A165]+[.$C$1]" office:value-type="float" office:value="1570">
            <text:p>1570</text:p>
          </table:table-cell>
          <table:table-cell office:value-type="float" office:value="0.0328">
            <text:p>0.03</text:p>
          </table:table-cell>
          <table:table-cell table:formula="of:=([.C165]+([.B166]+1)*[.$C$7]*([.$C$1]))*[.$C$6]" office:value-type="float" office:value="90.9451675003425">
            <text:p>90.95</text:p>
          </table:table-cell>
          <table:table-cell table:formula="of:=([.D165]+([.C166]+1)*[.$D$7]*([.$C$1]))*[.$D$6]" office:value-type="float" office:value="84.0043958872811">
            <text:p>84</text:p>
          </table:table-cell>
          <table:table-cell table:number-columns-repeated="1020"/>
        </table:table-row>
        <table:table-row table:style-name="ro1">
          <table:table-cell table:formula="of:=[.A166]+[.$C$1]" office:value-type="float" office:value="1580">
            <text:p>1580</text:p>
          </table:table-cell>
          <table:table-cell office:value-type="float" office:value="0.0424">
            <text:p>0.04</text:p>
          </table:table-cell>
          <table:table-cell table:formula="of:=([.C166]+([.B167]+1)*[.$C$7]*([.$C$1]))*[.$C$6]" office:value-type="float" office:value="91.2322507503082">
            <text:p>91.23</text:p>
          </table:table-cell>
          <table:table-cell table:formula="of:=([.D166]+([.C167]+1)*[.$D$7]*([.$C$1]))*[.$D$6]" office:value-type="float" office:value="83.9048588660807">
            <text:p>83.9</text:p>
          </table:table-cell>
          <table:table-cell table:number-columns-repeated="1020"/>
        </table:table-row>
        <table:table-row table:style-name="ro1">
          <table:table-cell table:formula="of:=[.A167]+[.$C$1]" office:value-type="float" office:value="1590">
            <text:p>1590</text:p>
          </table:table-cell>
          <table:table-cell office:value-type="float" office:value="0.0431">
            <text:p>0.04</text:p>
          </table:table-cell>
          <table:table-cell table:formula="of:=([.C167]+([.B168]+1)*[.$C$7]*([.$C$1]))*[.$C$6]" office:value-type="float" office:value="91.4969256752774">
            <text:p>91.5</text:p>
          </table:table-cell>
          <table:table-cell table:formula="of:=([.D167]+([.C168]+1)*[.$D$7]*([.$C$1]))*[.$D$6]" office:value-type="float" office:value="83.8390962902476">
            <text:p>83.84</text:p>
          </table:table-cell>
          <table:table-cell table:number-columns-repeated="1020"/>
        </table:table-row>
        <table:table-row table:style-name="ro1">
          <table:table-cell table:formula="of:=[.A168]+[.$C$1]" office:value-type="float" office:value="1600">
            <text:p>1600</text:p>
          </table:table-cell>
          <table:table-cell office:value-type="float" office:value="0.0194">
            <text:p>0.02</text:p>
          </table:table-cell>
          <table:table-cell table:formula="of:=([.C168]+([.B169]+1)*[.$C$7]*([.$C$1]))*[.$C$6]" office:value-type="float" office:value="91.5218331077497">
            <text:p>91.52</text:p>
          </table:table-cell>
          <table:table-cell table:formula="of:=([.D168]+([.C169]+1)*[.$D$7]*([.$C$1]))*[.$D$6]" office:value-type="float" office:value="83.7821516409204">
            <text:p>83.78</text:p>
          </table:table-cell>
          <table:table-cell table:number-columns-repeated="1020"/>
        </table:table-row>
        <table:table-row table:style-name="ro1">
          <table:table-cell table:formula="of:=[.A169]+[.$C$1]" office:value-type="float" office:value="1610">
            <text:p>1610</text:p>
          </table:table-cell>
          <table:table-cell office:value-type="float" office:value="0.0104">
            <text:p>0.01</text:p>
          </table:table-cell>
          <table:table-cell table:formula="of:=([.C169]+([.B170]+1)*[.$C$7]*([.$C$1]))*[.$C$6]" office:value-type="float" office:value="91.4632497969747">
            <text:p>91.46</text:p>
          </table:table-cell>
          <table:table-cell table:formula="of:=([.D169]+([.C170]+1)*[.$D$7]*([.$C$1]))*[.$D$6]" office:value-type="float" office:value="83.7256289585561">
            <text:p>83.73</text:p>
          </table:table-cell>
          <table:table-cell table:number-columns-repeated="1020"/>
        </table:table-row>
        <table:table-row table:style-name="ro1">
          <table:table-cell table:formula="of:=[.A170]+[.$C$1]" office:value-type="float" office:value="1620">
            <text:p>1620</text:p>
          </table:table-cell>
          <table:table-cell office:value-type="float" office:value="0.0069">
            <text:p>0.01</text:p>
          </table:table-cell>
          <table:table-cell table:formula="of:=([.C170]+([.B171]+1)*[.$C$7]*([.$C$1]))*[.$C$6]" office:value-type="float" office:value="91.3790248172772">
            <text:p>91.38</text:p>
          </table:table-cell>
          <table:table-cell table:formula="of:=([.D170]+([.C171]+1)*[.$D$7]*([.$C$1]))*[.$D$6]" office:value-type="float" office:value="83.6671782962554">
            <text:p>83.67</text:p>
          </table:table-cell>
          <table:table-cell table:number-columns-repeated="1020"/>
        </table:table-row>
        <table:table-row table:style-name="ro1">
          <table:table-cell table:formula="of:=[.A171]+[.$C$1]" office:value-type="float" office:value="1630">
            <text:p>1630</text:p>
          </table:table-cell>
          <table:table-cell office:value-type="float" office:value="0.0005">
            <text:p>0</text:p>
          </table:table-cell>
          <table:table-cell table:formula="of:=([.C171]+([.B172]+1)*[.$C$7]*([.$C$1]))*[.$C$6]" office:value-type="float" office:value="91.2456223355495">
            <text:p>91.25</text:p>
          </table:table-cell>
          <table:table-cell table:formula="of:=([.D171]+([.C172]+1)*[.$D$7]*([.$C$1]))*[.$D$6]" office:value-type="float" office:value="83.6025664768293">
            <text:p>83.6</text:p>
          </table:table-cell>
          <table:table-cell table:number-columns-repeated="1020"/>
        </table:table-row>
        <table:table-row table:style-name="ro1">
          <table:table-cell table:formula="of:=[.A172]+[.$C$1]" office:value-type="float" office:value="1640">
            <text:p>1640</text:p>
          </table:table-cell>
          <table:table-cell office:value-type="float" office:value="0.0025">
            <text:p>0</text:p>
          </table:table-cell>
          <table:table-cell table:formula="of:=([.C172]+([.B173]+1)*[.$C$7]*([.$C$1]))*[.$C$6]" office:value-type="float" office:value="91.1435601019945">
            <text:p>91.14</text:p>
          </table:table-cell>
          <table:table-cell table:formula="of:=([.D172]+([.C173]+1)*[.$D$7]*([.$C$1]))*[.$D$6]" office:value-type="float" office:value="83.5352302383259">
            <text:p>83.54</text:p>
          </table:table-cell>
          <table:table-cell table:number-columns-repeated="1020"/>
        </table:table-row>
        <table:table-row table:style-name="ro1">
          <table:table-cell table:formula="of:=[.A173]+[.$C$1]" office:value-type="float" office:value="1650">
            <text:p>1650</text:p>
          </table:table-cell>
          <table:table-cell office:value-type="float" office:value="0.0138">
            <text:p>0.01</text:p>
          </table:table-cell>
          <table:table-cell table:formula="of:=([.C173]+([.B174]+1)*[.$C$7]*([.$C$1]))*[.$C$6]" office:value-type="float" office:value="91.1534040917951">
            <text:p>91.15</text:p>
          </table:table-cell>
          <table:table-cell table:formula="of:=([.D173]+([.C174]+1)*[.$D$7]*([.$C$1]))*[.$D$6]" office:value-type="float" office:value="83.4755135827549">
            <text:p>83.48</text:p>
          </table:table-cell>
          <table:table-cell table:number-columns-repeated="1020"/>
        </table:table-row>
        <table:table-row table:style-name="ro1">
          <table:table-cell table:formula="of:=[.A174]+[.$C$1]" office:value-type="float" office:value="1660">
            <text:p>1660</text:p>
          </table:table-cell>
          <table:table-cell office:value-type="float" office:value="0.0099">
            <text:p>0.01</text:p>
          </table:table-cell>
          <table:table-cell table:formula="of:=([.C174]+([.B175]+1)*[.$C$7]*([.$C$1]))*[.$C$6]" office:value-type="float" office:value="91.1271636826156">
            <text:p>91.13</text:p>
          </table:table-cell>
          <table:table-cell table:formula="of:=([.D174]+([.C175]+1)*[.$D$7]*([.$C$1]))*[.$D$6]" office:value-type="float" office:value="83.4194069559148">
            <text:p>83.42</text:p>
          </table:table-cell>
          <table:table-cell table:number-columns-repeated="1020"/>
        </table:table-row>
        <table:table-row table:style-name="ro1">
          <table:table-cell table:formula="of:=[.A175]+[.$C$1]" office:value-type="float" office:value="1670">
            <text:p>1670</text:p>
          </table:table-cell>
          <table:table-cell office:value-type="float" office:value="0.002">
            <text:p>0</text:p>
          </table:table-cell>
          <table:table-cell table:formula="of:=([.C175]+([.B176]+1)*[.$C$7]*([.$C$1]))*[.$C$6]" office:value-type="float" office:value="91.032447314354">
            <text:p>91.03</text:p>
          </table:table-cell>
          <table:table-cell table:formula="of:=([.D175]+([.C176]+1)*[.$D$7]*([.$C$1]))*[.$D$6]" office:value-type="float" office:value="83.3603865186152">
            <text:p>83.36</text:p>
          </table:table-cell>
          <table:table-cell table:number-columns-repeated="1020"/>
        </table:table-row>
        <table:table-row table:style-name="ro1">
          <table:table-cell table:formula="of:=[.A176]+[.$C$1]" office:value-type="float" office:value="1680">
            <text:p>1680</text:p>
          </table:table-cell>
          <table:table-cell office:value-type="float" office:value="-0.011">
            <text:p>-0.01</text:p>
          </table:table-cell>
          <table:table-cell table:formula="of:=([.C176]+([.B177]+1)*[.$C$7]*([.$C$1]))*[.$C$6]" office:value-type="float" office:value="90.8302025829186">
            <text:p>90.83</text:p>
          </table:table-cell>
          <table:table-cell table:formula="of:=([.D176]+([.C177]+1)*[.$D$7]*([.$C$1]))*[.$D$6]" office:value-type="float" office:value="83.2890660992163">
            <text:p>83.29</text:p>
          </table:table-cell>
          <table:table-cell table:number-columns-repeated="1020"/>
        </table:table-row>
        <table:table-row table:style-name="ro1">
          <table:table-cell table:formula="of:=[.A177]+[.$C$1]" office:value-type="float" office:value="1690">
            <text:p>1690</text:p>
          </table:table-cell>
          <table:table-cell office:value-type="float" office:value="-0.009">
            <text:p>-0.01</text:p>
          </table:table-cell>
          <table:table-cell table:formula="of:=([.C177]+([.B178]+1)*[.$C$7]*([.$C$1]))*[.$C$6]" office:value-type="float" office:value="90.6661823246268">
            <text:p>90.67</text:p>
          </table:table-cell>
          <table:table-cell table:formula="of:=([.D177]+([.C178]+1)*[.$D$7]*([.$C$1]))*[.$D$6]" office:value-type="float" office:value="83.2101158985111">
            <text:p>83.21</text:p>
          </table:table-cell>
          <table:table-cell table:number-columns-repeated="1020"/>
        </table:table-row>
        <table:table-row table:style-name="ro1">
          <table:table-cell table:formula="of:=[.A178]+[.$C$1]" office:value-type="float" office:value="1700">
            <text:p>1700</text:p>
          </table:table-cell>
          <table:table-cell office:value-type="float" office:value="0.0004">
            <text:p>0</text:p>
          </table:table-cell>
          <table:table-cell table:formula="of:=([.C178]+([.B179]+1)*[.$C$7]*([.$C$1]))*[.$C$6]" office:value-type="float" office:value="90.6031640921641">
            <text:p>90.6</text:p>
          </table:table-cell>
          <table:table-cell table:formula="of:=([.D178]+([.C179]+1)*[.$D$7]*([.$C$1]))*[.$D$6]" office:value-type="float" office:value="83.1333890769548">
            <text:p>83.13</text:p>
          </table:table-cell>
          <table:table-cell table:number-columns-repeated="1020"/>
        </table:table-row>
        <table:table-row table:style-name="ro1">
          <table:table-cell table:formula="of:=[.A179]+[.$C$1]" office:value-type="float" office:value="1710">
            <text:p>1710</text:p>
          </table:table-cell>
          <table:table-cell office:value-type="float" office:value="-0.0007">
            <text:p>0</text:p>
          </table:table-cell>
          <table:table-cell table:formula="of:=([.C179]+([.B180]+1)*[.$C$7]*([.$C$1]))*[.$C$6]" office:value-type="float" office:value="90.5365476829477">
            <text:p>90.54</text:p>
          </table:table-cell>
          <table:table-cell table:formula="of:=([.D179]+([.C180]+1)*[.$D$7]*([.$C$1]))*[.$D$6]" office:value-type="float" office:value="83.0583394607246">
            <text:p>83.06</text:p>
          </table:table-cell>
          <table:table-cell table:number-columns-repeated="1020"/>
        </table:table-row>
        <table:table-row table:style-name="ro1">
          <table:table-cell table:formula="of:=[.A180]+[.$C$1]" office:value-type="float" office:value="1720">
            <text:p>1720</text:p>
          </table:table-cell>
          <table:table-cell office:value-type="float" office:value="-0.0014">
            <text:p>0</text:p>
          </table:table-cell>
          <table:table-cell table:formula="of:=([.C180]+([.B181]+1)*[.$C$7]*([.$C$1]))*[.$C$6]" office:value-type="float" office:value="90.4702929146529">
            <text:p>90.47</text:p>
          </table:table-cell>
          <table:table-cell table:formula="of:=([.D180]+([.C181]+1)*[.$D$7]*([.$C$1]))*[.$D$6]" office:value-type="float" office:value="82.9848318769709">
            <text:p>82.98</text:p>
          </table:table-cell>
          <table:table-cell table:number-columns-repeated="1020"/>
        </table:table-row>
        <table:table-row table:style-name="ro1">
          <table:table-cell table:formula="of:=[.A181]+[.$C$1]" office:value-type="float" office:value="1730">
            <text:p>1730</text:p>
          </table:table-cell>
          <table:table-cell office:value-type="float" office:value="-0.0052">
            <text:p>-0.01</text:p>
          </table:table-cell>
          <table:table-cell table:formula="of:=([.C181]+([.B182]+1)*[.$C$7]*([.$C$1]))*[.$C$6]" office:value-type="float" office:value="90.3764636231876">
            <text:p>90.38</text:p>
          </table:table-cell>
          <table:table-cell table:formula="of:=([.D181]+([.C182]+1)*[.$D$7]*([.$C$1]))*[.$D$6]" office:value-type="float" office:value="82.9102304153607">
            <text:p>82.91</text:p>
          </table:table-cell>
          <table:table-cell table:number-columns-repeated="1020"/>
        </table:table-row>
        <table:table-row table:style-name="ro1">
          <table:table-cell table:formula="of:=[.A182]+[.$C$1]" office:value-type="float" office:value="1740">
            <text:p>1740</text:p>
          </table:table-cell>
          <table:table-cell office:value-type="float" office:value="-0.0094">
            <text:p>-0.01</text:p>
          </table:table-cell>
          <table:table-cell table:formula="of:=([.C182]+([.B183]+1)*[.$C$7]*([.$C$1]))*[.$C$6]" office:value-type="float" office:value="90.2542172608689">
            <text:p>90.25</text:p>
          </table:table-cell>
          <table:table-cell table:formula="of:=([.D182]+([.C183]+1)*[.$D$7]*([.$C$1]))*[.$D$6]" office:value-type="float" office:value="82.8320869273028">
            <text:p>82.83</text:p>
          </table:table-cell>
          <table:table-cell table:number-columns-repeated="1020"/>
        </table:table-row>
        <table:table-row table:style-name="ro1">
          <table:table-cell table:formula="of:=[.A183]+[.$C$1]" office:value-type="float" office:value="1750">
            <text:p>1750</text:p>
          </table:table-cell>
          <table:table-cell office:value-type="float" office:value="0.0006">
            <text:p>0</text:p>
          </table:table-cell>
          <table:table-cell table:formula="of:=([.C183]+([.B184]+1)*[.$C$7]*([.$C$1]))*[.$C$6]" office:value-type="float" office:value="90.234195534782">
            <text:p>90.23</text:p>
          </table:table-cell>
          <table:table-cell table:formula="of:=([.D183]+([.C184]+1)*[.$D$7]*([.$C$1]))*[.$D$6]" office:value-type="float" office:value="82.7599558327029">
            <text:p>82.76</text:p>
          </table:table-cell>
          <table:table-cell table:number-columns-repeated="1020"/>
        </table:table-row>
        <table:table-row table:style-name="ro1">
          <table:table-cell table:formula="of:=[.A184]+[.$C$1]" office:value-type="float" office:value="1760">
            <text:p>1760</text:p>
          </table:table-cell>
          <table:table-cell office:value-type="float" office:value="0.0077">
            <text:p>0.01</text:p>
          </table:table-cell>
          <table:table-cell table:formula="of:=([.C184]+([.B185]+1)*[.$C$7]*([.$C$1]))*[.$C$6]" office:value-type="float" office:value="90.2800759813038">
            <text:p>90.28</text:p>
          </table:table-cell>
          <table:table-cell table:formula="of:=([.D184]+([.C185]+1)*[.$D$7]*([.$C$1]))*[.$D$6]" office:value-type="float" office:value="82.69916708775">
            <text:p>82.7</text:p>
          </table:table-cell>
          <table:table-cell table:number-columns-repeated="1020"/>
        </table:table-row>
        <table:table-row table:style-name="ro1">
          <table:table-cell table:formula="of:=[.A185]+[.$C$1]" office:value-type="float" office:value="1770">
            <text:p>1770</text:p>
          </table:table-cell>
          <table:table-cell office:value-type="float" office:value="0.0016">
            <text:p>0</text:p>
          </table:table-cell>
          <table:table-cell table:formula="of:=([.C185]+([.B186]+1)*[.$C$7]*([.$C$1]))*[.$C$6]" office:value-type="float" office:value="90.2664683831734">
            <text:p>90.27</text:p>
          </table:table-cell>
          <table:table-cell table:formula="of:=([.D185]+([.C186]+1)*[.$D$7]*([.$C$1]))*[.$D$6]" office:value-type="float" office:value="82.6432325334606">
            <text:p>82.64</text:p>
          </table:table-cell>
          <table:table-cell table:number-columns-repeated="1020"/>
        </table:table-row>
        <table:table-row table:style-name="ro1">
          <table:table-cell table:formula="of:=[.A186]+[.$C$1]" office:value-type="float" office:value="1780">
            <text:p>1780</text:p>
          </table:table-cell>
          <table:table-cell office:value-type="float" office:value="-0.0027">
            <text:p>0</text:p>
          </table:table-cell>
          <table:table-cell table:formula="of:=([.C186]+([.B187]+1)*[.$C$7]*([.$C$1]))*[.$C$6]" office:value-type="float" office:value="90.2155215448561">
            <text:p>90.22</text:p>
          </table:table-cell>
          <table:table-cell table:formula="of:=([.D186]+([.C187]+1)*[.$D$7]*([.$C$1]))*[.$D$6]" office:value-type="float" office:value="82.5883062191516">
            <text:p>82.59</text:p>
          </table:table-cell>
          <table:table-cell table:number-columns-repeated="1020"/>
        </table:table-row>
        <table:table-row table:style-name="ro1">
          <table:table-cell table:formula="of:=[.A187]+[.$C$1]" office:value-type="float" office:value="1790">
            <text:p>1790</text:p>
          </table:table-cell>
          <table:table-cell office:value-type="float" office:value="-0.0083">
            <text:p>-0.01</text:p>
          </table:table-cell>
          <table:table-cell table:formula="of:=([.C187]+([.B188]+1)*[.$C$7]*([.$C$1]))*[.$C$6]" office:value-type="float" office:value="90.1192693903705">
            <text:p>90.12</text:p>
          </table:table-cell>
          <table:table-cell table:formula="of:=([.D187]+([.C188]+1)*[.$D$7]*([.$C$1]))*[.$D$6]" office:value-type="float" office:value="82.5302098423698">
            <text:p>82.53</text:p>
          </table:table-cell>
          <table:table-cell table:number-columns-repeated="1020"/>
        </table:table-row>
        <table:table-row table:style-name="ro1">
          <table:table-cell table:formula="of:=[.A188]+[.$C$1]" office:value-type="float" office:value="1800">
            <text:p>1800</text:p>
          </table:table-cell>
          <table:table-cell office:value-type="float" office:value="0.0056">
            <text:p>0.01</text:p>
          </table:table-cell>
          <table:table-cell table:formula="of:=([.C188]+([.B189]+1)*[.$C$7]*([.$C$1]))*[.$C$6]" office:value-type="float" office:value="90.1577424513334">
            <text:p>90.16</text:p>
          </table:table-cell>
          <table:table-cell table:formula="of:=([.D188]+([.C189]+1)*[.$D$7]*([.$C$1]))*[.$D$6]" office:value-type="float" office:value="82.4813856787528">
            <text:p>82.48</text:p>
          </table:table-cell>
          <table:table-cell table:number-columns-repeated="1020"/>
        </table:table-row>
        <table:table-row table:style-name="ro1">
          <table:table-cell table:formula="of:=[.A189]+[.$C$1]" office:value-type="float" office:value="1810">
            <text:p>1810</text:p>
          </table:table-cell>
          <table:table-cell office:value-type="float" office:value="0.0228">
            <text:p>0.02</text:p>
          </table:table-cell>
          <table:table-cell table:formula="of:=([.C189]+([.B190]+1)*[.$C$7]*([.$C$1]))*[.$C$6]" office:value-type="float" office:value="90.3471682062001">
            <text:p>90.35</text:p>
          </table:table-cell>
          <table:table-cell table:formula="of:=([.D189]+([.C190]+1)*[.$D$7]*([.$C$1]))*[.$D$6]" office:value-type="float" office:value="82.4544922494355">
            <text:p>82.45</text:p>
          </table:table-cell>
          <table:table-cell table:number-columns-repeated="1020"/>
        </table:table-row>
        <table:table-row table:style-name="ro1">
          <table:table-cell table:formula="of:=[.A190]+[.$C$1]" office:value-type="float" office:value="1820">
            <text:p>1820</text:p>
          </table:table-cell>
          <table:table-cell office:value-type="float" office:value="0.0447">
            <text:p>0.04</text:p>
          </table:table-cell>
          <table:table-cell table:formula="of:=([.C190]+([.B191]+1)*[.$C$7]*([.$C$1]))*[.$C$6]" office:value-type="float" office:value="90.7147513855801">
            <text:p>90.71</text:p>
          </table:table-cell>
          <table:table-cell table:formula="of:=([.D190]+([.C191]+1)*[.$D$7]*([.$C$1]))*[.$D$6]" office:value-type="float" office:value="82.4633706491942">
            <text:p>82.46</text:p>
          </table:table-cell>
          <table:table-cell table:number-columns-repeated="1020"/>
        </table:table-row>
        <table:table-row table:style-name="ro1">
          <table:table-cell table:formula="of:=[.A191]+[.$C$1]" office:value-type="float" office:value="1830">
            <text:p>1830</text:p>
          </table:table-cell>
          <table:table-cell office:value-type="float" office:value="0.0417">
            <text:p>0.04</text:p>
          </table:table-cell>
          <table:table-cell table:formula="of:=([.C191]+([.B192]+1)*[.$C$7]*([.$C$1]))*[.$C$6]" office:value-type="float" office:value="91.0185762470221">
            <text:p>91.02</text:p>
          </table:table-cell>
          <table:table-cell table:formula="of:=([.D191]+([.C192]+1)*[.$D$7]*([.$C$1]))*[.$D$6]" office:value-type="float" office:value="82.4987054465067">
            <text:p>82.5</text:p>
          </table:table-cell>
          <table:table-cell table:number-columns-repeated="1020"/>
        </table:table-row>
        <table:table-row table:style-name="ro1">
          <table:table-cell table:formula="of:=[.A192]+[.$C$1]" office:value-type="float" office:value="1840">
            <text:p>1840</text:p>
          </table:table-cell>
          <table:table-cell office:value-type="float" office:value="0.0215">
            <text:p>0.02</text:p>
          </table:table-cell>
          <table:table-cell table:formula="of:=([.C192]+([.B193]+1)*[.$C$7]*([.$C$1]))*[.$C$6]" office:value-type="float" office:value="91.1102186223199">
            <text:p>91.11</text:p>
          </table:table-cell>
          <table:table-cell table:formula="of:=([.D192]+([.C193]+1)*[.$D$7]*([.$C$1]))*[.$D$6]" office:value-type="float" office:value="82.5387545778649">
            <text:p>82.54</text:p>
          </table:table-cell>
          <table:table-cell table:number-columns-repeated="1020"/>
        </table:table-row>
        <table:table-row table:style-name="ro1">
          <table:table-cell table:formula="of:=[.A193]+[.$C$1]" office:value-type="float" office:value="1850">
            <text:p>1850</text:p>
          </table:table-cell>
          <table:table-cell office:value-type="float" office:value="0.0041">
            <text:p>0</text:p>
          </table:table-cell>
          <table:table-cell table:formula="of:=([.C193]+([.B194]+1)*[.$C$7]*([.$C$1]))*[.$C$6]" office:value-type="float" office:value="91.0360967600879">
            <text:p>91.04</text:p>
          </table:table-cell>
          <table:table-cell table:formula="of:=([.D193]+([.C194]+1)*[.$D$7]*([.$C$1]))*[.$D$6]" office:value-type="float" office:value="82.5681278284863">
            <text:p>82.57</text:p>
          </table:table-cell>
          <table:table-cell table:number-columns-repeated="1020"/>
        </table:table-row>
        <table:table-row table:style-name="ro1">
          <table:table-cell table:formula="of:=[.A194]+[.$C$1]" office:value-type="float" office:value="1860">
            <text:p>1860</text:p>
          </table:table-cell>
          <table:table-cell office:value-type="float" office:value="-0.0074">
            <text:p>-0.01</text:p>
          </table:table-cell>
          <table:table-cell table:formula="of:=([.C194]+([.B195]+1)*[.$C$7]*([.$C$1]))*[.$C$6]" office:value-type="float" office:value="90.8658870840791">
            <text:p>90.87</text:p>
          </table:table-cell>
          <table:table-cell table:formula="of:=([.D194]+([.C195]+1)*[.$D$7]*([.$C$1]))*[.$D$6]" office:value-type="float" office:value="82.5792448832048">
            <text:p>82.58</text:p>
          </table:table-cell>
          <table:table-cell table:number-columns-repeated="1020"/>
        </table:table-row>
        <table:table-row table:style-name="ro1">
          <table:table-cell table:formula="of:=[.A195]+[.$C$1]" office:value-type="float" office:value="1870">
            <text:p>1870</text:p>
          </table:table-cell>
          <table:table-cell office:value-type="float" office:value="-0.0038">
            <text:p>0</text:p>
          </table:table-cell>
          <table:table-cell table:formula="of:=([.C195]+([.B196]+1)*[.$C$7]*([.$C$1]))*[.$C$6]" office:value-type="float" office:value="90.7450983756712">
            <text:p>90.75</text:p>
          </table:table-cell>
          <table:table-cell table:formula="of:=([.D195]+([.C196]+1)*[.$D$7]*([.$C$1]))*[.$D$6]" office:value-type="float" office:value="82.5783792486947">
            <text:p>82.58</text:p>
          </table:table-cell>
          <table:table-cell table:number-columns-repeated="1020"/>
        </table:table-row>
        <table:table-row table:style-name="ro1">
          <table:table-cell table:formula="of:=[.A196]+[.$C$1]" office:value-type="float" office:value="1880">
            <text:p>1880</text:p>
          </table:table-cell>
          <table:table-cell office:value-type="float" office:value="0.0009">
            <text:p>0</text:p>
          </table:table-cell>
          <table:table-cell table:formula="of:=([.C196]+([.B197]+1)*[.$C$7]*([.$C$1]))*[.$C$6]" office:value-type="float" office:value="90.6786885381041">
            <text:p>90.68</text:p>
          </table:table-cell>
          <table:table-cell table:formula="of:=([.D196]+([.C197]+1)*[.$D$7]*([.$C$1]))*[.$D$6]" office:value-type="float" office:value="82.5716232922546">
            <text:p>82.57</text:p>
          </table:table-cell>
          <table:table-cell table:number-columns-repeated="1020"/>
        </table:table-row>
        <table:table-row table:style-name="ro1">
          <table:table-cell table:formula="of:=[.A197]+[.$C$1]" office:value-type="float" office:value="1890">
            <text:p>1890</text:p>
          </table:table-cell>
          <table:table-cell office:value-type="float" office:value="0.003">
            <text:p>0</text:p>
          </table:table-cell>
          <table:table-cell table:formula="of:=([.C197]+([.B198]+1)*[.$C$7]*([.$C$1]))*[.$C$6]" office:value-type="float" office:value="90.6378196842937">
            <text:p>90.64</text:p>
          </table:table-cell>
          <table:table-cell table:formula="of:=([.D197]+([.C198]+1)*[.$D$7]*([.$C$1]))*[.$D$6]" office:value-type="float" office:value="82.5618647346156">
            <text:p>82.56</text:p>
          </table:table-cell>
          <table:table-cell table:number-columns-repeated="1020"/>
        </table:table-row>
        <table:table-row table:style-name="ro1">
          <table:table-cell table:formula="of:=[.A198]+[.$C$1]" office:value-type="float" office:value="1900">
            <text:p>1900</text:p>
          </table:table-cell>
          <table:table-cell office:value-type="float" office:value="0.0089">
            <text:p>0.01</text:p>
          </table:table-cell>
          <table:table-cell table:formula="of:=([.C198]+([.B199]+1)*[.$C$7]*([.$C$1]))*[.$C$6]" office:value-type="float" office:value="90.6541377158643">
            <text:p>90.65</text:p>
          </table:table-cell>
          <table:table-cell table:formula="of:=([.D198]+([.C199]+1)*[.$D$7]*([.$C$1]))*[.$D$6]" office:value-type="float" office:value="82.5545506555818">
            <text:p>82.55</text:p>
          </table:table-cell>
          <table:table-cell table:number-columns-repeated="1020"/>
        </table:table-row>
        <table:table-row table:style-name="ro1">
          <table:table-cell table:formula="of:=[.A199]+[.$C$1]" office:value-type="float" office:value="1910">
            <text:p>1910</text:p>
          </table:table-cell>
          <table:table-cell office:value-type="float" office:value="0.0023">
            <text:p>0</text:p>
          </table:table-cell>
          <table:table-cell table:formula="of:=([.C199]+([.B200]+1)*[.$C$7]*([.$C$1]))*[.$C$6]" office:value-type="float" office:value="90.6094239442779">
            <text:p>90.61</text:p>
          </table:table-cell>
          <table:table-cell table:formula="of:=([.D199]+([.C200]+1)*[.$D$7]*([.$C$1]))*[.$D$6]" office:value-type="float" office:value="82.5439437450087">
            <text:p>82.54</text:p>
          </table:table-cell>
          <table:table-cell table:number-columns-repeated="1020"/>
        </table:table-row>
        <table:table-row table:style-name="ro1">
          <table:table-cell table:formula="of:=[.A200]+[.$C$1]" office:value-type="float" office:value="1920">
            <text:p>1920</text:p>
          </table:table-cell>
          <table:table-cell office:value-type="float" office:value="0.0038">
            <text:p>0</text:p>
          </table:table-cell>
          <table:table-cell table:formula="of:=([.C200]+([.B201]+1)*[.$C$7]*([.$C$1]))*[.$C$6]" office:value-type="float" office:value="90.5826815498501">
            <text:p>90.58</text:p>
          </table:table-cell>
          <table:table-cell table:formula="of:=([.D200]+([.C201]+1)*[.$D$7]*([.$C$1]))*[.$D$6]" office:value-type="float" office:value="82.5319907099943">
            <text:p>82.53</text:p>
          </table:table-cell>
          <table:table-cell table:number-columns-repeated="1020"/>
        </table:table-row>
        <table:table-row table:style-name="ro1">
          <table:table-cell table:formula="of:=[.A201]+[.$C$1]" office:value-type="float" office:value="1930">
            <text:p>1930</text:p>
          </table:table-cell>
          <table:table-cell office:value-type="float" office:value="0.0048">
            <text:p>0</text:p>
          </table:table-cell>
          <table:table-cell table:formula="of:=([.C201]+([.B202]+1)*[.$C$7]*([.$C$1]))*[.$C$6]" office:value-type="float" office:value="90.5676133948651">
            <text:p>90.57</text:p>
          </table:table-cell>
          <table:table-cell table:formula="of:=([.D201]+([.C202]+1)*[.$D$7]*([.$C$1]))*[.$D$6]" office:value-type="float" office:value="82.5198768445327">
            <text:p>82.52</text:p>
          </table:table-cell>
          <table:table-cell table:number-columns-repeated="1020"/>
        </table:table-row>
        <table:table-row table:style-name="ro1">
          <table:table-cell table:formula="of:=[.A202]+[.$C$1]" office:value-type="float" office:value="1940">
            <text:p>1940</text:p>
          </table:table-cell>
          <table:table-cell office:value-type="float" office:value="0.0014">
            <text:p>0</text:p>
          </table:table-cell>
          <table:table-cell table:formula="of:=([.C202]+([.B203]+1)*[.$C$7]*([.$C$1]))*[.$C$6]" office:value-type="float" office:value="90.5234520553786">
            <text:p>90.52</text:p>
          </table:table-cell>
          <table:table-cell table:formula="of:=([.D202]+([.C203]+1)*[.$D$7]*([.$C$1]))*[.$D$6]" office:value-type="float" office:value="82.5049998450635">
            <text:p>82.5</text:p>
          </table:table-cell>
          <table:table-cell table:number-columns-repeated="1020"/>
        </table:table-row>
        <table:table-row table:style-name="ro1">
          <table:table-cell table:formula="of:=[.A203]+[.$C$1]" office:value-type="float" office:value="1950">
            <text:p>1950</text:p>
          </table:table-cell>
          <table:table-cell office:value-type="float" office:value="-0.0042">
            <text:p>0</text:p>
          </table:table-cell>
          <table:table-cell table:formula="of:=([.C203]+([.B204]+1)*[.$C$7]*([.$C$1]))*[.$C$6]" office:value-type="float" office:value="90.4333068498407">
            <text:p>90.43</text:p>
          </table:table-cell>
          <table:table-cell table:formula="of:=([.D203]+([.C204]+1)*[.$D$7]*([.$C$1]))*[.$D$6]" office:value-type="float" office:value="82.4834974770428">
            <text:p>82.48</text:p>
          </table:table-cell>
          <table:table-cell table:number-columns-repeated="1020"/>
        </table:table-row>
        <table:table-row table:style-name="ro1">
          <table:table-cell table:formula="of:=[.A204]+[.$C$1]" office:value-type="float" office:value="1960">
            <text:p>1960</text:p>
          </table:table-cell>
          <table:table-cell office:value-type="float" office:value="0.0025">
            <text:p>0</text:p>
          </table:table-cell>
          <table:table-cell table:formula="of:=([.C204]+([.B205]+1)*[.$C$7]*([.$C$1]))*[.$C$6]" office:value-type="float" office:value="90.4124761648566">
            <text:p>90.41</text:p>
          </table:table-cell>
          <table:table-cell table:formula="of:=([.D204]+([.C205]+1)*[.$D$7]*([.$C$1]))*[.$D$6]" office:value-type="float" office:value="82.4622705841757">
            <text:p>82.46</text:p>
          </table:table-cell>
          <table:table-cell table:number-columns-repeated="1020"/>
        </table:table-row>
        <table:table-row table:style-name="ro1">
          <table:table-cell table:formula="of:=[.A205]+[.$C$1]" office:value-type="float" office:value="1970">
            <text:p>1970</text:p>
          </table:table-cell>
          <table:table-cell office:value-type="float" office:value="0.0033">
            <text:p>0</text:p>
          </table:table-cell>
          <table:table-cell table:formula="of:=([.C205]+([.B206]+1)*[.$C$7]*([.$C$1]))*[.$C$6]" office:value-type="float" office:value="90.400928548371">
            <text:p>90.4</text:p>
          </table:table-cell>
          <table:table-cell table:formula="of:=([.D205]+([.C206]+1)*[.$D$7]*([.$C$1]))*[.$D$6]" office:value-type="float" office:value="82.4421270951115">
            <text:p>82.44</text:p>
          </table:table-cell>
          <table:table-cell table:number-columns-repeated="1020"/>
        </table:table-row>
        <table:table-row table:style-name="ro1">
          <table:table-cell table:formula="of:=[.A206]+[.$C$1]" office:value-type="float" office:value="1980">
            <text:p>1980</text:p>
          </table:table-cell>
          <table:table-cell office:value-type="float" office:value="-0.0091">
            <text:p>-0.01</text:p>
          </table:table-cell>
          <table:table-cell table:formula="of:=([.C206]+([.B207]+1)*[.$C$7]*([.$C$1]))*[.$C$6]" office:value-type="float" office:value="90.2789356935339">
            <text:p>90.28</text:p>
          </table:table-cell>
          <table:table-cell table:formula="of:=([.D206]+([.C207]+1)*[.$D$7]*([.$C$1]))*[.$D$6]" office:value-type="float" office:value="82.4130185980184">
            <text:p>82.41</text:p>
          </table:table-cell>
          <table:table-cell table:number-columns-repeated="1020"/>
        </table:table-row>
        <table:table-row table:style-name="ro1">
          <table:table-cell table:formula="of:=[.A207]+[.$C$1]" office:value-type="float" office:value="1990">
            <text:p>1990</text:p>
          </table:table-cell>
          <table:table-cell office:value-type="float" office:value="-0.015">
            <text:p>-0.02</text:p>
          </table:table-cell>
          <table:table-cell table:formula="of:=([.C207]+([.B208]+1)*[.$C$7]*([.$C$1]))*[.$C$6]" office:value-type="float" office:value="90.1160421241805">
            <text:p>90.12</text:p>
          </table:table-cell>
          <table:table-cell table:formula="of:=([.D207]+([.C208]+1)*[.$D$7]*([.$C$1]))*[.$D$6]" office:value-type="float" office:value="82.3721605293928">
            <text:p>82.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0.0061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03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19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85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3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2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2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56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1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04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3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77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4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38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8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4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76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0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32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1">
            <text:p>0.01</text:p>
          </table:table-cell>
          <table:table-cell table:number-columns-repeated="1022"/>
        </table:table-row>
      </table:table>
      <table:table table:name="data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98">
            <text:p>-0.98</text:p>
          </table:table-cell>
          <table:table-cell>
            <draw:frame table:end-cell-address="data.J22" table:end-x="0.5957in" table:end-y="0.1134in" draw:z-index="0" draw:style-name="gr1" draw:text-style-name="P1" svg:width="6.2988in" svg:height="3.5402in" svg:x="0.5201in" svg:y="0.1295in">
              <draw:object draw:notify-on-update-of-ranges="data.A1:data.A755 data.B1:data.B7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.13">
            <text:p>-1.1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.22">
            <text:p>-1.2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27">
            <text:p>-0.2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14">
            <text:p>-0.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42">
            <text:p>-0.4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1.32">
            <text:p>-1.3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2.21">
            <text:p>-2.2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2.58">
            <text:p>-2.5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3.05">
            <text:p>-3.05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3.25">
            <text:p>-3.2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3.44">
            <text:p>-3.4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3.61">
            <text:p>-3.6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3.55">
            <text:p>-3.5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3.33">
            <text:p>-3.3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3.21">
            <text:p>-3.2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2.98">
            <text:p>-2.9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2.87">
            <text:p>-2.8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2.63">
            <text:p>-2.6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2.51">
            <text:p>-2.5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2.38">
            <text:p>-2.3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2.24">
            <text:p>-2.2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2.1">
            <text:p>-2.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.97">
            <text:p>-1.9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.83">
            <text:p>-1.8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.69">
            <text:p>-1.6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1.46">
            <text:p>-1.46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11">
            <text:p>-0.1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0.4">
            <text:p>-0.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-1.12">
            <text:p>-1.1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1.9">
            <text:p>-1.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2.37">
            <text:p>-2.3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2.78">
            <text:p>-2.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3.37">
            <text:p>-3.37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3.64">
            <text:p>-3.6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3.79">
            <text:p>-3.7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3.93">
            <text:p>-3.9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3.75">
            <text:p>-3.7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2.71">
            <text:p>-2.71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2.27">
            <text:p>-2.27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2.08">
            <text:p>-2.08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.92">
            <text:p>-1.9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0.01">
            <text:p>-0.01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0.05">
            <text:p>-0.05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0.08">
            <text:p>-0.08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0.07">
            <text:p>-0.0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-1.49">
            <text:p>-1.49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-2.33">
            <text:p>-2.33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-2.99">
            <text:p>-2.99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-4.07">
            <text:p>-4.07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4.33">
            <text:p>-4.33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-4.29">
            <text:p>-4.29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4.08">
            <text:p>-4.08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.65">
            <text:p>-3.65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3.51">
            <text:p>-3.51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3.13">
            <text:p>-3.13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2.34">
            <text:p>-2.34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-2.22">
            <text:p>-2.22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2.09">
            <text:p>-2.09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1.96">
            <text:p>-1.9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1.84">
            <text:p>-1.84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-1.73">
            <text:p>-1.73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1.62">
            <text:p>-1.62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-1.5">
            <text:p>-1.5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1.1">
            <text:p>-1.1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0.21">
            <text:p>-0.21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-1.85">
            <text:p>-1.85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2.19">
            <text:p>-2.19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2.54">
            <text:p>-2.54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2.89">
            <text:p>-2.89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.18">
            <text:p>-3.18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-3.36">
            <text:p>-3.36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3.42">
            <text:p>-3.42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-3.41">
            <text:p>-3.41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3.32">
            <text:p>-3.32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-2.96">
            <text:p>-2.96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2.73">
            <text:p>-2.73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2.52">
            <text:p>-2.52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2.31">
            <text:p>-2.31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-2.11">
            <text:p>-2.11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1.93">
            <text:p>-1.93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1.76">
            <text:p>-1.76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1.51">
            <text:p>-1.51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-1.39">
            <text:p>-1.39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-0.67">
            <text:p>-0.67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-0.79">
            <text:p>-0.79</text:p>
          </table:table-cell>
          <table:table-cell/>
        </table:table-row>
      </table:table>
      <table:table table:name="data2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0093">
            <text:p>-0.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0075">
            <text:p>-0.01</text:p>
          </table:table-cell>
          <table:table-cell>
            <draw:frame table:end-cell-address="data2.K21" table:end-x="0.5622in" table:end-y="0.1618in" draw:z-index="0" draw:style-name="gr1" draw:text-style-name="P1" svg:width="6.2988in" svg:height="3.5398in" svg:x="0.4866in" svg:y="0.0004in">
              <draw:object draw:notify-on-update-of-ranges="data2.A1:data2.A184 data2.B1:data2.B184 data2.A1:data2.A184 data2.C1:data2.C18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0.0088">
            <text:p>-0.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-0.0097">
            <text:p>-0.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0.0102">
            <text:p>-0.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-0.0139">
            <text:p>-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-0.018">
            <text:p>-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0.0152">
            <text:p>-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-0.007">
            <text:p>-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-0.0092">
            <text:p>-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-0.0062">
            <text:p>-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-0.0027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-0.0006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-0.0009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-0.0006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-0.0027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-0.0028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-0.0026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0063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.0146">
            <text:p>0.0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.0249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0411">
            <text:p>0.0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.0473">
            <text:p>0.0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.055">
            <text:p>0.0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0618">
            <text:p>0.0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.0765">
            <text:p>0.0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.0943">
            <text:p>0.0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.1171">
            <text:p>0.1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.1365">
            <text:p>0.1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1852">
            <text:p>0.1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.2254">
            <text:p>0.2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.2753">
            <text:p>0.2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.3114">
            <text:p>0.3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.3444">
            <text:p>0.3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.4211">
            <text:p>0.4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.4942">
            <text:p>0.4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.5347">
            <text:p>0.5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.6073">
            <text:p>0.6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.742">
            <text:p>0.7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.7883">
            <text:p>0.7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.836">
            <text:p>0.8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.8781">
            <text:p>0.8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.9106">
            <text:p>0.9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.9368">
            <text:p>0.9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.9519">
            <text:p>0.9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.9416">
            <text:p>0.9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.9061">
            <text:p>0.9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.8539">
            <text:p>0.8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.7611">
            <text:p>0.7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.6399">
            <text:p>0.6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.4832">
            <text:p>0.4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.3163">
            <text:p>0.3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.1727">
            <text:p>0.1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-0.0004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-0.1666">
            <text:p>-0.1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-0.2817">
            <text:p>-0.2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-0.5434">
            <text:p>-0.5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-0.9278">
            <text:p>-0.9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-1.241">
            <text:p>-1.2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-1.4615">
            <text:p>-1.4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-1.5021">
            <text:p>-1.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-1.3977">
            <text:p>-1.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-1.2821">
            <text:p>-1.2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-1.2132">
            <text:p>-1.2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-1.1787">
            <text:p>-1.1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-1.1262">
            <text:p>-1.1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-0.9192">
            <text:p>-0.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-0.7923">
            <text:p>-0.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-0.6544">
            <text:p>-0.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-0.5552">
            <text:p>-0.5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-0.4614">
            <text:p>-0.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-0.4024">
            <text:p>-0.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-0.3502">
            <text:p>-0.3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-0.3038">
            <text:p>-0.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-0.2783">
            <text:p>-0.2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-0.2786">
            <text:p>-0.2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-0.2723">
            <text:p>-0.2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-0.247">
            <text:p>-0.2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-0.2036">
            <text:p>-0.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-0.1968">
            <text:p>-0.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-0.219">
            <text:p>-0.2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-0.2693">
            <text:p>-0.2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-0.291">
            <text:p>-0.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-0.2995">
            <text:p>-0.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-0.2574">
            <text:p>-0.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-0.1494">
            <text:p>-0.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.0341">
            <text:p>0.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.1087">
            <text:p>0.1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.2179">
            <text:p>0.2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.3302">
            <text:p>0.3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.4182">
            <text:p>0.4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.4863">
            <text:p>0.4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.5885">
            <text:p>0.5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.6345">
            <text:p>0.6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.6909">
            <text:p>0.6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.7405">
            <text:p>0.7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.7523">
            <text:p>0.7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.7534">
            <text:p>0.7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.747">
            <text:p>0.7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.722">
            <text:p>0.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.6879">
            <text:p>0.6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.6139">
            <text:p>0.6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.5231">
            <text:p>0.5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.4469">
            <text:p>0.4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0.3206">
            <text:p>0.3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0.2603">
            <text:p>0.2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.2057">
            <text:p>0.2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0.1617">
            <text:p>0.1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.1311">
            <text:p>0.1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.0972">
            <text:p>0.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0.0551">
            <text:p>0.0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-0.0454">
            <text:p>-0.0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-0.0804">
            <text:p>-0.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-0.0905">
            <text:p>-0.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-0.0696">
            <text:p>-0.0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-0.0487">
            <text:p>-0.0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-0.0359">
            <text:p>-0.0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-0.0282">
            <text:p>-0.0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-0.0126">
            <text:p>-0.0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-0.0111">
            <text:p>-0.0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-0.0259">
            <text:p>-0.0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-0.0381">
            <text:p>-0.0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-0.0347">
            <text:p>-0.03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-0.0249">
            <text:p>-0.0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-0.0181">
            <text:p>-0.0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-0.005">
            <text:p>-0.0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-0.0021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-0.0065">
            <text:p>-0.0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-0.0222">
            <text:p>-0.0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-0.0183">
            <text:p>-0.0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-0.0087">
            <text:p>-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-0.0164">
            <text:p>-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-0.0227">
            <text:p>-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-0.0231">
            <text:p>-0.0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-0.022">
            <text:p>-0.0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-0.0155">
            <text:p>-0.0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-0.0128">
            <text:p>-0.0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-0.0155">
            <text:p>-0.0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-0.0219">
            <text:p>-0.0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-0.0176">
            <text:p>-0.0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-0.0055">
            <text:p>-0.0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-0.0056">
            <text:p>-0.0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-0.0054">
            <text:p>-0.0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-0.0064">
            <text:p>-0.0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-0.0147">
            <text:p>-0.0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-0.0148">
            <text:p>-0.0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-0.0228">
            <text:p>-0.0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-0.0287">
            <text:p>-0.0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-0.0271">
            <text:p>-0.0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-0.0208">
            <text:p>-0.0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-0.0172">
            <text:p>-0.02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134">
            <text:p>0.01</text:p>
          </table:table-cell>
          <table:table-cell office:value-type="float" office:value="669.2905">
            <text:p>669.29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668.6793">
            <text:p>668.68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667.5704">
            <text:p>667.57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665.5858">
            <text:p>665.59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663.4323">
            <text:p>663.43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661.8033">
            <text:p>661.8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60.7291">
            <text:p>660.73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60.1029">
            <text:p>660.1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59.5855">
            <text:p>659.59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659.0795">
            <text:p>659.08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58.9263">
            <text:p>658.93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59.191">
            <text:p>659.19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59.8542">
            <text:p>659.85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660.8645">
            <text:p>660.86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61.9542">
            <text:p>661.95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62.8705">
            <text:p>662.87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663.0007">
            <text:p>663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661.9034">
            <text:p>661.9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659.8002">
            <text:p>659.8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656.9816">
            <text:p>656.98</text:p>
          </table:table-cell>
        </table:table-row>
        <table:table-row table:style-name="ro1">
          <table:table-cell office:value-type="float" office:value="0.0095">
            <text:p>0.01</text:p>
          </table:table-cell>
          <table:table-cell office:value-type="float" office:value="653.6566">
            <text:p>653.66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650.7635">
            <text:p>650.76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48.5209">
            <text:p>648.52</text:p>
          </table:table-cell>
        </table:table-row>
        <table:table-row table:style-name="ro1">
          <table:table-cell office:value-type="float" office:value="0.0263">
            <text:p>0.03</text:p>
          </table:table-cell>
          <table:table-cell office:value-type="float" office:value="647.2452">
            <text:p>647.25</text:p>
          </table:table-cell>
        </table:table-row>
        <table:table-row table:style-name="ro1">
          <table:table-cell office:value-type="float" office:value="0.0291">
            <text:p>0.03</text:p>
          </table:table-cell>
          <table:table-cell office:value-type="float" office:value="647.0987">
            <text:p>647.1</text:p>
          </table:table-cell>
        </table:table-row>
        <table:table-row table:style-name="ro1">
          <table:table-cell office:value-type="float" office:value="0.0276">
            <text:p>0.03</text:p>
          </table:table-cell>
          <table:table-cell office:value-type="float" office:value="647.8394">
            <text:p>647.84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49.0377">
            <text:p>649.04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50.3266">
            <text:p>650.33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651.4409">
            <text:p>651.44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653.0114">
            <text:p>653.01</text:p>
          </table:table-cell>
        </table:table-row>
        <table:table-row table:style-name="ro1">
          <table:table-cell office:value-type="float" office:value="0.0271">
            <text:p>0.03</text:p>
          </table:table-cell>
          <table:table-cell office:value-type="float" office:value="655.243">
            <text:p>655.24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657.8343">
            <text:p>657.83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660.2043">
            <text:p>660.2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661.5428">
            <text:p>661.54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661.9692">
            <text:p>661.97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661.8685">
            <text:p>661.87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661.3145">
            <text:p>661.31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660.2095">
            <text:p>660.21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658.533">
            <text:p>658.53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656.3228">
            <text:p>656.32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653.6586">
            <text:p>653.66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51.1528">
            <text:p>651.15</text:p>
          </table:table-cell>
        </table:table-row>
        <table:table-row table:style-name="ro1">
          <table:table-cell office:value-type="float" office:value="0.0261">
            <text:p>0.03</text:p>
          </table:table-cell>
          <table:table-cell office:value-type="float" office:value="649.6221">
            <text:p>649.62</text:p>
          </table:table-cell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648.876">
            <text:p>648.88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48.4877">
            <text:p>648.49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648.0819">
            <text:p>648.08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646.8685">
            <text:p>646.87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645.3036">
            <text:p>645.3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643.7668">
            <text:p>643.77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42.3033">
            <text:p>642.3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40.7113">
            <text:p>640.71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39.1395">
            <text:p>639.14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38.0303">
            <text:p>638.03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37.7046">
            <text:p>637.7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638.1089">
            <text:p>638.11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639.0169">
            <text:p>639.02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639.9479">
            <text:p>639.95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640.5117">
            <text:p>640.51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640.5448">
            <text:p>640.54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640.0987">
            <text:p>640.1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39.2543">
            <text:p>639.25</text:p>
          </table:table-cell>
        </table:table-row>
        <table:table-row table:style-name="ro1">
          <table:table-cell office:value-type="float" office:value="0.0095">
            <text:p>0.01</text:p>
          </table:table-cell>
          <table:table-cell office:value-type="float" office:value="637.7552">
            <text:p>637.76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635.3828">
            <text:p>635.38</text:p>
          </table:table-cell>
        </table:table-row>
        <table:table-row table:style-name="ro1">
          <table:table-cell office:value-type="float" office:value="0.0036">
            <text:p>0</text:p>
          </table:table-cell>
          <table:table-cell office:value-type="float" office:value="631.9749">
            <text:p>631.97</text:p>
          </table:table-cell>
        </table:table-row>
        <table:table-row table:style-name="ro1">
          <table:table-cell office:value-type="float" office:value="0.0015">
            <text:p>0</text:p>
          </table:table-cell>
          <table:table-cell office:value-type="float" office:value="627.4538">
            <text:p>627.45</text:p>
          </table:table-cell>
        </table:table-row>
        <table:table-row table:style-name="ro1">
          <table:table-cell office:value-type="float" office:value="-0.0041">
            <text:p>0</text:p>
          </table:table-cell>
          <table:table-cell office:value-type="float" office:value="621.4329">
            <text:p>621.43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613.4127">
            <text:p>613.41</text:p>
          </table:table-cell>
        </table:table-row>
        <table:table-row table:style-name="ro1">
          <table:table-cell office:value-type="float" office:value="-0.0134">
            <text:p>-0.01</text:p>
          </table:table-cell>
          <table:table-cell office:value-type="float" office:value="603.4323">
            <text:p>603.43</text:p>
          </table:table-cell>
        </table:table-row>
        <table:table-row table:style-name="ro1">
          <table:table-cell office:value-type="float" office:value="-0.0174">
            <text:p>-0.02</text:p>
          </table:table-cell>
          <table:table-cell office:value-type="float" office:value="591.3441">
            <text:p>591.34</text:p>
          </table:table-cell>
        </table:table-row>
        <table:table-row table:style-name="ro1">
          <table:table-cell office:value-type="float" office:value="-0.0146">
            <text:p>-0.01</text:p>
          </table:table-cell>
          <table:table-cell office:value-type="float" office:value="577.6373">
            <text:p>577.64</text:p>
          </table:table-cell>
        </table:table-row>
        <table:table-row table:style-name="ro1">
          <table:table-cell office:value-type="float" office:value="-0.0162">
            <text:p>-0.02</text:p>
          </table:table-cell>
          <table:table-cell office:value-type="float" office:value="562.3607">
            <text:p>562.36</text:p>
          </table:table-cell>
        </table:table-row>
        <table:table-row table:style-name="ro1">
          <table:table-cell office:value-type="float" office:value="-0.0168">
            <text:p>-0.02</text:p>
          </table:table-cell>
          <table:table-cell office:value-type="float" office:value="545.6506">
            <text:p>545.65</text:p>
          </table:table-cell>
        </table:table-row>
        <table:table-row table:style-name="ro1">
          <table:table-cell office:value-type="float" office:value="-0.0193">
            <text:p>-0.02</text:p>
          </table:table-cell>
          <table:table-cell office:value-type="float" office:value="527.4684">
            <text:p>527.47</text:p>
          </table:table-cell>
        </table:table-row>
        <table:table-row table:style-name="ro1">
          <table:table-cell office:value-type="float" office:value="-0.0219">
            <text:p>-0.02</text:p>
          </table:table-cell>
          <table:table-cell office:value-type="float" office:value="507.7607">
            <text:p>507.76</text:p>
          </table:table-cell>
        </table:table-row>
        <table:table-row table:style-name="ro1">
          <table:table-cell office:value-type="float" office:value="-0.0262">
            <text:p>-0.03</text:p>
          </table:table-cell>
          <table:table-cell office:value-type="float" office:value="486.3401">
            <text:p>486.34</text:p>
          </table:table-cell>
        </table:table-row>
        <table:table-row table:style-name="ro1">
          <table:table-cell office:value-type="float" office:value="-0.026">
            <text:p>-0.03</text:p>
          </table:table-cell>
          <table:table-cell office:value-type="float" office:value="463.4493">
            <text:p>463.45</text:p>
          </table:table-cell>
        </table:table-row>
        <table:table-row table:style-name="ro1">
          <table:table-cell office:value-type="float" office:value="-0.0323">
            <text:p>-0.03</text:p>
          </table:table-cell>
          <table:table-cell office:value-type="float" office:value="438.7163">
            <text:p>438.72</text:p>
          </table:table-cell>
        </table:table-row>
        <table:table-row table:style-name="ro1">
          <table:table-cell office:value-type="float" office:value="-0.0449">
            <text:p>-0.04</text:p>
          </table:table-cell>
          <table:table-cell office:value-type="float" office:value="411.2485">
            <text:p>411.25</text:p>
          </table:table-cell>
        </table:table-row>
        <table:table-row table:style-name="ro1">
          <table:table-cell office:value-type="float" office:value="-0.0498">
            <text:p>-0.05</text:p>
          </table:table-cell>
          <table:table-cell office:value-type="float" office:value="380.9407">
            <text:p>380.94</text:p>
          </table:table-cell>
        </table:table-row>
        <table:table-row table:style-name="ro1">
          <table:table-cell office:value-type="float" office:value="-0.059">
            <text:p>-0.06</text:p>
          </table:table-cell>
          <table:table-cell office:value-type="float" office:value="347.3088">
            <text:p>347.31</text:p>
          </table:table-cell>
        </table:table-row>
        <table:table-row table:style-name="ro1">
          <table:table-cell office:value-type="float" office:value="-0.0701">
            <text:p>-0.07</text:p>
          </table:table-cell>
          <table:table-cell office:value-type="float" office:value="309.7591">
            <text:p>309.76</text:p>
          </table:table-cell>
        </table:table-row>
        <table:table-row table:style-name="ro1">
          <table:table-cell office:value-type="float" office:value="-0.0846">
            <text:p>-0.08</text:p>
          </table:table-cell>
          <table:table-cell office:value-type="float" office:value="267.4571">
            <text:p>267.46</text:p>
          </table:table-cell>
        </table:table-row>
        <table:table-row table:style-name="ro1">
          <table:table-cell office:value-type="float" office:value="-0.1059">
            <text:p>-0.11</text:p>
          </table:table-cell>
          <table:table-cell office:value-type="float" office:value="219.0562">
            <text:p>219.06</text:p>
          </table:table-cell>
        </table:table-row>
        <table:table-row table:style-name="ro1">
          <table:table-cell office:value-type="float" office:value="-0.1291">
            <text:p>-0.13</text:p>
          </table:table-cell>
          <table:table-cell office:value-type="float" office:value="163.1799">
            <text:p>163.18</text:p>
          </table:table-cell>
        </table:table-row>
        <table:table-row table:style-name="ro1">
          <table:table-cell office:value-type="float" office:value="-0.1589">
            <text:p>-0.16</text:p>
          </table:table-cell>
          <table:table-cell office:value-type="float" office:value="97.9993">
            <text:p>98</text:p>
          </table:table-cell>
        </table:table-row>
        <table:table-row table:style-name="ro1">
          <table:table-cell office:value-type="float" office:value="-0.1946">
            <text:p>-0.19</text:p>
          </table:table-cell>
          <table:table-cell office:value-type="float" office:value="21.3694">
            <text:p>21.37</text:p>
          </table:table-cell>
        </table:table-row>
        <table:table-row table:style-name="ro1">
          <table:table-cell office:value-type="float" office:value="-0.2326">
            <text:p>-0.23</text:p>
          </table:table-cell>
          <table:table-cell office:value-type="float" office:value="-68.8371">
            <text:p>-68.84</text:p>
          </table:table-cell>
        </table:table-row>
        <table:table-row table:style-name="ro1">
          <table:table-cell office:value-type="float" office:value="-0.2656">
            <text:p>-0.27</text:p>
          </table:table-cell>
          <table:table-cell office:value-type="float" office:value="-174.044">
            <text:p>-174.04</text:p>
          </table:table-cell>
        </table:table-row>
        <table:table-row table:style-name="ro1">
          <table:table-cell office:value-type="float" office:value="-0.2786">
            <text:p>-0.28</text:p>
          </table:table-cell>
          <table:table-cell office:value-type="float" office:value="-293.7037">
            <text:p>-293.7</text:p>
          </table:table-cell>
        </table:table-row>
        <table:table-row table:style-name="ro1">
          <table:table-cell office:value-type="float" office:value="-0.2837">
            <text:p>-0.28</text:p>
          </table:table-cell>
          <table:table-cell office:value-type="float" office:value="-426.5704">
            <text:p>-426.57</text:p>
          </table:table-cell>
        </table:table-row>
        <table:table-row table:style-name="ro1">
          <table:table-cell office:value-type="float" office:value="-0.2735">
            <text:p>-0.27</text:p>
          </table:table-cell>
          <table:table-cell office:value-type="float" office:value="-570.0994">
            <text:p>-570.1</text:p>
          </table:table-cell>
        </table:table-row>
        <table:table-row table:style-name="ro1">
          <table:table-cell office:value-type="float" office:value="-0.2553">
            <text:p>-0.26</text:p>
          </table:table-cell>
          <table:table-cell office:value-type="float" office:value="-721.2516">
            <text:p>-721.25</text:p>
          </table:table-cell>
        </table:table-row>
        <table:table-row table:style-name="ro1">
          <table:table-cell office:value-type="float" office:value="-0.2424">
            <text:p>-0.24</text:p>
          </table:table-cell>
          <table:table-cell office:value-type="float" office:value="-877.739">
            <text:p>-877.74</text:p>
          </table:table-cell>
        </table:table-row>
        <table:table-row table:style-name="ro1">
          <table:table-cell office:value-type="float" office:value="-0.2378">
            <text:p>-0.24</text:p>
          </table:table-cell>
          <table:table-cell office:value-type="float" office:value="-1038.2316">
            <text:p>-1038.23</text:p>
          </table:table-cell>
        </table:table-row>
        <table:table-row table:style-name="ro1">
          <table:table-cell office:value-type="float" office:value="-0.2498">
            <text:p>-0.25</text:p>
          </table:table-cell>
          <table:table-cell office:value-type="float" office:value="-1203.0277">
            <text:p>-1203.03</text:p>
          </table:table-cell>
        </table:table-row>
        <table:table-row table:style-name="ro1">
          <table:table-cell office:value-type="float" office:value="-0.2715">
            <text:p>-0.27</text:p>
          </table:table-cell>
          <table:table-cell office:value-type="float" office:value="-1373.2556">
            <text:p>-1373.26</text:p>
          </table:table-cell>
        </table:table-row>
        <table:table-row table:style-name="ro1">
          <table:table-cell office:value-type="float" office:value="-0.2919">
            <text:p>-0.29</text:p>
          </table:table-cell>
          <table:table-cell office:value-type="float" office:value="-1549.799">
            <text:p>-1549.8</text:p>
          </table:table-cell>
        </table:table-row>
        <table:table-row table:style-name="ro1">
          <table:table-cell office:value-type="float" office:value="-0.3297">
            <text:p>-0.33</text:p>
          </table:table-cell>
          <table:table-cell office:value-type="float" office:value="-1735.0138">
            <text:p>-1735.01</text:p>
          </table:table-cell>
        </table:table-row>
        <table:table-row table:style-name="ro1">
          <table:table-cell office:value-type="float" office:value="-0.3659">
            <text:p>-0.37</text:p>
          </table:table-cell>
          <table:table-cell office:value-type="float" office:value="-1930.8508">
            <text:p>-1930.85</text:p>
          </table:table-cell>
        </table:table-row>
        <table:table-row table:style-name="ro1">
          <table:table-cell office:value-type="float" office:value="-0.396">
            <text:p>-0.4</text:p>
          </table:table-cell>
          <table:table-cell office:value-type="float" office:value="-2138.5042">
            <text:p>-2138.5</text:p>
          </table:table-cell>
        </table:table-row>
        <table:table-row table:style-name="ro1">
          <table:table-cell office:value-type="float" office:value="-0.4153">
            <text:p>-0.42</text:p>
          </table:table-cell>
          <table:table-cell office:value-type="float" office:value="-2358.0427">
            <text:p>-2358.04</text:p>
          </table:table-cell>
        </table:table-row>
        <table:table-row table:style-name="ro1">
          <table:table-cell office:value-type="float" office:value="-0.4143">
            <text:p>-0.41</text:p>
          </table:table-cell>
          <table:table-cell office:value-type="float" office:value="-2587.6704">
            <text:p>-2587.67</text:p>
          </table:table-cell>
        </table:table-row>
        <table:table-row table:style-name="ro1">
          <table:table-cell office:value-type="float" office:value="-0.421">
            <text:p>-0.42</text:p>
          </table:table-cell>
          <table:table-cell office:value-type="float" office:value="-2826.4351">
            <text:p>-2826.44</text:p>
          </table:table-cell>
        </table:table-row>
        <table:table-row table:style-name="ro1">
          <table:table-cell office:value-type="float" office:value="-0.381">
            <text:p>-0.38</text:p>
          </table:table-cell>
          <table:table-cell office:value-type="float" office:value="-3069.2375">
            <text:p>-3069.24</text:p>
          </table:table-cell>
        </table:table-row>
        <table:table-row table:style-name="ro1">
          <table:table-cell office:value-type="float" office:value="-0.3606">
            <text:p>-0.36</text:p>
          </table:table-cell>
          <table:table-cell office:value-type="float" office:value="-3313.2383">
            <text:p>-3313.24</text:p>
          </table:table-cell>
        </table:table-row>
        <table:table-row table:style-name="ro1">
          <table:table-cell office:value-type="float" office:value="-0.341">
            <text:p>-0.34</text:p>
          </table:table-cell>
          <table:table-cell office:value-type="float" office:value="-3555.9377">
            <text:p>-3555.94</text:p>
          </table:table-cell>
        </table:table-row>
        <table:table-row table:style-name="ro1">
          <table:table-cell office:value-type="float" office:value="-0.292">
            <text:p>-0.29</text:p>
          </table:table-cell>
          <table:table-cell office:value-type="float" office:value="-3792.4412">
            <text:p>-3792.44</text:p>
          </table:table-cell>
        </table:table-row>
        <table:table-row table:style-name="ro1">
          <table:table-cell office:value-type="float" office:value="-0.2548">
            <text:p>-0.25</text:p>
          </table:table-cell>
          <table:table-cell office:value-type="float" office:value="-4019.4031">
            <text:p>-4019.4</text:p>
          </table:table-cell>
        </table:table-row>
        <table:table-row table:style-name="ro1">
          <table:table-cell office:value-type="float" office:value="-0.2318">
            <text:p>-0.23</text:p>
          </table:table-cell>
          <table:table-cell office:value-type="float" office:value="-4235.105">
            <text:p>-4235.11</text:p>
          </table:table-cell>
        </table:table-row>
        <table:table-row table:style-name="ro1">
          <table:table-cell office:value-type="float" office:value="-0.2232">
            <text:p>-0.22</text:p>
          </table:table-cell>
          <table:table-cell office:value-type="float" office:value="-4439.335">
            <text:p>-4439.34</text:p>
          </table:table-cell>
        </table:table-row>
        <table:table-row table:style-name="ro1">
          <table:table-cell office:value-type="float" office:value="-0.2334">
            <text:p>-0.23</text:p>
          </table:table-cell>
          <table:table-cell office:value-type="float" office:value="-4633.6152">
            <text:p>-4633.62</text:p>
          </table:table-cell>
        </table:table-row>
        <table:table-row table:style-name="ro1">
          <table:table-cell office:value-type="float" office:value="-0.2426">
            <text:p>-0.24</text:p>
          </table:table-cell>
          <table:table-cell office:value-type="float" office:value="-4819.2666">
            <text:p>-4819.27</text:p>
          </table:table-cell>
        </table:table-row>
        <table:table-row table:style-name="ro1">
          <table:table-cell office:value-type="float" office:value="-0.2335">
            <text:p>-0.23</text:p>
          </table:table-cell>
          <table:table-cell office:value-type="float" office:value="-4995.8403">
            <text:p>-4995.84</text:p>
          </table:table-cell>
        </table:table-row>
        <table:table-row table:style-name="ro1">
          <table:table-cell office:value-type="float" office:value="-0.2044">
            <text:p>-0.2</text:p>
          </table:table-cell>
          <table:table-cell office:value-type="float" office:value="-5161.1597">
            <text:p>-5161.16</text:p>
          </table:table-cell>
        </table:table-row>
        <table:table-row table:style-name="ro1">
          <table:table-cell office:value-type="float" office:value="-0.1805">
            <text:p>-0.18</text:p>
          </table:table-cell>
          <table:table-cell office:value-type="float" office:value="-5313.7505">
            <text:p>-5313.75</text:p>
          </table:table-cell>
        </table:table-row>
        <table:table-row table:style-name="ro1">
          <table:table-cell office:value-type="float" office:value="-0.1365">
            <text:p>-0.14</text:p>
          </table:table-cell>
          <table:table-cell office:value-type="float" office:value="-5450.4985">
            <text:p>-5450.5</text:p>
          </table:table-cell>
        </table:table-row>
        <table:table-row table:style-name="ro1">
          <table:table-cell office:value-type="float" office:value="-0.0487">
            <text:p>-0.05</text:p>
          </table:table-cell>
          <table:table-cell office:value-type="float" office:value="-5564.6777">
            <text:p>-5564.68</text:p>
          </table:table-cell>
        </table:table-row>
        <table:table-row table:style-name="ro1">
          <table:table-cell office:value-type="float" office:value="0.0636">
            <text:p>0.06</text:p>
          </table:table-cell>
          <table:table-cell office:value-type="float" office:value="-5648.0742">
            <text:p>-5648.07</text:p>
          </table:table-cell>
        </table:table-row>
        <table:table-row table:style-name="ro1">
          <table:table-cell office:value-type="float" office:value="0.2025">
            <text:p>0.2</text:p>
          </table:table-cell>
          <table:table-cell office:value-type="float" office:value="-5690.9395">
            <text:p>-5690.94</text:p>
          </table:table-cell>
        </table:table-row>
        <table:table-row table:style-name="ro1">
          <table:table-cell office:value-type="float" office:value="0.3399">
            <text:p>0.34</text:p>
          </table:table-cell>
          <table:table-cell office:value-type="float" office:value="-5684.7202">
            <text:p>-5684.72</text:p>
          </table:table-cell>
        </table:table-row>
        <table:table-row table:style-name="ro1">
          <table:table-cell office:value-type="float" office:value="0.3444">
            <text:p>0.34</text:p>
          </table:table-cell>
          <table:table-cell office:value-type="float" office:value="-5633.8105">
            <text:p>-5633.81</text:p>
          </table:table-cell>
        </table:table-row>
        <table:table-row table:style-name="ro1">
          <table:table-cell office:value-type="float" office:value="0.4193">
            <text:p>0.42</text:p>
          </table:table-cell>
          <table:table-cell office:value-type="float" office:value="-5535.9346">
            <text:p>-5535.93</text:p>
          </table:table-cell>
        </table:table-row>
        <table:table-row table:style-name="ro1">
          <table:table-cell office:value-type="float" office:value="0.3564">
            <text:p>0.36</text:p>
          </table:table-cell>
          <table:table-cell office:value-type="float" office:value="-5401.5977">
            <text:p>-5401.6</text:p>
          </table:table-cell>
        </table:table-row>
        <table:table-row table:style-name="ro1">
          <table:table-cell office:value-type="float" office:value="0.2958">
            <text:p>0.3</text:p>
          </table:table-cell>
          <table:table-cell office:value-type="float" office:value="-5240.1626">
            <text:p>-5240.16</text:p>
          </table:table-cell>
        </table:table-row>
        <table:table-row table:style-name="ro1">
          <table:table-cell office:value-type="float" office:value="0.2611">
            <text:p>0.26</text:p>
          </table:table-cell>
          <table:table-cell office:value-type="float" office:value="-5057.8027">
            <text:p>-5057.8</text:p>
          </table:table-cell>
        </table:table-row>
        <table:table-row table:style-name="ro1">
          <table:table-cell office:value-type="float" office:value="0.2549">
            <text:p>0.25</text:p>
          </table:table-cell>
          <table:table-cell office:value-type="float" office:value="-4857.5747">
            <text:p>-4857.57</text:p>
          </table:table-cell>
        </table:table-row>
        <table:table-row table:style-name="ro1">
          <table:table-cell office:value-type="float" office:value="0.2723">
            <text:p>0.27</text:p>
          </table:table-cell>
          <table:table-cell office:value-type="float" office:value="-4640.1475">
            <text:p>-4640.15</text:p>
          </table:table-cell>
        </table:table-row>
        <table:table-row table:style-name="ro1">
          <table:table-cell office:value-type="float" office:value="0.3097">
            <text:p>0.31</text:p>
          </table:table-cell>
          <table:table-cell office:value-type="float" office:value="-4404.3721">
            <text:p>-4404.37</text:p>
          </table:table-cell>
        </table:table-row>
        <table:table-row table:style-name="ro1">
          <table:table-cell office:value-type="float" office:value="0.3461">
            <text:p>0.35</text:p>
          </table:table-cell>
          <table:table-cell office:value-type="float" office:value="-4149.3345">
            <text:p>-4149.33</text:p>
          </table:table-cell>
        </table:table-row>
        <table:table-row table:style-name="ro1">
          <table:table-cell office:value-type="float" office:value="0.403">
            <text:p>0.4</text:p>
          </table:table-cell>
          <table:table-cell office:value-type="float" office:value="-3872.4199">
            <text:p>-3872.42</text:p>
          </table:table-cell>
        </table:table-row>
        <table:table-row table:style-name="ro1">
          <table:table-cell office:value-type="float" office:value="0.4273">
            <text:p>0.43</text:p>
          </table:table-cell>
          <table:table-cell office:value-type="float" office:value="-3574.2622">
            <text:p>-3574.26</text:p>
          </table:table-cell>
        </table:table-row>
        <table:table-row table:style-name="ro1">
          <table:table-cell office:value-type="float" office:value="0.4145">
            <text:p>0.41</text:p>
          </table:table-cell>
          <table:table-cell office:value-type="float" office:value="-3258.8345">
            <text:p>-3258.83</text:p>
          </table:table-cell>
        </table:table-row>
        <table:table-row table:style-name="ro1">
          <table:table-cell office:value-type="float" office:value="0.3619">
            <text:p>0.36</text:p>
          </table:table-cell>
          <table:table-cell office:value-type="float" office:value="-2933.354">
            <text:p>-2933.35</text:p>
          </table:table-cell>
        </table:table-row>
        <table:table-row table:style-name="ro1">
          <table:table-cell office:value-type="float" office:value="0.2788">
            <text:p>0.28</text:p>
          </table:table-cell>
          <table:table-cell office:value-type="float" office:value="-2607.1133">
            <text:p>-2607.11</text:p>
          </table:table-cell>
        </table:table-row>
        <table:table-row table:style-name="ro1">
          <table:table-cell office:value-type="float" office:value="0.2518">
            <text:p>0.25</text:p>
          </table:table-cell>
          <table:table-cell office:value-type="float" office:value="-2283.4353">
            <text:p>-2283.44</text:p>
          </table:table-cell>
        </table:table-row>
        <table:table-row table:style-name="ro1">
          <table:table-cell office:value-type="float" office:value="0.2283">
            <text:p>0.23</text:p>
          </table:table-cell>
          <table:table-cell office:value-type="float" office:value="-1965.0045">
            <text:p>-1965</text:p>
          </table:table-cell>
        </table:table-row>
        <table:table-row table:style-name="ro1">
          <table:table-cell office:value-type="float" office:value="0.211">
            <text:p>0.21</text:p>
          </table:table-cell>
          <table:table-cell office:value-type="float" office:value="-1653.6687">
            <text:p>-1653.67</text:p>
          </table:table-cell>
        </table:table-row>
        <table:table-row table:style-name="ro1">
          <table:table-cell office:value-type="float" office:value="0.2276">
            <text:p>0.23</text:p>
          </table:table-cell>
          <table:table-cell office:value-type="float" office:value="-1348.017">
            <text:p>-1348.02</text:p>
          </table:table-cell>
        </table:table-row>
        <table:table-row table:style-name="ro1">
          <table:table-cell office:value-type="float" office:value="0.2771">
            <text:p>0.28</text:p>
          </table:table-cell>
          <table:table-cell office:value-type="float" office:value="-1043.7891">
            <text:p>-1043.79</text:p>
          </table:table-cell>
        </table:table-row>
        <table:table-row table:style-name="ro1">
          <table:table-cell office:value-type="float" office:value="0.3254">
            <text:p>0.33</text:p>
          </table:table-cell>
          <table:table-cell office:value-type="float" office:value="-737.2465">
            <text:p>-737.25</text:p>
          </table:table-cell>
        </table:table-row>
        <table:table-row table:style-name="ro1">
          <table:table-cell office:value-type="float" office:value="0.355">
            <text:p>0.36</text:p>
          </table:table-cell>
          <table:table-cell office:value-type="float" office:value="-426.7058">
            <text:p>-426.71</text:p>
          </table:table-cell>
        </table:table-row>
        <table:table-row table:style-name="ro1">
          <table:table-cell office:value-type="float" office:value="0.3378">
            <text:p>0.34</text:p>
          </table:table-cell>
          <table:table-cell office:value-type="float" office:value="-114.8857">
            <text:p>-114.89</text:p>
          </table:table-cell>
        </table:table-row>
        <table:table-row table:style-name="ro1">
          <table:table-cell office:value-type="float" office:value="0.2942">
            <text:p>0.29</text:p>
          </table:table-cell>
          <table:table-cell office:value-type="float" office:value="193.3678">
            <text:p>193.37</text:p>
          </table:table-cell>
        </table:table-row>
        <table:table-row table:style-name="ro1">
          <table:table-cell office:value-type="float" office:value="0.2545">
            <text:p>0.25</text:p>
          </table:table-cell>
          <table:table-cell office:value-type="float" office:value="494.0535">
            <text:p>494.05</text:p>
          </table:table-cell>
        </table:table-row>
        <table:table-row table:style-name="ro1">
          <table:table-cell office:value-type="float" office:value="0.2156">
            <text:p>0.22</text:p>
          </table:table-cell>
          <table:table-cell office:value-type="float" office:value="783.645">
            <text:p>783.65</text:p>
          </table:table-cell>
        </table:table-row>
        <table:table-row table:style-name="ro1">
          <table:table-cell office:value-type="float" office:value="0.1801">
            <text:p>0.18</text:p>
          </table:table-cell>
          <table:table-cell office:value-type="float" office:value="1059.2961">
            <text:p>1059.3</text:p>
          </table:table-cell>
        </table:table-row>
        <table:table-row table:style-name="ro1">
          <table:table-cell office:value-type="float" office:value="0.1526">
            <text:p>0.15</text:p>
          </table:table-cell>
          <table:table-cell office:value-type="float" office:value="1319.1996">
            <text:p>1319.2</text:p>
          </table:table-cell>
        </table:table-row>
        <table:table-row table:style-name="ro1">
          <table:table-cell office:value-type="float" office:value="0.1274">
            <text:p>0.13</text:p>
          </table:table-cell>
          <table:table-cell office:value-type="float" office:value="1561.9617">
            <text:p>1561.96</text:p>
          </table:table-cell>
        </table:table-row>
        <table:table-row table:style-name="ro1">
          <table:table-cell office:value-type="float" office:value="0.1219">
            <text:p>0.12</text:p>
          </table:table-cell>
          <table:table-cell office:value-type="float" office:value="1788.1514">
            <text:p>1788.15</text:p>
          </table:table-cell>
        </table:table-row>
        <table:table-row table:style-name="ro1">
          <table:table-cell office:value-type="float" office:value="0.1339">
            <text:p>0.13</text:p>
          </table:table-cell>
          <table:table-cell office:value-type="float" office:value="1999.8979">
            <text:p>1999.9</text:p>
          </table:table-cell>
        </table:table-row>
        <table:table-row table:style-name="ro1">
          <table:table-cell office:value-type="float" office:value="0.1636">
            <text:p>0.16</text:p>
          </table:table-cell>
          <table:table-cell office:value-type="float" office:value="2200.7671">
            <text:p>2200.77</text:p>
          </table:table-cell>
        </table:table-row>
        <table:table-row table:style-name="ro1">
          <table:table-cell office:value-type="float" office:value="0.1829">
            <text:p>0.18</text:p>
          </table:table-cell>
          <table:table-cell office:value-type="float" office:value="2393.0564">
            <text:p>2393.06</text:p>
          </table:table-cell>
        </table:table-row>
        <table:table-row table:style-name="ro1">
          <table:table-cell office:value-type="float" office:value="0.1769">
            <text:p>0.18</text:p>
          </table:table-cell>
          <table:table-cell office:value-type="float" office:value="2576.5825">
            <text:p>2576.58</text:p>
          </table:table-cell>
        </table:table-row>
        <table:table-row table:style-name="ro1">
          <table:table-cell office:value-type="float" office:value="0.1567">
            <text:p>0.16</text:p>
          </table:table-cell>
          <table:table-cell office:value-type="float" office:value="2749.9131">
            <text:p>2749.91</text:p>
          </table:table-cell>
        </table:table-row>
        <table:table-row table:style-name="ro1">
          <table:table-cell office:value-type="float" office:value="0.1186">
            <text:p>0.12</text:p>
          </table:table-cell>
          <table:table-cell office:value-type="float" office:value="2910.1738">
            <text:p>2910.17</text:p>
          </table:table-cell>
        </table:table-row>
        <table:table-row table:style-name="ro1">
          <table:table-cell office:value-type="float" office:value="0.0785">
            <text:p>0.08</text:p>
          </table:table-cell>
          <table:table-cell office:value-type="float" office:value="3054.6157">
            <text:p>3054.62</text:p>
          </table:table-cell>
        </table:table-row>
        <table:table-row table:style-name="ro1">
          <table:table-cell office:value-type="float" office:value="0.0518">
            <text:p>0.05</text:p>
          </table:table-cell>
          <table:table-cell office:value-type="float" office:value="3182.009">
            <text:p>3182.01</text:p>
          </table:table-cell>
        </table:table-row>
        <table:table-row table:style-name="ro1">
          <table:table-cell office:value-type="float" office:value="0.0453">
            <text:p>0.05</text:p>
          </table:table-cell>
          <table:table-cell office:value-type="float" office:value="3293.1135">
            <text:p>3293.11</text:p>
          </table:table-cell>
        </table:table-row>
        <table:table-row table:style-name="ro1">
          <table:table-cell office:value-type="float" office:value="0.0427">
            <text:p>0.04</text:p>
          </table:table-cell>
          <table:table-cell office:value-type="float" office:value="3389.0085">
            <text:p>3389.01</text:p>
          </table:table-cell>
        </table:table-row>
        <table:table-row table:style-name="ro1">
          <table:table-cell office:value-type="float" office:value="0.0468">
            <text:p>0.05</text:p>
          </table:table-cell>
          <table:table-cell office:value-type="float" office:value="3471.3005">
            <text:p>3471.3</text:p>
          </table:table-cell>
        </table:table-row>
        <table:table-row table:style-name="ro1">
          <table:table-cell office:value-type="float" office:value="0.077">
            <text:p>0.08</text:p>
          </table:table-cell>
          <table:table-cell office:value-type="float" office:value="3543.8408">
            <text:p>3543.84</text:p>
          </table:table-cell>
        </table:table-row>
        <table:table-row table:style-name="ro1">
          <table:table-cell office:value-type="float" office:value="0.0836">
            <text:p>0.08</text:p>
          </table:table-cell>
          <table:table-cell office:value-type="float" office:value="3607.9934">
            <text:p>3607.99</text:p>
          </table:table-cell>
        </table:table-row>
        <table:table-row table:style-name="ro1">
          <table:table-cell office:value-type="float" office:value="0.0675">
            <text:p>0.07</text:p>
          </table:table-cell>
          <table:table-cell office:value-type="float" office:value="3662.9624">
            <text:p>3662.96</text:p>
          </table:table-cell>
        </table:table-row>
        <table:table-row table:style-name="ro1">
          <table:table-cell office:value-type="float" office:value="0.0475">
            <text:p>0.05</text:p>
          </table:table-cell>
          <table:table-cell office:value-type="float" office:value="3707.7">
            <text:p>3707.7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3741.7925">
            <text:p>3741.79</text:p>
          </table:table-cell>
        </table:table-row>
        <table:table-row table:style-name="ro1">
          <table:table-cell office:value-type="float" office:value="0.0187">
            <text:p>0.02</text:p>
          </table:table-cell>
          <table:table-cell office:value-type="float" office:value="3764.8933">
            <text:p>3764.89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3776.5193">
            <text:p>3776.52</text:p>
          </table:table-cell>
        </table:table-row>
        <table:table-row table:style-name="ro1">
          <table:table-cell office:value-type="float" office:value="-0.005">
            <text:p>-0.01</text:p>
          </table:table-cell>
          <table:table-cell office:value-type="float" office:value="3777.1213">
            <text:p>3777.12</text:p>
          </table:table-cell>
        </table:table-row>
        <table:table-row table:style-name="ro1">
          <table:table-cell office:value-type="float" office:value="-0.01">
            <text:p>-0.01</text:p>
          </table:table-cell>
          <table:table-cell office:value-type="float" office:value="3767.3213">
            <text:p>3767.32</text:p>
          </table:table-cell>
        </table:table-row>
        <table:table-row table:style-name="ro1">
          <table:table-cell office:value-type="float" office:value="-0.0232">
            <text:p>-0.02</text:p>
          </table:table-cell>
          <table:table-cell office:value-type="float" office:value="3746.9688">
            <text:p>3746.97</text:p>
          </table:table-cell>
        </table:table-row>
        <table:table-row table:style-name="ro1">
          <table:table-cell office:value-type="float" office:value="-0.0079">
            <text:p>-0.01</text:p>
          </table:table-cell>
          <table:table-cell office:value-type="float" office:value="3718.5198">
            <text:p>3718.52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3685.1912">
            <text:p>3685.19</text:p>
          </table:table-cell>
        </table:table-row>
        <table:table-row table:style-name="ro1">
          <table:table-cell office:value-type="float" office:value="0.0244">
            <text:p>0.02</text:p>
          </table:table-cell>
          <table:table-cell office:value-type="float" office:value="3648.1035">
            <text:p>3648.1</text:p>
          </table:table-cell>
        </table:table-row>
        <table:table-row table:style-name="ro1">
          <table:table-cell office:value-type="float" office:value="0.0355">
            <text:p>0.04</text:p>
          </table:table-cell>
          <table:table-cell office:value-type="float" office:value="3608.718">
            <text:p>3608.72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3567.1482">
            <text:p>3567.15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3521.4207">
            <text:p>3521.42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3471.031">
            <text:p>3471.03</text:p>
          </table:table-cell>
        </table:table-row>
        <table:table-row table:style-name="ro1">
          <table:table-cell office:value-type="float" office:value="-0.0071">
            <text:p>-0.01</text:p>
          </table:table-cell>
          <table:table-cell office:value-type="float" office:value="3416.2402">
            <text:p>3416.24</text:p>
          </table:table-cell>
        </table:table-row>
        <table:table-row table:style-name="ro1">
          <table:table-cell office:value-type="float" office:value="-0.0113">
            <text:p>-0.01</text:p>
          </table:table-cell>
          <table:table-cell office:value-type="float" office:value="3357.2295">
            <text:p>3357.23</text:p>
          </table:table-cell>
        </table:table-row>
        <table:table-row table:style-name="ro1">
          <table:table-cell office:value-type="float" office:value="-0.0182">
            <text:p>-0.02</text:p>
          </table:table-cell>
          <table:table-cell office:value-type="float" office:value="3293.9409">
            <text:p>3293.94</text:p>
          </table:table-cell>
        </table:table-row>
        <table:table-row table:style-name="ro1">
          <table:table-cell office:value-type="float" office:value="-0.0183">
            <text:p>-0.02</text:p>
          </table:table-cell>
          <table:table-cell office:value-type="float" office:value="3226.939">
            <text:p>3226.94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3157.3696">
            <text:p>3157.37</text:p>
          </table:table-cell>
        </table:table-row>
        <table:table-row table:style-name="ro1">
          <table:table-cell office:value-type="float" office:value="-0.0102">
            <text:p>-0.01</text:p>
          </table:table-cell>
          <table:table-cell office:value-type="float" office:value="3085.7673">
            <text:p>3085.77</text:p>
          </table:table-cell>
        </table:table-row>
        <table:table-row table:style-name="ro1">
          <table:table-cell office:value-type="float" office:value="0.0042">
            <text:p>0</text:p>
          </table:table-cell>
          <table:table-cell office:value-type="float" office:value="3013.8086">
            <text:p>3013.81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942.5229">
            <text:p>2942.52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2872.1987">
            <text:p>2872.2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802.7422">
            <text:p>2802.74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2734.5398">
            <text:p>2734.54</text:p>
          </table:table-cell>
        </table:table-row>
        <table:table-row table:style-name="ro1">
          <table:table-cell office:value-type="float" office:value="0.0267">
            <text:p>0.03</text:p>
          </table:table-cell>
          <table:table-cell office:value-type="float" office:value="2668.5645">
            <text:p>2668.56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2604.3894">
            <text:p>2604.39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2541.0198">
            <text:p>2541.02</text:p>
          </table:table-cell>
        </table:table-row>
        <table:table-row table:style-name="ro1">
          <table:table-cell office:value-type="float" office:value="0.0054">
            <text:p>0.01</text:p>
          </table:table-cell>
          <table:table-cell office:value-type="float" office:value="2477.9629">
            <text:p>2477.96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2414.9717">
            <text:p>2414.97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2352.6594">
            <text:p>2352.66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2292.1838">
            <text:p>2292.18</text:p>
          </table:table-cell>
        </table:table-row>
        <table:table-row table:style-name="ro1">
          <table:table-cell office:value-type="float" office:value="0.0208">
            <text:p>0.02</text:p>
          </table:table-cell>
          <table:table-cell office:value-type="float" office:value="2233.7485">
            <text:p>2233.75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2177.0801">
            <text:p>2177.08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2121.3662">
            <text:p>2121.37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2066.4661">
            <text:p>2066.47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2013.7258">
            <text:p>2013.73</text:p>
          </table:table-cell>
        </table:table-row>
        <table:table-row table:style-name="ro1">
          <table:table-cell office:value-type="float" office:value="0.0324">
            <text:p>0.03</text:p>
          </table:table-cell>
          <table:table-cell office:value-type="float" office:value="1964.0137">
            <text:p>1964.01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1916.2665">
            <text:p>1916.27</text:p>
          </table:table-cell>
        </table:table-row>
        <table:table-row table:style-name="ro1">
          <table:table-cell office:value-type="float" office:value="0.0047">
            <text:p>0</text:p>
          </table:table-cell>
          <table:table-cell office:value-type="float" office:value="1868.8048">
            <text:p>1868.8</text:p>
          </table:table-cell>
        </table:table-row>
        <table:table-row table:style-name="ro1">
          <table:table-cell office:value-type="float" office:value="-0.0085">
            <text:p>-0.01</text:p>
          </table:table-cell>
          <table:table-cell office:value-type="float" office:value="1820.5303">
            <text:p>1820.53</text:p>
          </table:table-cell>
        </table:table-row>
        <table:table-row table:style-name="ro1">
          <table:table-cell office:value-type="float" office:value="-0.0158">
            <text:p>-0.02</text:p>
          </table:table-cell>
          <table:table-cell office:value-type="float" office:value="1770.9822">
            <text:p>1770.98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1720.8048">
            <text:p>1720.8</text:p>
          </table:table-cell>
        </table:table-row>
        <table:table-row table:style-name="ro1">
          <table:table-cell office:value-type="float" office:value="-0.0061">
            <text:p>-0.01</text:p>
          </table:table-cell>
          <table:table-cell office:value-type="float" office:value="1670.6696">
            <text:p>1670.67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1621.2701">
            <text:p>1621.27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1573.3301">
            <text:p>1573.33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1527.3113">
            <text:p>1527.31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1483.692">
            <text:p>1483.69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1442.6556">
            <text:p>1442.66</text:p>
          </table:table-cell>
        </table:table-row>
        <table:table-row table:style-name="ro1">
          <table:table-cell office:value-type="float" office:value="0.0126">
            <text:p>0.01</text:p>
          </table:table-cell>
          <table:table-cell office:value-type="float" office:value="1403.1503">
            <text:p>1403.15</text:p>
          </table:table-cell>
        </table:table-row>
        <table:table-row table:style-name="ro1">
          <table:table-cell office:value-type="float" office:value="0.008">
            <text:p>0.01</text:p>
          </table:table-cell>
          <table:table-cell office:value-type="float" office:value="1364.7068">
            <text:p>1364.71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1326.4259">
            <text:p>1326.43</text:p>
          </table:table-cell>
        </table:table-row>
        <table:table-row table:style-name="ro1">
          <table:table-cell office:value-type="float" office:value="-0.013">
            <text:p>-0.01</text:p>
          </table:table-cell>
          <table:table-cell office:value-type="float" office:value="1287.3855">
            <text:p>1287.39</text:p>
          </table:table-cell>
        </table:table-row>
        <table:table-row table:style-name="ro1">
          <table:table-cell office:value-type="float" office:value="-0.0194">
            <text:p>-0.02</text:p>
          </table:table-cell>
          <table:table-cell office:value-type="float" office:value="1247.1848">
            <text:p>1247.18</text:p>
          </table:table-cell>
        </table:table-row>
        <table:table-row table:style-name="ro1">
          <table:table-cell office:value-type="float" office:value="-0.0103">
            <text:p>-0.01</text:p>
          </table:table-cell>
          <table:table-cell office:value-type="float" office:value="1206.8522">
            <text:p>1206.85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1167.9437">
            <text:p>1167.94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1131.6399">
            <text:p>1131.64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1097.6345">
            <text:p>1097.63</text:p>
          </table:table-cell>
        </table:table-row>
        <table:table-row table:style-name="ro1">
          <table:table-cell office:value-type="float" office:value="0.0083">
            <text:p>0.01</text:p>
          </table:table-cell>
          <table:table-cell office:value-type="float" office:value="1064.9517">
            <text:p>1064.95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1033.3237">
            <text:p>1033.32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1003.1565">
            <text:p>1003.16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974.0527">
            <text:p>974.05</text:p>
          </table:table-cell>
        </table:table-row>
        <table:table-row table:style-name="ro1">
          <table:table-cell office:value-type="float" office:value="-0.0028">
            <text:p>0</text:p>
          </table:table-cell>
          <table:table-cell office:value-type="float" office:value="945.1005">
            <text:p>945.1</text:p>
          </table:table-cell>
        </table:table-row>
        <table:table-row table:style-name="ro1">
          <table:table-cell office:value-type="float" office:value="-0.0092">
            <text:p>-0.01</text:p>
          </table:table-cell>
          <table:table-cell office:value-type="float" office:value="915.7739">
            <text:p>915.77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886.7002">
            <text:p>886.7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859.8213">
            <text:p>859.82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834.66">
            <text:p>834.66</text:p>
          </table:table-cell>
        </table:table-row>
        <table:table-row table:style-name="ro1">
          <table:table-cell office:value-type="float" office:value="0.0065">
            <text:p>0.01</text:p>
          </table:table-cell>
          <table:table-cell office:value-type="float" office:value="810.4513">
            <text:p>810.45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786.7333">
            <text:p>786.73</text:p>
          </table:table-cell>
        </table:table-row>
        <table:table-row table:style-name="ro1">
          <table:table-cell office:value-type="float" office:value="0.0031">
            <text:p>0</text:p>
          </table:table-cell>
          <table:table-cell office:value-type="float" office:value="763.6385">
            <text:p>763.64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740.9108">
            <text:p>740.91</text:p>
          </table:table-cell>
        </table:table-row>
        <table:table-row table:style-name="ro1">
          <table:table-cell office:value-type="float" office:value="-0.0052">
            <text:p>-0.01</text:p>
          </table:table-cell>
          <table:table-cell office:value-type="float" office:value="718.0756">
            <text:p>718.08</text:p>
          </table:table-cell>
        </table:table-row>
        <table:table-row table:style-name="ro1">
          <table:table-cell office:value-type="float" office:value="-0.0073">
            <text:p>-0.01</text:p>
          </table:table-cell>
          <table:table-cell office:value-type="float" office:value="695.0134">
            <text:p>695.01</text:p>
          </table:table-cell>
        </table:table-row>
        <table:table-row table:style-name="ro1">
          <table:table-cell office:value-type="float" office:value="0.0043">
            <text:p>0</text:p>
          </table:table-cell>
          <table:table-cell office:value-type="float" office:value="672.85">
            <text:p>672.85</text:p>
          </table:table-cell>
        </table:table-row>
        <table:table-row table:style-name="ro1">
          <table:table-cell office:value-type="float" office:value="0.0084">
            <text:p>0.01</text:p>
          </table:table-cell>
          <table:table-cell office:value-type="float" office:value="651.9274">
            <text:p>651.93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631.7806">
            <text:p>631.78</text:p>
          </table:table-cell>
        </table:table-row>
        <table:table-row table:style-name="ro1">
          <table:table-cell office:value-type="float" office:value="-0.0022">
            <text:p>0</text:p>
          </table:table-cell>
          <table:table-cell office:value-type="float" office:value="611.8229">
            <text:p>611.82</text:p>
          </table:table-cell>
        </table:table-row>
        <table:table-row table:style-name="ro1">
          <table:table-cell office:value-type="float" office:value="-0.0123">
            <text:p>-0.01</text:p>
          </table:table-cell>
          <table:table-cell office:value-type="float" office:value="591.1718">
            <text:p>591.17</text:p>
          </table:table-cell>
        </table:table-row>
        <table:table-row table:style-name="ro1">
          <table:table-cell office:value-type="float" office:value="-0.0074">
            <text:p>-0.01</text:p>
          </table:table-cell>
          <table:table-cell office:value-type="float" office:value="570.3868">
            <text:p>570.39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550.8325">
            <text:p>550.83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533.2192">
            <text:p>533.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5/28/2015</text:date>, <text:time>01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21S</meta:editing-duration>
    <meta:editing-cycles>8</meta:editing-cycles>
    <meta:generator>OpenOffice.org/3.4.1$Win32 OpenOffice.org_project/341m1$Build-9593</meta:generator>
    <dc:date>2015-05-28T01:27:11.69</dc:date>
    <meta:document-statistic meta:table-count="4" meta:cell-count="339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148cm" svg:y="4.184cm" style:legend-expansion="high" chart:style-name="ch2"/>
        <chart:plot-area chart:style-name="ch3" table:cell-range-address="data.A1:data.B755" svg:x="0.77cm" svg:y="0.851cm" svg:width="11.738cm" svg:height="7.543cm">
          <chartooo:coordinate-region svg:x="1.312cm" svg:y="1.063cm" svg:width="10.916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755" chart:class="chart:scatter">
            <chart:domain table:cell-range-address="data.A1:data.A755"/>
            <chart:data-point chart:repeated="7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755</svg:desc>
                </draw:g>
              </table:table-cell>
              <table:table-cell office:value-type="float" office:value="-0.98">
                <text:p>-0.98</text:p>
                <draw:g>
                  <svg:desc>data.B1:data.B7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0.79">
                <text:p>-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809cm" svg:y="3.66cm" style:legend-expansion="high" chart:style-name="ch2"/>
        <chart:plot-area chart:style-name="ch3" table:cell-range-address="Sheet1.A9:Sheet1.D208 Sheet1.B8:Sheet1.D8" chart:data-source-has-labels="row" svg:x="0.77cm" svg:y="0.851cm" svg:width="12.399cm" svg:height="7.543cm">
          <chartooo:coordinate-region svg:x="1.603cm" svg:y="1.063cm" svg:width="10.758cm" svg:height="7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9:Sheet1.B208" chart:label-cell-address="Sheet1.B8:Sheet1.B8" chart:class="chart:scatter">
            <chart:domain table:cell-range-address="Sheet1.A9:Sheet1.A208"/>
            <chart:data-point chart:repeated="200"/>
          </chart:series>
          <chart:series chart:attached-axis="secondary-y" chart:style-name="ch8" chart:values-cell-range-address="Sheet1.C9:Sheet1.C208" chart:label-cell-address="Sheet1.C8:Sheet1.C8" chart:class="chart:scatter">
            <chart:data-point chart:repeated="200"/>
          </chart:series>
          <chart:series chart:attached-axis="secondary-y" chart:style-name="ch9" chart:values-cell-range-address="Sheet1.D9:Sheet1.D208" chart:label-cell-address="Sheet1.D8:Sheet1.D8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</text:p>
                <draw:g>
                  <svg:desc>Sheet1.B8:Sheet1.B8</svg:desc>
                </draw:g>
              </table:table-cell>
              <table:table-cell office:value-type="string">
                <text:p>velo</text:p>
                <draw:g>
                  <svg:desc>Sheet1.C8:Sheet1.C8</svg:desc>
                </draw:g>
              </table:table-cell>
              <table:table-cell office:value-type="string">
                <text:p>x pos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:Sheet1.A208</svg:desc>
                </draw:g>
              </table:table-cell>
              <table:table-cell office:value-type="float" office:value="0.0127">
                <text:p>0.0127</text:p>
                <draw:g>
                  <svg:desc>Sheet1.B9:Sheet1.B208</svg:desc>
                </draw:g>
              </table:table-cell>
              <table:table-cell office:value-type="float" office:value="0">
                <text:p>0</text:p>
                <draw:g>
                  <svg:desc>Sheet1.C9:Sheet1.C208</svg:desc>
                </draw:g>
              </table:table-cell>
              <table:table-cell office:value-type="float" office:value="0">
                <text:p>0</text:p>
                <draw:g>
                  <svg:desc>Sheet1.D9:Sheet1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">
                <text:p>0.0116</text:p>
              </table:table-cell>
              <table:table-cell office:value-type="float" office:value="9.1044">
                <text:p>9.1044</text:p>
              </table:table-cell>
              <table:table-cell office:value-type="float" office:value="0.909396">
                <text:p>0.909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19">
                <text:p>0.0119</text:p>
              </table:table-cell>
              <table:table-cell office:value-type="float" office:value="17.30106">
                <text:p>17.30106</text:p>
              </table:table-cell>
              <table:table-cell office:value-type="float" office:value="2.4655518">
                <text:p>2.4655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119">
                <text:p>0.0119</text:p>
              </table:table-cell>
              <table:table-cell office:value-type="float" office:value="24.678054">
                <text:p>24.678054</text:p>
              </table:table-cell>
              <table:table-cell office:value-type="float" office:value="4.53002148">
                <text:p>4.53002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116">
                <text:p>0.0116</text:p>
              </table:table-cell>
              <table:table-cell office:value-type="float" office:value="31.3146486">
                <text:p>31.3146486</text:p>
              </table:table-cell>
              <table:table-cell office:value-type="float" office:value="6.985337706">
                <text:p>6.985337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152">
                <text:p>0.0152</text:p>
              </table:table-cell>
              <table:table-cell office:value-type="float" office:value="37.31998374">
                <text:p>37.31998374</text:p>
              </table:table-cell>
              <table:table-cell office:value-type="float" office:value="9.735602472">
                <text:p>9.735602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166">
                <text:p>0.0166</text:p>
              </table:table-cell>
              <table:table-cell office:value-type="float" office:value="42.737385366">
                <text:p>42.737385366</text:p>
              </table:table-cell>
              <table:table-cell office:value-type="float" office:value="12.69840690774">
                <text:p>12.69840690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21">
                <text:p>0.021</text:p>
              </table:table-cell>
              <table:table-cell office:value-type="float" office:value="47.6526468294">
                <text:p>47.6526468294</text:p>
              </table:table-cell>
              <table:table-cell office:value-type="float" office:value="15.807304431612">
                <text:p>15.80730443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224">
                <text:p>0.0224</text:p>
              </table:table-cell>
              <table:table-cell office:value-type="float" office:value="52.08898214646">
                <text:p>52.08898214646</text:p>
              </table:table-cell>
              <table:table-cell office:value-type="float" office:value="19.0045823816322">
                <text:p>19.0045823816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195">
                <text:p>0.0195</text:p>
              </table:table-cell>
              <table:table-cell office:value-type="float" office:value="56.055583931814">
                <text:p>56.055583931814</text:p>
              </table:table-cell>
              <table:table-cell office:value-type="float" office:value="22.2391266973322">
                <text:p>22.2391266973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59.5490255386326">
                <text:p>59.5490255386326</text:p>
              </table:table-cell>
              <table:table-cell office:value-type="float" office:value="25.464626326076">
                <text:p>25.464626326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104">
                <text:p>0.0104</text:p>
              </table:table-cell>
              <table:table-cell office:value-type="float" office:value="62.6877229847694">
                <text:p>62.6877229847694</text:p>
              </table:table-cell>
              <table:table-cell office:value-type="float" office:value="28.6500587620976">
                <text:p>28.6500587620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093">
                <text:p>0.0093</text:p>
              </table:table-cell>
              <table:table-cell office:value-type="float" office:value="65.5026506862924">
                <text:p>65.5026506862924</text:p>
              </table:table-cell>
              <table:table-cell office:value-type="float" office:value="31.7702914476542">
                <text:p>31.7702914476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0131">
                <text:p>0.0131</text:p>
              </table:table-cell>
              <table:table-cell office:value-type="float" office:value="68.0702856176632">
                <text:p>68.0702856176632</text:p>
              </table:table-cell>
              <table:table-cell office:value-type="float" office:value="34.8095880084784">
                <text:p>34.8095880084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0176">
                <text:p>0.0176</text:p>
              </table:table-cell>
              <table:table-cell office:value-type="float" office:value="70.4216570558969">
                <text:p>70.4216570558969</text:p>
              </table:table-cell>
              <table:table-cell office:value-type="float" office:value="37.7565783426613">
                <text:p>37.7565783426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178">
                <text:p>0.0178</text:p>
              </table:table-cell>
              <table:table-cell office:value-type="float" office:value="72.5396913503072">
                <text:p>72.5396913503072</text:p>
              </table:table-cell>
              <table:table-cell office:value-type="float" office:value="40.5994927299228">
                <text:p>40.5994927299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0195">
                <text:p>0.0195</text:p>
              </table:table-cell>
              <table:table-cell office:value-type="float" office:value="74.4612222152765">
                <text:p>74.4612222152765</text:p>
              </table:table-cell>
              <table:table-cell office:value-type="float" office:value="43.3310534563054">
                <text:p>43.3310534563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0159">
                <text:p>0.0159</text:p>
              </table:table-cell>
              <table:table-cell office:value-type="float" office:value="76.1581999937488">
                <text:p>76.1581999937488</text:p>
              </table:table-cell>
              <table:table-cell office:value-type="float" office:value="45.9421861101123">
                <text:p>45.9421861101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136">
                <text:p>0.0136</text:p>
              </table:table-cell>
              <table:table-cell office:value-type="float" office:value="77.6647799943739">
                <text:p>77.6647799943739</text:p>
              </table:table-cell>
              <table:table-cell office:value-type="float" office:value="48.4277976985947">
                <text:p>48.4277976985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109">
                <text:p>0.0109</text:p>
              </table:table-cell>
              <table:table-cell office:value-type="float" office:value="78.9964019949366">
                <text:p>78.9964019949366</text:p>
              </table:table-cell>
              <table:table-cell office:value-type="float" office:value="50.7846941082795">
                <text:p>50.784694108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0115">
                <text:p>0.0115</text:p>
              </table:table-cell>
              <table:table-cell office:value-type="float" office:value="80.2002617954429">
                <text:p>80.2002617954429</text:p>
              </table:table-cell>
              <table:table-cell office:value-type="float" office:value="53.0142482590414">
                <text:p>53.014248259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0123">
                <text:p>0.0123</text:p>
              </table:table-cell>
              <table:table-cell office:value-type="float" office:value="81.2909356158986">
                <text:p>81.2909356158986</text:p>
              </table:table-cell>
              <table:table-cell office:value-type="float" office:value="55.1190076385682">
                <text:p>55.1190076385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0125">
                <text:p>0.0125</text:p>
              </table:table-cell>
              <table:table-cell office:value-type="float" office:value="82.2743420543087">
                <text:p>82.2743420543087</text:p>
              </table:table-cell>
              <table:table-cell office:value-type="float" office:value="57.1017976595991">
                <text:p>57.1017976595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0148">
                <text:p>0.0148</text:p>
              </table:table-cell>
              <table:table-cell office:value-type="float" office:value="83.1801078488779">
                <text:p>83.1801078488779</text:p>
              </table:table-cell>
              <table:table-cell office:value-type="float" office:value="58.9678276000382">
                <text:p>58.9678276000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.0136">
                <text:p>0.0136</text:p>
              </table:table-cell>
              <table:table-cell office:value-type="float" office:value="83.9844970639901">
                <text:p>83.9844970639901</text:p>
              </table:table-cell>
              <table:table-cell office:value-type="float" office:value="60.7196495757935">
                <text:p>60.7196495757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.0137">
                <text:p>0.0137</text:p>
              </table:table-cell>
              <table:table-cell office:value-type="float" office:value="84.7093473575911">
                <text:p>84.7093473575911</text:p>
              </table:table-cell>
              <table:table-cell office:value-type="float" office:value="62.3615258803974">
                <text:p>62.3615258803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.0144">
                <text:p>0.0144</text:p>
              </table:table-cell>
              <table:table-cell office:value-type="float" office:value="85.368012621832">
                <text:p>85.368012621832</text:p>
              </table:table-cell>
              <table:table-cell office:value-type="float" office:value="63.8984944283225">
                <text:p>63.8984944283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.0121">
                <text:p>0.0121</text:p>
              </table:table-cell>
              <table:table-cell office:value-type="float" office:value="85.9401113596488">
                <text:p>85.9401113596488</text:p>
              </table:table-cell>
              <table:table-cell office:value-type="float" office:value="65.3332550078586">
                <text:p>65.3332550078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0169">
                <text:p>0.0169</text:p>
              </table:table-cell>
              <table:table-cell office:value-type="float" office:value="86.4982002236839">
                <text:p>86.4982002236839</text:p>
              </table:table-cell>
              <table:table-cell office:value-type="float" office:value="66.6747675272043">
                <text:p>66.6747675272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0187">
                <text:p>0.0187</text:p>
              </table:table-cell>
              <table:table-cell office:value-type="float" office:value="87.0166802013155">
                <text:p>87.0166802013155</text:p>
              </table:table-cell>
              <table:table-cell office:value-type="float" office:value="67.9287919926023">
                <text:p>67.9287919926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172">
                <text:p>0.0172</text:p>
              </table:table-cell>
              <table:table-cell office:value-type="float" office:value="87.469812181184">
                <text:p>87.469812181184</text:p>
              </table:table-cell>
              <table:table-cell office:value-type="float" office:value="69.0981958896486">
                <text:p>69.0981958896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0167">
                <text:p>0.0167</text:p>
              </table:table-cell>
              <table:table-cell office:value-type="float" office:value="87.8731309630656">
                <text:p>87.8731309630656</text:p>
              </table:table-cell>
              <table:table-cell office:value-type="float" office:value="70.1869580873597">
                <text:p>70.1869580873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0154">
                <text:p>0.0154</text:p>
              </table:table-cell>
              <table:table-cell office:value-type="float" office:value="88.224417866759">
                <text:p>88.224417866759</text:p>
              </table:table-cell>
              <table:table-cell office:value-type="float" office:value="71.198459886632">
                <text:p>71.198459886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0193">
                <text:p>0.0193</text:p>
              </table:table-cell>
              <table:table-cell office:value-type="float" office:value="88.5756760800831">
                <text:p>88.5756760800831</text:p>
              </table:table-cell>
              <table:table-cell office:value-type="float" office:value="72.1404247451763">
                <text:p>72.1404247451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0217">
                <text:p>0.0217</text:p>
              </table:table-cell>
              <table:table-cell office:value-type="float" office:value="88.9134084720748">
                <text:p>88.9134084720748</text:p>
              </table:table-cell>
              <table:table-cell office:value-type="float" office:value="73.0185890331454">
                <text:p>73.0185890331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.0214">
                <text:p>0.0214</text:p>
              </table:table-cell>
              <table:table-cell office:value-type="float" office:value="89.2146676248673">
                <text:p>89.2146676248673</text:p>
              </table:table-cell>
              <table:table-cell office:value-type="float" office:value="73.8360502160689">
                <text:p>73.8360502160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178">
                <text:p>0.0178</text:p>
              </table:table-cell>
              <table:table-cell office:value-type="float" office:value="89.4534008623806">
                <text:p>89.4534008623806</text:p>
              </table:table-cell>
              <table:table-cell office:value-type="float" office:value="74.5932512720763">
                <text:p>74.5932512720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.0156">
                <text:p>0.0156</text:p>
              </table:table-cell>
              <table:table-cell office:value-type="float" office:value="89.6484607761426">
                <text:p>89.6484607761426</text:p>
              </table:table-cell>
              <table:table-cell office:value-type="float" office:value="75.2922876147215">
                <text:p>75.2922876147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0144">
                <text:p>0.0144</text:p>
              </table:table-cell>
              <table:table-cell office:value-type="float" office:value="89.8132146985283">
                <text:p>89.8132146985283</text:p>
              </table:table-cell>
              <table:table-cell office:value-type="float" office:value="75.9362481761169">
                <text:p>75.9362481761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.0149">
                <text:p>0.0149</text:p>
              </table:table-cell>
              <table:table-cell office:value-type="float" office:value="89.9659932286755">
                <text:p>89.9659932286755</text:p>
              </table:table-cell>
              <table:table-cell office:value-type="float" office:value="76.529562749086">
                <text:p>76.529562749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0166">
                <text:p>0.0166</text:p>
              </table:table-cell>
              <table:table-cell office:value-type="float" office:value="90.1187939058079">
                <text:p>90.1187939058079</text:p>
              </table:table-cell>
              <table:table-cell office:value-type="float" office:value="77.0772979257001">
                <text:p>77.0772979257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.0173">
                <text:p>0.0173</text:p>
              </table:table-cell>
              <table:table-cell office:value-type="float" office:value="90.2626145152271">
                <text:p>90.2626145152271</text:p>
              </table:table-cell>
              <table:table-cell office:value-type="float" office:value="77.5832034395006">
                <text:p>77.5832034395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.0154">
                <text:p>0.0154</text:p>
              </table:table-cell>
              <table:table-cell office:value-type="float" office:value="90.3749530637044">
                <text:p>90.3749530637044</text:p>
              </table:table-cell>
              <table:table-cell office:value-type="float" office:value="78.0486288712839">
                <text:p>78.0486288712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.0144">
                <text:p>0.0144</text:p>
              </table:table-cell>
              <table:table-cell office:value-type="float" office:value="90.467057757334">
                <text:p>90.467057757334</text:p>
              </table:table-cell>
              <table:table-cell office:value-type="float" office:value="78.4758011823156">
                <text:p>78.4758011823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.0098">
                <text:p>0.0098</text:p>
              </table:table-cell>
              <table:table-cell office:value-type="float" office:value="90.5085519816006">
                <text:p>90.5085519816006</text:p>
              </table:table-cell>
              <table:table-cell office:value-type="float" office:value="78.8639907424281">
                <text:p>78.8639907424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.0058">
                <text:p>0.0058</text:p>
              </table:table-cell>
              <table:table-cell office:value-type="float" office:value="90.5098967834405">
                <text:p>90.5098967834405</text:p>
              </table:table-cell>
              <table:table-cell office:value-type="float" office:value="79.2134823786949">
                <text:p>79.2134823786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.0077">
                <text:p>0.0077</text:p>
              </table:table-cell>
              <table:table-cell office:value-type="float" office:value="90.5282071050965">
                <text:p>90.5282071050965</text:p>
              </table:table-cell>
              <table:table-cell office:value-type="float" office:value="79.5296727802841">
                <text:p>79.5296727802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.0036">
                <text:p>0.0036</text:p>
              </table:table-cell>
              <table:table-cell office:value-type="float" office:value="90.5077863945868">
                <text:p>90.5077863945868</text:p>
              </table:table-cell>
              <table:table-cell office:value-type="float" office:value="79.8124062777685">
                <text:p>79.8124062777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90.4570077551282">
                <text:p>90.4570077551282</text:p>
              </table:table-cell>
              <table:table-cell office:value-type="float" office:value="80.0622963479532">
                <text:p>80.0622963479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-0.0034">
                <text:p>-0.0034</text:p>
              </table:table-cell>
              <table:table-cell office:value-type="float" office:value="90.3807069796153">
                <text:p>90.3807069796153</text:p>
              </table:table-cell>
              <table:table-cell office:value-type="float" office:value="80.2803303413232">
                <text:p>80.2803303413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-0.0119">
                <text:p>-0.0119</text:p>
              </table:table-cell>
              <table:table-cell office:value-type="float" office:value="90.2355362816538">
                <text:p>90.2355362816538</text:p>
              </table:table-cell>
              <table:table-cell office:value-type="float" office:value="80.4634955725398">
                <text:p>80.4634955725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-0.0282">
                <text:p>-0.0282</text:p>
              </table:table-cell>
              <table:table-cell office:value-type="float" office:value="89.9581826534884">
                <text:p>89.9581826534884</text:p>
              </table:table-cell>
              <table:table-cell office:value-type="float" office:value="80.6033824540998">
                <text:p>80.603382454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-0.0435">
                <text:p>-0.0435</text:p>
              </table:table-cell>
              <table:table-cell office:value-type="float" office:value="89.5708643881396">
                <text:p>89.5708643881396</text:p>
              </table:table-cell>
              <table:table-cell office:value-type="float" office:value="80.6944220036223">
                <text:p>80.69442200362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-0.0549">
                <text:p>-0.0549</text:p>
              </table:table-cell>
              <table:table-cell office:value-type="float" office:value="89.1196779493256">
                <text:p>89.1196779493256</text:p>
              </table:table-cell>
              <table:table-cell office:value-type="float" office:value="80.7357508186994">
                <text:p>80.7357508186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-0.0645">
                <text:p>-0.0645</text:p>
              </table:table-cell>
              <table:table-cell office:value-type="float" office:value="88.6272101543931">
                <text:p>88.6272101543931</text:p>
              </table:table-cell>
              <table:table-cell office:value-type="float" office:value="80.7286246507248">
                <text:p>80.7286246507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-0.0784">
                <text:p>-0.0784</text:p>
              </table:table-cell>
              <table:table-cell office:value-type="float" office:value="88.0588891389538">
                <text:p>88.0588891389538</text:p>
              </table:table-cell>
              <table:table-cell office:value-type="float" office:value="80.6710622081582">
                <text:p>80.6710622081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-0.087">
                <text:p>-0.087</text:p>
              </table:table-cell>
              <table:table-cell office:value-type="float" office:value="87.4700002250584">
                <text:p>87.4700002250584</text:p>
              </table:table-cell>
              <table:table-cell office:value-type="float" office:value="80.5662560075976">
                <text:p>80.5662560075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-0.1098">
                <text:p>-0.1098</text:p>
              </table:table-cell>
              <table:table-cell office:value-type="float" office:value="86.7348002025526">
                <text:p>86.7348002025526</text:p>
              </table:table-cell>
              <table:table-cell office:value-type="float" office:value="80.4057624250676">
                <text:p>80.4057624250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-0.1376">
                <text:p>-0.1376</text:p>
              </table:table-cell>
              <table:table-cell office:value-type="float" office:value="85.8229201822973">
                <text:p>85.8229201822973</text:p>
              </table:table-cell>
              <table:table-cell office:value-type="float" office:value="80.1792489989676">
                <text:p>80.17924899896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-0.1646">
                <text:p>-0.1646</text:p>
              </table:table-cell>
              <table:table-cell office:value-type="float" office:value="84.7592281640676">
                <text:p>84.7592281640676</text:p>
              </table:table-cell>
              <table:table-cell office:value-type="float" office:value="79.8796546338369">
                <text:p>79.8796546338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-0.1992">
                <text:p>-0.1992</text:p>
              </table:table-cell>
              <table:table-cell office:value-type="float" office:value="83.4905053476608">
                <text:p>83.4905053476608</text:p>
              </table:table-cell>
              <table:table-cell office:value-type="float" office:value="79.4958346517427">
                <text:p>79.49583465174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-0.2353">
                <text:p>-0.2353</text:p>
              </table:table-cell>
              <table:table-cell office:value-type="float" office:value="82.0237548128947">
                <text:p>82.0237548128947</text:p>
              </table:table-cell>
              <table:table-cell office:value-type="float" office:value="79.018389119729">
                <text:p>79.018389119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-0.2868">
                <text:p>-0.2868</text:p>
              </table:table-cell>
              <table:table-cell office:value-type="float" office:value="80.2401793316053">
                <text:p>80.2401793316053</text:p>
              </table:table-cell>
              <table:table-cell office:value-type="float" office:value="78.4281663476006">
                <text:p>78.4281663476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-0.3399">
                <text:p>-0.3399</text:p>
              </table:table-cell>
              <table:table-cell office:value-type="float" office:value="78.1570613984448">
                <text:p>78.1570613984448</text:p>
              </table:table-cell>
              <table:table-cell office:value-type="float" office:value="77.7094852387005">
                <text:p>77.7094852387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-0.3893">
                <text:p>-0.3893</text:p>
              </table:table-cell>
              <table:table-cell office:value-type="float" office:value="75.8376552586003">
                <text:p>75.8376552586003</text:p>
              </table:table-cell>
              <table:table-cell office:value-type="float" office:value="76.8539256881045">
                <text:p>76.8539256881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-0.4384">
                <text:p>-0.4384</text:p>
              </table:table-cell>
              <table:table-cell office:value-type="float" office:value="73.3082897327403">
                <text:p>73.3082897327403</text:p>
              </table:table-cell>
              <table:table-cell office:value-type="float" office:value="75.8562791952407">
                <text:p>75.8562791952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-0.4705">
                <text:p>-0.4705</text:p>
              </table:table-cell>
              <table:table-cell office:value-type="float" office:value="70.7429607594662">
                <text:p>70.7429607594662</text:p>
              </table:table-cell>
              <table:table-cell office:value-type="float" office:value="74.7275177440686">
                <text:p>74.7275177440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-0.5058">
                <text:p>-0.5058</text:p>
              </table:table-cell>
              <table:table-cell office:value-type="float" office:value="68.1164646835196">
                <text:p>68.1164646835196</text:p>
              </table:table-cell>
              <table:table-cell office:value-type="float" office:value="73.4752477911785">
                <text:p>73.4752477911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-0.5115">
                <text:p>-0.5115</text:p>
              </table:table-cell>
              <table:table-cell office:value-type="float" office:value="65.7013182151677">
                <text:p>65.7013182151677</text:p>
              </table:table-cell>
              <table:table-cell office:value-type="float" office:value="72.1308416514257">
                <text:p>72.1308416514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-0.5159">
                <text:p>-0.5159</text:p>
              </table:table-cell>
              <table:table-cell office:value-type="float" office:value="63.4880863936509">
                <text:p>63.4880863936509</text:p>
              </table:table-cell>
              <table:table-cell office:value-type="float" office:value="70.7216852617117">
                <text:p>70.7216852617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-0.5359">
                <text:p>-0.5359</text:p>
              </table:table-cell>
              <table:table-cell office:value-type="float" office:value="61.3161777542858">
                <text:p>61.3161777542858</text:p>
              </table:table-cell>
              <table:table-cell office:value-type="float" office:value="69.2579727334263">
                <text:p>69.2579727334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-0.5657">
                <text:p>-0.5657</text:p>
              </table:table-cell>
              <table:table-cell office:value-type="float" office:value="59.0932599788572">
                <text:p>59.0932599788572</text:p>
              </table:table-cell>
              <table:table-cell office:value-type="float" office:value="67.7405688581808">
                <text:p>67.74056885818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-0.6166">
                <text:p>-0.6166</text:p>
              </table:table-cell>
              <table:table-cell office:value-type="float" office:value="56.6345339809715">
                <text:p>56.6345339809715</text:p>
              </table:table-cell>
              <table:table-cell office:value-type="float" office:value="66.1536200306502">
                <text:p>66.1536200306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-0.6369">
                <text:p>-0.6369</text:p>
              </table:table-cell>
              <table:table-cell office:value-type="float" office:value="54.2389805828744">
                <text:p>54.2389805828744</text:p>
              </table:table-cell>
              <table:table-cell office:value-type="float" office:value="64.5097662800439">
                <text:p>64.5097662800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-0.6009">
                <text:p>-0.6009</text:p>
              </table:table-cell>
              <table:table-cell office:value-type="float" office:value="52.4069825245869">
                <text:p>52.4069825245869</text:p>
              </table:table-cell>
              <table:table-cell office:value-type="float" office:value="62.8654180792523">
                <text:p>62.8654180792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-0.5429">
                <text:p>-0.5429</text:p>
              </table:table-cell>
              <table:table-cell office:value-type="float" office:value="51.2801842721282">
                <text:p>51.2801842721282</text:p>
              </table:table-cell>
              <table:table-cell office:value-type="float" office:value="61.2840928558186">
                <text:p>61.2840928558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-0.3661">
                <text:p>-0.3661</text:p>
              </table:table-cell>
              <table:table-cell office:value-type="float" office:value="51.8572658449154">
                <text:p>51.8572658449154</text:p>
              </table:table-cell>
              <table:table-cell office:value-type="float" office:value="59.9128374962791">
                <text:p>59.9128374962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-0.2831">
                <text:p>-0.2831</text:p>
              </table:table-cell>
              <table:table-cell office:value-type="float" office:value="53.1236392604239">
                <text:p>53.1236392604239</text:p>
              </table:table-cell>
              <table:table-cell office:value-type="float" office:value="58.7926812800894">
                <text:p>58.79268128008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-0.2448">
                <text:p>-0.2448</text:p>
              </table:table-cell>
              <table:table-cell office:value-type="float" office:value="54.6080753343815">
                <text:p>54.6080753343815</text:p>
              </table:table-cell>
              <table:table-cell office:value-type="float" office:value="57.9181399321748">
                <text:p>57.9181399321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-0.1709">
                <text:p>-0.1709</text:p>
              </table:table-cell>
              <table:table-cell office:value-type="float" office:value="56.6091678009433">
                <text:p>56.6091678009433</text:p>
              </table:table-cell>
              <table:table-cell office:value-type="float" office:value="57.3111510410422">
                <text:p>57.3111510410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-0.1388">
                <text:p>-0.1388</text:p>
              </table:table-cell>
              <table:table-cell office:value-type="float" office:value="58.699051020849">
                <text:p>58.699051020849</text:p>
              </table:table-cell>
              <table:table-cell office:value-type="float" office:value="56.9529505288144">
                <text:p>56.9529505288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-0.1586">
                <text:p>-0.1586</text:p>
              </table:table-cell>
              <table:table-cell office:value-type="float" office:value="60.4017459187641">
                <text:p>60.4017459187641</text:p>
              </table:table-cell>
              <table:table-cell office:value-type="float" office:value="56.7838126086217">
                <text:p>56.78381260862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-0.1769">
                <text:p>-0.1769</text:p>
              </table:table-cell>
              <table:table-cell office:value-type="float" office:value="61.7694713268877">
                <text:p>61.7694713268877</text:p>
              </table:table-cell>
              <table:table-cell office:value-type="float" office:value="56.7546837671794">
                <text:p>56.7546837671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-0.1615">
                <text:p>-0.1615</text:p>
              </table:table-cell>
              <table:table-cell office:value-type="float" office:value="63.1390241941989">
                <text:p>63.1390241941989</text:p>
              </table:table-cell>
              <table:table-cell office:value-type="float" office:value="56.8517275679394">
                <text:p>56.85172756793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-0.1269">
                <text:p>-0.1269</text:p>
              </table:table-cell>
              <table:table-cell office:value-type="float" office:value="64.683021774779">
                <text:p>64.683021774779</text:p>
              </table:table-cell>
              <table:table-cell office:value-type="float" office:value="57.0780267708756">
                <text:p>57.0780267708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-0.1127">
                <text:p>-0.1127</text:p>
              </table:table-cell>
              <table:table-cell office:value-type="float" office:value="66.2004195973011">
                <text:p>66.2004195973011</text:p>
              </table:table-cell>
              <table:table-cell office:value-type="float" office:value="57.4182618575451">
                <text:p>57.41826185754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-0.1118">
                <text:p>-0.1118</text:p>
              </table:table-cell>
              <table:table-cell office:value-type="float" office:value="67.574177637571">
                <text:p>67.574177637571</text:p>
              </table:table-cell>
              <table:table-cell office:value-type="float" office:value="57.848111659172">
                <text:p>57.848111659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-0.0818">
                <text:p>-0.0818</text:p>
              </table:table-cell>
              <table:table-cell office:value-type="float" office:value="69.0805598738139">
                <text:p>69.0805598738139</text:p>
              </table:table-cell>
              <table:table-cell office:value-type="float" office:value="58.3705508818981">
                <text:p>58.3705508818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-0.0354">
                <text:p>-0.0354</text:p>
              </table:table-cell>
              <table:table-cell office:value-type="float" office:value="70.8539038864325">
                <text:p>70.8539038864325</text:p>
              </table:table-cell>
              <table:table-cell office:value-type="float" office:value="59.0003471434872">
                <text:p>59.0003471434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0.0655">
                <text:p>0.0655</text:p>
              </table:table-cell>
              <table:table-cell office:value-type="float" office:value="73.3580134977893">
                <text:p>73.3580134977893</text:p>
              </table:table-cell>
              <table:table-cell office:value-type="float" office:value="59.7925336439395">
                <text:p>59.7925336439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0.114">
                <text:p>0.114</text:p>
              </table:table-cell>
              <table:table-cell office:value-type="float" office:value="76.0482121480104">
                <text:p>76.0482121480104</text:p>
              </table:table-cell>
              <table:table-cell office:value-type="float" office:value="60.7476193728665">
                <text:p>60.7476193728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0.147">
                <text:p>0.147</text:p>
              </table:table-cell>
              <table:table-cell office:value-type="float" office:value="78.7663909332093">
                <text:p>78.7663909332093</text:p>
              </table:table-cell>
              <table:table-cell office:value-type="float" office:value="61.8518326195687">
                <text:p>61.8518326195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0.1567">
                <text:p>0.1567</text:p>
              </table:table-cell>
              <table:table-cell office:value-type="float" office:value="81.3000518398884">
                <text:p>81.3000518398884</text:p>
              </table:table-cell>
              <table:table-cell office:value-type="float" office:value="63.0736540232018">
                <text:p>63.0736540232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0.1519">
                <text:p>0.1519</text:p>
              </table:table-cell>
              <table:table-cell office:value-type="float" office:value="83.5371466558996">
                <text:p>83.5371466558996</text:p>
              </table:table-cell>
              <table:table-cell office:value-type="float" office:value="64.3746318199125">
                <text:p>64.3746318199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0.1753">
                <text:p>0.1753</text:p>
              </table:table-cell>
              <table:table-cell office:value-type="float" office:value="85.7611319903096">
                <text:p>85.7611319903096</text:p>
              </table:table-cell>
              <table:table-cell office:value-type="float" office:value="65.7456705170492">
                <text:p>65.7456705170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0.2645">
                <text:p>0.2645</text:p>
              </table:table-cell>
              <table:table-cell office:value-type="float" office:value="88.5655187912787">
                <text:p>88.5655187912787</text:p>
              </table:table-cell>
              <table:table-cell office:value-type="float" office:value="67.2320001565593">
                <text:p>67.2320001565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.3398">
                <text:p>0.3398</text:p>
              </table:table-cell>
              <table:table-cell office:value-type="float" office:value="91.7671669121508">
                <text:p>91.7671669121508</text:p>
              </table:table-cell>
              <table:table-cell office:value-type="float" office:value="68.857845162997">
                <text:p>68.857845162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.4323">
                <text:p>0.4323</text:p>
              </table:table-cell>
              <table:table-cell office:value-type="float" office:value="95.4811502209357">
                <text:p>95.4811502209357</text:p>
              </table:table-cell>
              <table:table-cell office:value-type="float" office:value="70.6553641665815">
                <text:p>70.6553641665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.4534">
                <text:p>0.4534</text:p>
              </table:table-cell>
              <table:table-cell office:value-type="float" office:value="99.0136351988421">
                <text:p>99.0136351988421</text:p>
              </table:table-cell>
              <table:table-cell office:value-type="float" office:value="72.5910549178191">
                <text:p>72.5910549178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0.4595">
                <text:p>0.4595</text:p>
              </table:table-cell>
              <table:table-cell office:value-type="float" office:value="102.247771678958">
                <text:p>102.247771678958</text:p>
              </table:table-cell>
              <table:table-cell office:value-type="float" office:value="74.6242488771434">
                <text:p>74.6242488771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0.4939">
                <text:p>0.4939</text:p>
              </table:table-cell>
              <table:table-cell office:value-type="float" office:value="105.468094511062">
                <text:p>105.468094511062</text:p>
              </table:table-cell>
              <table:table-cell office:value-type="float" office:value="76.7439524954247">
                <text:p>76.7439524954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0.5117">
                <text:p>0.5117</text:p>
              </table:table-cell>
              <table:table-cell office:value-type="float" office:value="108.526585059956">
                <text:p>108.526585059956</text:p>
              </table:table-cell>
              <table:table-cell office:value-type="float" office:value="78.9269499012783">
                <text:p>78.9269499012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0.541">
                <text:p>0.541</text:p>
              </table:table-cell>
              <table:table-cell office:value-type="float" office:value="111.54292655396">
                <text:p>111.54292655396</text:p>
              </table:table-cell>
              <table:table-cell office:value-type="float" office:value="81.1631183010069">
                <text:p>81.16311830100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0.5593">
                <text:p>0.5593</text:p>
              </table:table-cell>
              <table:table-cell office:value-type="float" office:value="114.422333898564">
                <text:p>114.422333898564</text:p>
              </table:table-cell>
              <table:table-cell office:value-type="float" office:value="83.434816521777">
                <text:p>83.434816521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0.5883">
                <text:p>0.5883</text:p>
              </table:table-cell>
              <table:table-cell office:value-type="float" office:value="117.274800508708">
                <text:p>117.274800508708</text:p>
              </table:table-cell>
              <table:table-cell office:value-type="float" office:value="85.736066915383">
                <text:p>85.7360669153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0.5513">
                <text:p>0.5513</text:p>
              </table:table-cell>
              <table:table-cell office:value-type="float" office:value="119.509020457837">
                <text:p>119.509020457837</text:p>
              </table:table-cell>
              <table:table-cell office:value-type="float" office:value="88.00827206505">
                <text:p>88.00827206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0.5244">
                <text:p>0.5244</text:p>
              </table:table-cell>
              <table:table-cell office:value-type="float" office:value="121.277718412053">
                <text:p>121.277718412053</text:p>
              </table:table-cell>
              <table:table-cell office:value-type="float" office:value="90.2124395156298">
                <text:p>90.2124395156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0.515">
                <text:p>0.515</text:p>
              </table:table-cell>
              <table:table-cell office:value-type="float" office:value="122.784946570848">
                <text:p>122.784946570848</text:p>
              </table:table-cell>
              <table:table-cell office:value-type="float" office:value="92.3318407554432">
                <text:p>92.3318407554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0.4902">
                <text:p>0.4902</text:p>
              </table:table-cell>
              <table:table-cell office:value-type="float" office:value="123.918251913763">
                <text:p>123.918251913763</text:p>
              </table:table-cell>
              <table:table-cell office:value-type="float" office:value="94.3412993521375">
                <text:p>94.3412993521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0.4618">
                <text:p>0.4618</text:p>
              </table:table-cell>
              <table:table-cell office:value-type="float" office:value="124.682626722387">
                <text:p>124.682626722387</text:p>
              </table:table-cell>
              <table:table-cell office:value-type="float" office:value="96.2186058219386">
                <text:p>96.2186058219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0.406">
                <text:p>0.406</text:p>
              </table:table-cell>
              <table:table-cell office:value-type="float" office:value="124.868364050148">
                <text:p>124.868364050148</text:p>
              </table:table-cell>
              <table:table-cell office:value-type="float" office:value="97.9248980042581">
                <text:p>97.92489800425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0.3598">
                <text:p>0.3598</text:p>
              </table:table-cell>
              <table:table-cell office:value-type="float" office:value="124.619727645133">
                <text:p>124.619727645133</text:p>
              </table:table-cell>
              <table:table-cell office:value-type="float" office:value="99.4381836918943">
                <text:p>99.43818369189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0.3084">
                <text:p>0.3084</text:p>
              </table:table-cell>
              <table:table-cell office:value-type="float" office:value="123.93335488062">
                <text:p>123.93335488062</text:p>
              </table:table-cell>
              <table:table-cell office:value-type="float" office:value="100.738367261961">
                <text:p>100.7383672619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0.249">
                <text:p>0.249</text:p>
              </table:table-cell>
              <table:table-cell office:value-type="float" office:value="122.781019392558">
                <text:p>122.781019392558</text:p>
              </table:table-cell>
              <table:table-cell office:value-type="float" office:value="101.804822281095">
                <text:p>101.804822281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0.2078">
                <text:p>0.2078</text:p>
              </table:table-cell>
              <table:table-cell office:value-type="float" office:value="121.373117453302">
                <text:p>121.373117453302</text:p>
              </table:table-cell>
              <table:table-cell office:value-type="float" office:value="102.637920623783">
                <text:p>102.637920623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0.1772">
                <text:p>0.1772</text:p>
              </table:table-cell>
              <table:table-cell office:value-type="float" office:value="119.830605707972">
                <text:p>119.830605707972</text:p>
              </table:table-cell>
              <table:table-cell office:value-type="float" office:value="103.248883075122">
                <text:p>103.248883075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0.148">
                <text:p>0.148</text:p>
              </table:table-cell>
              <table:table-cell office:value-type="float" office:value="118.179545137175">
                <text:p>118.179545137175</text:p>
              </table:table-cell>
              <table:table-cell office:value-type="float" office:value="103.650153829955">
                <text:p>103.650153829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0.1281">
                <text:p>0.1281</text:p>
              </table:table-cell>
              <table:table-cell office:value-type="float" office:value="116.514490623457">
                <text:p>116.514490623457</text:p>
              </table:table-cell>
              <table:table-cell office:value-type="float" office:value="103.861442603071">
                <text:p>103.8614426030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0.1018">
                <text:p>0.1018</text:p>
              </table:table-cell>
              <table:table-cell office:value-type="float" office:value="114.779241561112">
                <text:p>114.779241561112</text:p>
              </table:table-cell>
              <table:table-cell office:value-type="float" office:value="103.895430083264">
                <text:p>103.895430083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0.0871">
                <text:p>0.0871</text:p>
              </table:table-cell>
              <table:table-cell office:value-type="float" office:value="113.085217405">
                <text:p>113.085217405</text:p>
              </table:table-cell>
              <table:table-cell office:value-type="float" office:value="103.773556641388">
                <text:p>103.7735566413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0.0836">
                <text:p>0.0836</text:p>
              </table:table-cell>
              <table:table-cell office:value-type="float" office:value="111.5290956645">
                <text:p>111.5290956645</text:p>
              </table:table-cell>
              <table:table-cell office:value-type="float" office:value="103.523819587054">
                <text:p>103.523819587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0.0681">
                <text:p>0.0681</text:p>
              </table:table-cell>
              <table:table-cell office:value-type="float" office:value="109.98908609805">
                <text:p>109.98908609805</text:p>
              </table:table-cell>
              <table:table-cell office:value-type="float" office:value="103.160455377173">
                <text:p>103.160455377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0.0499">
                <text:p>0.0499</text:p>
              </table:table-cell>
              <table:table-cell office:value-type="float" office:value="108.439277488245">
                <text:p>108.439277488245</text:p>
              </table:table-cell>
              <table:table-cell office:value-type="float" office:value="102.693944813398">
                <text:p>102.6939448133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0.0328">
                <text:p>0.0328</text:p>
              </table:table-cell>
              <table:table-cell office:value-type="float" office:value="106.890549739421">
                <text:p>106.890549739421</text:p>
              </table:table-cell>
              <table:table-cell office:value-type="float" office:value="102.134699808606">
                <text:p>102.1346998086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0.0153">
                <text:p>0.0153</text:p>
              </table:table-cell>
              <table:table-cell office:value-type="float" office:value="105.339194765479">
                <text:p>105.339194765479</text:p>
              </table:table-cell>
              <table:table-cell office:value-type="float" office:value="101.491757356638">
                <text:p>101.491757356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.0082">
                <text:p>0.0082</text:p>
              </table:table-cell>
              <table:table-cell office:value-type="float" office:value="103.879075288931">
                <text:p>103.879075288931</text:p>
              </table:table-cell>
              <table:table-cell office:value-type="float" office:value="100.781698396978">
                <text:p>100.781698396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.0017">
                <text:p>0.0017</text:p>
              </table:table-cell>
              <table:table-cell office:value-type="float" office:value="102.506467760038">
                <text:p>102.506467760038</text:p>
              </table:table-cell>
              <table:table-cell office:value-type="float" office:value="100.019110655684">
                <text:p>100.01911065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.0034">
                <text:p>0.0034</text:p>
              </table:table-cell>
              <table:table-cell office:value-type="float" office:value="101.286420984034">
                <text:p>101.286420984034</text:p>
              </table:table-cell>
              <table:table-cell office:value-type="float" office:value="99.2229774786786">
                <text:p>99.2229774786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.0144">
                <text:p>0.0144</text:p>
              </table:table-cell>
              <table:table-cell office:value-type="float" office:value="100.287378885631">
                <text:p>100.287378885631</text:p>
              </table:table-cell>
              <table:table-cell office:value-type="float" office:value="98.4165438305175">
                <text:p>98.4165438305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.0427">
                <text:p>0.0427</text:p>
              </table:table-cell>
              <table:table-cell office:value-type="float" office:value="99.6429409970676">
                <text:p>99.6429409970676</text:p>
              </table:table-cell>
              <table:table-cell office:value-type="float" office:value="97.6327541372018">
                <text:p>97.6327541372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.0574">
                <text:p>0.0574</text:p>
              </table:table-cell>
              <table:table-cell office:value-type="float" office:value="99.1952468973608">
                <text:p>99.1952468973608</text:p>
              </table:table-cell>
              <table:table-cell office:value-type="float" office:value="96.8870509442441">
                <text:p>96.8870509442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.0431">
                <text:p>0.0431</text:p>
              </table:table-cell>
              <table:table-cell office:value-type="float" office:value="98.6636222076247">
                <text:p>98.6636222076247</text:p>
              </table:table-cell>
              <table:table-cell office:value-type="float" office:value="96.1680718485059">
                <text:p>96.1680718485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-0.0077">
                <text:p>-0.0077</text:p>
              </table:table-cell>
              <table:table-cell office:value-type="float" office:value="97.7279599868623">
                <text:p>97.7279599868623</text:p>
              </table:table-cell>
              <table:table-cell office:value-type="float" office:value="95.436781062473">
                <text:p>95.436781062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-0.0078">
                <text:p>-0.0078</text:p>
              </table:table-cell>
              <table:table-cell office:value-type="float" office:value="96.884963988176">
                <text:p>96.884963988176</text:p>
              </table:table-cell>
              <table:table-cell office:value-type="float" office:value="94.7027497151615">
                <text:p>94.7027497151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-0.0091">
                <text:p>-0.0091</text:p>
              </table:table-cell>
              <table:table-cell office:value-type="float" office:value="96.1145675893584">
                <text:p>96.1145675893584</text:p>
              </table:table-cell>
              <table:table-cell office:value-type="float" office:value="93.9727858266876">
                <text:p>93.9727858266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-0.0166">
                <text:p>-0.0166</text:p>
              </table:table-cell>
              <table:table-cell office:value-type="float" office:value="95.3537108304226">
                <text:p>95.3537108304226</text:p>
              </table:table-cell>
              <table:table-cell office:value-type="float" office:value="93.2473412187569">
                <text:p>93.2473412187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-0.0075">
                <text:p>-0.0075</text:p>
              </table:table-cell>
              <table:table-cell office:value-type="float" office:value="94.7508397473803">
                <text:p>94.7508397473803</text:p>
              </table:table-cell>
              <table:table-cell office:value-type="float" office:value="92.5401826741454">
                <text:p>92.5401826741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-0.006">
                <text:p>-0.006</text:p>
              </table:table-cell>
              <table:table-cell office:value-type="float" office:value="94.2217557726423">
                <text:p>94.2217557726423</text:p>
              </table:table-cell>
              <table:table-cell office:value-type="float" office:value="91.8561224262687">
                <text:p>91.85612242626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.0084">
                <text:p>0.0084</text:p>
              </table:table-cell>
              <table:table-cell office:value-type="float" office:value="93.8751801953781">
                <text:p>93.8751801953781</text:p>
              </table:table-cell>
              <table:table-cell office:value-type="float" office:value="91.2092764012258">
                <text:p>91.20927640122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.0122">
                <text:p>0.0122</text:p>
              </table:table-cell>
              <table:table-cell office:value-type="float" office:value="93.5974621758403">
                <text:p>93.5974621758403</text:p>
              </table:table-cell>
              <table:table-cell office:value-type="float" office:value="90.6021203569289">
                <text:p>90.6021203569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.0209">
                <text:p>0.0209</text:p>
              </table:table-cell>
              <table:table-cell office:value-type="float" office:value="93.4258159582562">
                <text:p>93.4258159582562</text:p>
              </table:table-cell>
              <table:table-cell office:value-type="float" office:value="90.0402317574791">
                <text:p>90.04023175747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.0051">
                <text:p>0.0051</text:p>
              </table:table-cell>
              <table:table-cell office:value-type="float" office:value="93.1291343624306">
                <text:p>93.1291343624306</text:p>
              </table:table-cell>
              <table:table-cell office:value-type="float" office:value="89.5078306743499">
                <text:p>89.5078306743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-0.0105">
                <text:p>-0.0105</text:p>
              </table:table-cell>
              <table:table-cell office:value-type="float" office:value="92.7217209261876">
                <text:p>92.7217209261876</text:p>
              </table:table-cell>
              <table:table-cell office:value-type="float" office:value="88.9920024902718">
                <text:p>88.9920024902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-0.0155">
                <text:p>-0.0155</text:p>
              </table:table-cell>
              <table:table-cell office:value-type="float" office:value="92.3100488335688">
                <text:p>92.3100488335688</text:p>
              </table:table-cell>
              <table:table-cell office:value-type="float" office:value="88.4907066362658">
                <text:p>88.4907066362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-0.0135">
                <text:p>-0.0135</text:p>
              </table:table-cell>
              <table:table-cell office:value-type="float" office:value="91.9575439502119">
                <text:p>91.9575439502119</text:p>
              </table:table-cell>
              <table:table-cell office:value-type="float" office:value="88.0078149281583">
                <text:p>88.0078149281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-0.0086">
                <text:p>-0.0086</text:p>
              </table:table-cell>
              <table:table-cell office:value-type="float" office:value="91.6843895551907">
                <text:p>91.6843895551907</text:p>
              </table:table-cell>
              <table:table-cell office:value-type="float" office:value="87.5486284953096">
                <text:p>87.54862849530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-0.0022">
                <text:p>-0.0022</text:p>
              </table:table-cell>
              <table:table-cell office:value-type="float" office:value="91.4961505996716">
                <text:p>91.4961505996716</text:p>
              </table:table-cell>
              <table:table-cell office:value-type="float" office:value="87.1184191997491">
                <text:p>87.11841919974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.0004">
                <text:p>0.0004</text:p>
              </table:table-cell>
              <table:table-cell office:value-type="float" office:value="91.3501355397045">
                <text:p>91.3501355397045</text:p>
              </table:table-cell>
              <table:table-cell office:value-type="float" office:value="86.7180894783476">
                <text:p>86.718089478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.0037">
                <text:p>0.0037</text:p>
              </table:table-cell>
              <table:table-cell office:value-type="float" office:value="91.2484219857341">
                <text:p>91.2484219857341</text:p>
              </table:table-cell>
              <table:table-cell office:value-type="float" office:value="86.3486385092289">
                <text:p>86.34863850922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-0.0041">
                <text:p>-0.0041</text:p>
              </table:table-cell>
              <table:table-cell office:value-type="float" office:value="91.0866797871607">
                <text:p>91.0866797871607</text:p>
              </table:table-cell>
              <table:table-cell office:value-type="float" office:value="86.0015758391505">
                <text:p>86.00157583915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-0.02">
                <text:p>-0.02</text:p>
              </table:table-cell>
              <table:table-cell office:value-type="float" office:value="90.7980118084446">
                <text:p>90.7980118084446</text:p>
              </table:table-cell>
              <table:table-cell office:value-type="float" office:value="85.6632393179955">
                <text:p>85.6632393179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-0.0092">
                <text:p>-0.0092</text:p>
              </table:table-cell>
              <table:table-cell office:value-type="float" office:value="90.6354106276001">
                <text:p>90.6354106276001</text:p>
              </table:table-cell>
              <table:table-cell office:value-type="float" office:value="85.3441023426799">
                <text:p>85.3441023426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0.0001">
                <text:p>0.0001</text:p>
              </table:table-cell>
              <table:table-cell office:value-type="float" office:value="90.5727695648401">
                <text:p>90.5727695648401</text:p>
              </table:table-cell>
              <table:table-cell office:value-type="float" office:value="85.0512413692476">
                <text:p>85.05124136924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-0.002">
                <text:p>-0.002</text:p>
              </table:table-cell>
              <table:table-cell office:value-type="float" office:value="90.4974926083561">
                <text:p>90.4974926083561</text:p>
              </table:table-cell>
              <table:table-cell office:value-type="float" office:value="84.7808915670749">
                <text:p>84.78089156707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0.0036">
                <text:p>0.0036</text:p>
              </table:table-cell>
              <table:table-cell office:value-type="float" office:value="90.4801433475205">
                <text:p>90.4801433475205</text:p>
              </table:table-cell>
              <table:table-cell office:value-type="float" office:value="84.5360153116442">
                <text:p>84.5360153116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.0117">
                <text:p>0.0117</text:p>
              </table:table-cell>
              <table:table-cell office:value-type="float" office:value="90.5374290127685">
                <text:p>90.5374290127685</text:p>
              </table:table-cell>
              <table:table-cell office:value-type="float" office:value="84.3207823916289">
                <text:p>84.3207823916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0265">
                <text:p>0.0265</text:p>
              </table:table-cell>
              <table:table-cell office:value-type="float" office:value="90.7221861114916">
                <text:p>90.7221861114916</text:p>
              </table:table-cell>
              <table:table-cell office:value-type="float" office:value="84.1437009025003">
                <text:p>84.1437009025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0.0328">
                <text:p>0.0328</text:p>
              </table:table-cell>
              <table:table-cell office:value-type="float" office:value="90.9451675003425">
                <text:p>90.9451675003425</text:p>
              </table:table-cell>
              <table:table-cell office:value-type="float" office:value="84.0043958872811">
                <text:p>84.00439588728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0.0424">
                <text:p>0.0424</text:p>
              </table:table-cell>
              <table:table-cell office:value-type="float" office:value="91.2322507503082">
                <text:p>91.2322507503082</text:p>
              </table:table-cell>
              <table:table-cell office:value-type="float" office:value="83.9048588660807">
                <text:p>83.90485886608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0.0431">
                <text:p>0.0431</text:p>
              </table:table-cell>
              <table:table-cell office:value-type="float" office:value="91.4969256752774">
                <text:p>91.4969256752774</text:p>
              </table:table-cell>
              <table:table-cell office:value-type="float" office:value="83.8390962902476">
                <text:p>83.8390962902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0.0194">
                <text:p>0.0194</text:p>
              </table:table-cell>
              <table:table-cell office:value-type="float" office:value="91.5218331077497">
                <text:p>91.5218331077497</text:p>
              </table:table-cell>
              <table:table-cell office:value-type="float" office:value="83.7821516409204">
                <text:p>83.7821516409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0.0104">
                <text:p>0.0104</text:p>
              </table:table-cell>
              <table:table-cell office:value-type="float" office:value="91.4632497969747">
                <text:p>91.4632497969747</text:p>
              </table:table-cell>
              <table:table-cell office:value-type="float" office:value="83.7256289585561">
                <text:p>83.72562895855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0.0069">
                <text:p>0.0069</text:p>
              </table:table-cell>
              <table:table-cell office:value-type="float" office:value="91.3790248172772">
                <text:p>91.3790248172772</text:p>
              </table:table-cell>
              <table:table-cell office:value-type="float" office:value="83.6671782962554">
                <text:p>83.66717829625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0.0005">
                <text:p>0.0005</text:p>
              </table:table-cell>
              <table:table-cell office:value-type="float" office:value="91.2456223355495">
                <text:p>91.2456223355495</text:p>
              </table:table-cell>
              <table:table-cell office:value-type="float" office:value="83.6025664768293">
                <text:p>83.60256647682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.0025">
                <text:p>0.0025</text:p>
              </table:table-cell>
              <table:table-cell office:value-type="float" office:value="91.1435601019945">
                <text:p>91.1435601019945</text:p>
              </table:table-cell>
              <table:table-cell office:value-type="float" office:value="83.5352302383259">
                <text:p>83.53523023832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.0138">
                <text:p>0.0138</text:p>
              </table:table-cell>
              <table:table-cell office:value-type="float" office:value="91.1534040917951">
                <text:p>91.1534040917951</text:p>
              </table:table-cell>
              <table:table-cell office:value-type="float" office:value="83.4755135827549">
                <text:p>83.4755135827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.0099">
                <text:p>0.0099</text:p>
              </table:table-cell>
              <table:table-cell office:value-type="float" office:value="91.1271636826156">
                <text:p>91.1271636826156</text:p>
              </table:table-cell>
              <table:table-cell office:value-type="float" office:value="83.4194069559148">
                <text:p>83.4194069559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0.002">
                <text:p>0.002</text:p>
              </table:table-cell>
              <table:table-cell office:value-type="float" office:value="91.032447314354">
                <text:p>91.032447314354</text:p>
              </table:table-cell>
              <table:table-cell office:value-type="float" office:value="83.3603865186152">
                <text:p>83.3603865186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-0.011">
                <text:p>-0.011</text:p>
              </table:table-cell>
              <table:table-cell office:value-type="float" office:value="90.8302025829186">
                <text:p>90.8302025829186</text:p>
              </table:table-cell>
              <table:table-cell office:value-type="float" office:value="83.2890660992163">
                <text:p>83.28906609921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-0.009">
                <text:p>-0.009</text:p>
              </table:table-cell>
              <table:table-cell office:value-type="float" office:value="90.6661823246268">
                <text:p>90.6661823246268</text:p>
              </table:table-cell>
              <table:table-cell office:value-type="float" office:value="83.2101158985111">
                <text:p>83.2101158985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0.0004">
                <text:p>0.0004</text:p>
              </table:table-cell>
              <table:table-cell office:value-type="float" office:value="90.6031640921641">
                <text:p>90.6031640921641</text:p>
              </table:table-cell>
              <table:table-cell office:value-type="float" office:value="83.1333890769548">
                <text:p>83.13338907695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-0.0007">
                <text:p>-0.0007</text:p>
              </table:table-cell>
              <table:table-cell office:value-type="float" office:value="90.5365476829477">
                <text:p>90.5365476829477</text:p>
              </table:table-cell>
              <table:table-cell office:value-type="float" office:value="83.0583394607246">
                <text:p>83.058339460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-0.0014">
                <text:p>-0.0014</text:p>
              </table:table-cell>
              <table:table-cell office:value-type="float" office:value="90.4702929146529">
                <text:p>90.4702929146529</text:p>
              </table:table-cell>
              <table:table-cell office:value-type="float" office:value="82.9848318769709">
                <text:p>82.98483187697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-0.0052">
                <text:p>-0.0052</text:p>
              </table:table-cell>
              <table:table-cell office:value-type="float" office:value="90.3764636231876">
                <text:p>90.3764636231876</text:p>
              </table:table-cell>
              <table:table-cell office:value-type="float" office:value="82.9102304153607">
                <text:p>82.91023041536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-0.0094">
                <text:p>-0.0094</text:p>
              </table:table-cell>
              <table:table-cell office:value-type="float" office:value="90.2542172608689">
                <text:p>90.2542172608689</text:p>
              </table:table-cell>
              <table:table-cell office:value-type="float" office:value="82.8320869273028">
                <text:p>82.8320869273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.0006">
                <text:p>0.0006</text:p>
              </table:table-cell>
              <table:table-cell office:value-type="float" office:value="90.234195534782">
                <text:p>90.234195534782</text:p>
              </table:table-cell>
              <table:table-cell office:value-type="float" office:value="82.7599558327029">
                <text:p>82.7599558327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.0077">
                <text:p>0.0077</text:p>
              </table:table-cell>
              <table:table-cell office:value-type="float" office:value="90.2800759813038">
                <text:p>90.2800759813038</text:p>
              </table:table-cell>
              <table:table-cell office:value-type="float" office:value="82.69916708775">
                <text:p>82.699167087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0.0016">
                <text:p>0.0016</text:p>
              </table:table-cell>
              <table:table-cell office:value-type="float" office:value="90.2664683831734">
                <text:p>90.2664683831734</text:p>
              </table:table-cell>
              <table:table-cell office:value-type="float" office:value="82.6432325334606">
                <text:p>82.6432325334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-0.0027">
                <text:p>-0.0027</text:p>
              </table:table-cell>
              <table:table-cell office:value-type="float" office:value="90.2155215448561">
                <text:p>90.2155215448561</text:p>
              </table:table-cell>
              <table:table-cell office:value-type="float" office:value="82.5883062191516">
                <text:p>82.5883062191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-0.0083">
                <text:p>-0.0083</text:p>
              </table:table-cell>
              <table:table-cell office:value-type="float" office:value="90.1192693903705">
                <text:p>90.1192693903705</text:p>
              </table:table-cell>
              <table:table-cell office:value-type="float" office:value="82.5302098423698">
                <text:p>82.5302098423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0.0056">
                <text:p>0.0056</text:p>
              </table:table-cell>
              <table:table-cell office:value-type="float" office:value="90.1577424513334">
                <text:p>90.1577424513334</text:p>
              </table:table-cell>
              <table:table-cell office:value-type="float" office:value="82.4813856787528">
                <text:p>82.48138567875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0.0228">
                <text:p>0.0228</text:p>
              </table:table-cell>
              <table:table-cell office:value-type="float" office:value="90.3471682062001">
                <text:p>90.3471682062001</text:p>
              </table:table-cell>
              <table:table-cell office:value-type="float" office:value="82.4544922494355">
                <text:p>82.45449224943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0.0447">
                <text:p>0.0447</text:p>
              </table:table-cell>
              <table:table-cell office:value-type="float" office:value="90.7147513855801">
                <text:p>90.7147513855801</text:p>
              </table:table-cell>
              <table:table-cell office:value-type="float" office:value="82.4633706491942">
                <text:p>82.46337064919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0.0417">
                <text:p>0.0417</text:p>
              </table:table-cell>
              <table:table-cell office:value-type="float" office:value="91.0185762470221">
                <text:p>91.0185762470221</text:p>
              </table:table-cell>
              <table:table-cell office:value-type="float" office:value="82.4987054465067">
                <text:p>82.4987054465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0215">
                <text:p>0.0215</text:p>
              </table:table-cell>
              <table:table-cell office:value-type="float" office:value="91.1102186223199">
                <text:p>91.1102186223199</text:p>
              </table:table-cell>
              <table:table-cell office:value-type="float" office:value="82.5387545778649">
                <text:p>82.53875457786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0041">
                <text:p>0.0041</text:p>
              </table:table-cell>
              <table:table-cell office:value-type="float" office:value="91.0360967600879">
                <text:p>91.0360967600879</text:p>
              </table:table-cell>
              <table:table-cell office:value-type="float" office:value="82.5681278284863">
                <text:p>82.56812782848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-0.0074">
                <text:p>-0.0074</text:p>
              </table:table-cell>
              <table:table-cell office:value-type="float" office:value="90.8658870840791">
                <text:p>90.8658870840791</text:p>
              </table:table-cell>
              <table:table-cell office:value-type="float" office:value="82.5792448832048">
                <text:p>82.5792448832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-0.0038">
                <text:p>-0.0038</text:p>
              </table:table-cell>
              <table:table-cell office:value-type="float" office:value="90.7450983756712">
                <text:p>90.7450983756712</text:p>
              </table:table-cell>
              <table:table-cell office:value-type="float" office:value="82.5783792486947">
                <text:p>82.57837924869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0.0009">
                <text:p>0.0009</text:p>
              </table:table-cell>
              <table:table-cell office:value-type="float" office:value="90.6786885381041">
                <text:p>90.6786885381041</text:p>
              </table:table-cell>
              <table:table-cell office:value-type="float" office:value="82.5716232922546">
                <text:p>82.5716232922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0.003">
                <text:p>0.003</text:p>
              </table:table-cell>
              <table:table-cell office:value-type="float" office:value="90.6378196842937">
                <text:p>90.6378196842937</text:p>
              </table:table-cell>
              <table:table-cell office:value-type="float" office:value="82.5618647346156">
                <text:p>82.56186473461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0.0089">
                <text:p>0.0089</text:p>
              </table:table-cell>
              <table:table-cell office:value-type="float" office:value="90.6541377158643">
                <text:p>90.6541377158643</text:p>
              </table:table-cell>
              <table:table-cell office:value-type="float" office:value="82.5545506555818">
                <text:p>82.55455065558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0.0023">
                <text:p>0.0023</text:p>
              </table:table-cell>
              <table:table-cell office:value-type="float" office:value="90.6094239442779">
                <text:p>90.6094239442779</text:p>
              </table:table-cell>
              <table:table-cell office:value-type="float" office:value="82.5439437450087">
                <text:p>82.54394374500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0.0038">
                <text:p>0.0038</text:p>
              </table:table-cell>
              <table:table-cell office:value-type="float" office:value="90.5826815498501">
                <text:p>90.5826815498501</text:p>
              </table:table-cell>
              <table:table-cell office:value-type="float" office:value="82.5319907099943">
                <text:p>82.5319907099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0.0048">
                <text:p>0.0048</text:p>
              </table:table-cell>
              <table:table-cell office:value-type="float" office:value="90.5676133948651">
                <text:p>90.5676133948651</text:p>
              </table:table-cell>
              <table:table-cell office:value-type="float" office:value="82.5198768445327">
                <text:p>82.5198768445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0014">
                <text:p>0.0014</text:p>
              </table:table-cell>
              <table:table-cell office:value-type="float" office:value="90.5234520553786">
                <text:p>90.5234520553786</text:p>
              </table:table-cell>
              <table:table-cell office:value-type="float" office:value="82.5049998450635">
                <text:p>82.50499984506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-0.0042">
                <text:p>-0.0042</text:p>
              </table:table-cell>
              <table:table-cell office:value-type="float" office:value="90.4333068498407">
                <text:p>90.4333068498407</text:p>
              </table:table-cell>
              <table:table-cell office:value-type="float" office:value="82.4834974770428">
                <text:p>82.48349747704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0.0025">
                <text:p>0.0025</text:p>
              </table:table-cell>
              <table:table-cell office:value-type="float" office:value="90.4124761648566">
                <text:p>90.4124761648566</text:p>
              </table:table-cell>
              <table:table-cell office:value-type="float" office:value="82.4622705841757">
                <text:p>82.4622705841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0.0033">
                <text:p>0.0033</text:p>
              </table:table-cell>
              <table:table-cell office:value-type="float" office:value="90.400928548371">
                <text:p>90.400928548371</text:p>
              </table:table-cell>
              <table:table-cell office:value-type="float" office:value="82.4421270951115">
                <text:p>82.4421270951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-0.0091">
                <text:p>-0.0091</text:p>
              </table:table-cell>
              <table:table-cell office:value-type="float" office:value="90.2789356935339">
                <text:p>90.2789356935339</text:p>
              </table:table-cell>
              <table:table-cell office:value-type="float" office:value="82.4130185980184">
                <text:p>82.41301859801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0.015">
                <text:p>-0.015</text:p>
              </table:table-cell>
              <table:table-cell office:value-type="float" office:value="90.1160421241805">
                <text:p>90.1160421241805</text:p>
              </table:table-cell>
              <table:table-cell office:value-type="float" office:value="82.3721605293928">
                <text:p>82.3721605293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148cm" svg:y="3.922cm" style:legend-expansion="high" chart:style-name="ch2"/>
        <chart:plot-area chart:style-name="ch3" table:cell-range-address="data2.A1:data2.C184" svg:x="0.77cm" svg:y="0.851cm" svg:width="11.738cm" svg:height="7.542cm">
          <chartooo:coordinate-region svg:x="1.603cm" svg:y="1.063cm" svg:width="10.625cm" svg:height="7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1:data2.B184" chart:class="chart:scatter">
            <chart:domain table:cell-range-address="data2.A1:data2.A184"/>
            <chart:data-point chart:repeated="184"/>
          </chart:series>
          <chart:series chart:style-name="ch7" chart:values-cell-range-address="data2.C1:data2.C184" chart:class="chart:scatter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2.A1:data2.A184</svg:desc>
                </draw:g>
              </table:table-cell>
              <table:table-cell office:value-type="float" office:value="-0.0093">
                <text:p>-0.0093</text:p>
                <draw:g>
                  <svg:desc>data2.B1:data2.B184</svg:desc>
                </draw:g>
              </table:table-cell>
              <table:table-cell office:value-type="float" office:value="-0.0093">
                <text:p>-0.0093</text:p>
                <draw:g>
                  <svg:desc>data2.C1:data2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075">
                <text:p>-0.0075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86">
                <text:p>-0.0086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88">
                <text:p>-0.0088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97">
                <text:p>-0.0097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102">
                <text:p>-0.0102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6">
                <text:p>-0.0086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6">
                <text:p>-0.00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39">
                <text:p>-0.0139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67">
                <text:p>-0.0167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">
                <text:p>-0.018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152">
                <text:p>-0.0152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133">
                <text:p>-0.0133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7">
                <text:p>-0.00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92">
                <text:p>-0.0092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2">
                <text:p>-0.0062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27">
                <text:p>-0.0027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06">
                <text:p>-0.000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09">
                <text:p>-0.0009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006">
                <text:p>-0.000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27">
                <text:p>-0.0027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026">
                <text:p>-0.0026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025">
                <text:p>-0.002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27">
                <text:p>0.002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51">
                <text:p>0.005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63">
                <text:p>0.0063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88">
                <text:p>0.008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22">
                <text:p>0.012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46">
                <text:p>0.014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45">
                <text:p>0.014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49">
                <text:p>0.0249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411">
                <text:p>0.041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618">
                <text:p>0.0618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765">
                <text:p>0.0765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943">
                <text:p>0.0943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71">
                <text:p>0.117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65">
                <text:p>0.1365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52">
                <text:p>0.1852</text:p>
              </table:table-cell>
              <table:table-cell office:value-type="float" office:value="0.1852">
                <text:p>0.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54">
                <text:p>0.2254</text:p>
              </table:table-cell>
              <table:table-cell office:value-type="float" office:value="0.2254">
                <text:p>0.2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53">
                <text:p>0.2753</text:p>
              </table:table-cell>
              <table:table-cell office:value-type="float" office:value="0.2753">
                <text:p>0.2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14">
                <text:p>0.3114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44">
                <text:p>0.3444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211">
                <text:p>0.4211</text:p>
              </table:table-cell>
              <table:table-cell office:value-type="float" office:value="0.4211">
                <text:p>0.4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942">
                <text:p>0.4942</text:p>
              </table:table-cell>
              <table:table-cell office:value-type="float" office:value="0.4942">
                <text:p>0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347">
                <text:p>0.5347</text:p>
              </table:table-cell>
              <table:table-cell office:value-type="float" office:value="0.5347">
                <text:p>0.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073">
                <text:p>0.6073</text:p>
              </table:table-cell>
              <table:table-cell office:value-type="float" office:value="0.6073">
                <text:p>0.6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742">
                <text:p>0.742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7883">
                <text:p>0.7883</text:p>
              </table:table-cell>
              <table:table-cell office:value-type="float" office:value="0.7883">
                <text:p>0.7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36">
                <text:p>0.83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781">
                <text:p>0.8781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106">
                <text:p>0.9106</text:p>
              </table:table-cell>
              <table:table-cell office:value-type="float" office:value="0.9106">
                <text:p>0.9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368">
                <text:p>0.9368</text:p>
              </table:table-cell>
              <table:table-cell office:value-type="float" office:value="0.9368">
                <text:p>0.9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519">
                <text:p>0.9519</text:p>
              </table:table-cell>
              <table:table-cell office:value-type="float" office:value="0.9519">
                <text:p>0.9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416">
                <text:p>0.9416</text:p>
              </table:table-cell>
              <table:table-cell office:value-type="float" office:value="0.9416">
                <text:p>0.9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061">
                <text:p>0.9061</text:p>
              </table:table-cell>
              <table:table-cell office:value-type="float" office:value="0.9061">
                <text:p>0.9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8539">
                <text:p>0.8539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7611">
                <text:p>0.7611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399">
                <text:p>0.6399</text:p>
              </table:table-cell>
              <table:table-cell office:value-type="float" office:value="0.6399">
                <text:p>0.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832">
                <text:p>0.4832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63">
                <text:p>0.3163</text:p>
              </table:table-cell>
              <table:table-cell office:value-type="float" office:value="0.3163">
                <text:p>0.3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727">
                <text:p>0.1727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04">
                <text:p>-0.000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666">
                <text:p>-0.1666</text:p>
              </table:table-cell>
              <table:table-cell office:value-type="float" office:value="-0.1666">
                <text:p>-0.1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2817">
                <text:p>-0.2817</text:p>
              </table:table-cell>
              <table:table-cell office:value-type="float" office:value="-0.2817">
                <text:p>-0.2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5434">
                <text:p>-0.5434</text:p>
              </table:table-cell>
              <table:table-cell office:value-type="float" office:value="-0.5434">
                <text:p>-0.5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278">
                <text:p>-0.9278</text:p>
              </table:table-cell>
              <table:table-cell office:value-type="float" office:value="-0.9278">
                <text:p>-0.9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241">
                <text:p>-1.241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4615">
                <text:p>-1.4615</text:p>
              </table:table-cell>
              <table:table-cell office:value-type="float" office:value="-1.4615">
                <text:p>-1.4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5021">
                <text:p>-1.5021</text:p>
              </table:table-cell>
              <table:table-cell office:value-type="float" office:value="-1.5021">
                <text:p>-1.5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3977">
                <text:p>-1.3977</text:p>
              </table:table-cell>
              <table:table-cell office:value-type="float" office:value="-1.3977">
                <text:p>-1.39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2821">
                <text:p>-1.2821</text:p>
              </table:table-cell>
              <table:table-cell office:value-type="float" office:value="-1.2821">
                <text:p>-1.28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2132">
                <text:p>-1.2132</text:p>
              </table:table-cell>
              <table:table-cell office:value-type="float" office:value="-1.2132">
                <text:p>-1.2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1787">
                <text:p>-1.1787</text:p>
              </table:table-cell>
              <table:table-cell office:value-type="float" office:value="-1.1787">
                <text:p>-1.1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1262">
                <text:p>-1.1262</text:p>
              </table:table-cell>
              <table:table-cell office:value-type="float" office:value="-1.1262">
                <text:p>-1.1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9192">
                <text:p>-0.9192</text:p>
              </table:table-cell>
              <table:table-cell office:value-type="float" office:value="-0.9192">
                <text:p>-0.9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7923">
                <text:p>-0.7923</text:p>
              </table:table-cell>
              <table:table-cell office:value-type="float" office:value="-0.7923">
                <text:p>-0.7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6544">
                <text:p>-0.6544</text:p>
              </table:table-cell>
              <table:table-cell office:value-type="float" office:value="-0.6544">
                <text:p>-0.6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5552">
                <text:p>-0.5552</text:p>
              </table:table-cell>
              <table:table-cell office:value-type="float" office:value="-0.5552">
                <text:p>-0.5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4614">
                <text:p>-0.4614</text:p>
              </table:table-cell>
              <table:table-cell office:value-type="float" office:value="-0.4614">
                <text:p>-0.4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4024">
                <text:p>-0.4024</text:p>
              </table:table-cell>
              <table:table-cell office:value-type="float" office:value="-0.4024">
                <text:p>-0.4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3502">
                <text:p>-0.3502</text:p>
              </table:table-cell>
              <table:table-cell office:value-type="float" office:value="-0.3502">
                <text:p>-0.3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3038">
                <text:p>-0.3038</text:p>
              </table:table-cell>
              <table:table-cell office:value-type="float" office:value="-0.3038">
                <text:p>-0.3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2783">
                <text:p>-0.2783</text:p>
              </table:table-cell>
              <table:table-cell office:value-type="float" office:value="-0.2783">
                <text:p>-0.2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2786">
                <text:p>-0.2786</text:p>
              </table:table-cell>
              <table:table-cell office:value-type="float" office:value="-0.2786">
                <text:p>-0.2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2723">
                <text:p>-0.2723</text:p>
              </table:table-cell>
              <table:table-cell office:value-type="float" office:value="-0.2723">
                <text:p>-0.27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247">
                <text:p>-0.247</text:p>
              </table:table-cell>
              <table:table-cell office:value-type="float" office:value="-0.247">
                <text:p>-0.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2036">
                <text:p>-0.2036</text:p>
              </table:table-cell>
              <table:table-cell office:value-type="float" office:value="-0.2036">
                <text:p>-0.2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816">
                <text:p>-0.1816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968">
                <text:p>-0.1968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219">
                <text:p>-0.219</text:p>
              </table:table-cell>
              <table:table-cell office:value-type="float" office:value="-0.219">
                <text:p>-0.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2693">
                <text:p>-0.2693</text:p>
              </table:table-cell>
              <table:table-cell office:value-type="float" office:value="-0.2693">
                <text:p>-0.26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291">
                <text:p>-0.291</text:p>
              </table:table-cell>
              <table:table-cell office:value-type="float" office:value="-0.291">
                <text:p>-0.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2995">
                <text:p>-0.2995</text:p>
              </table:table-cell>
              <table:table-cell office:value-type="float" office:value="-0.2995">
                <text:p>-0.2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2574">
                <text:p>-0.2574</text:p>
              </table:table-cell>
              <table:table-cell office:value-type="float" office:value="-0.2574">
                <text:p>-0.2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1494">
                <text:p>-0.1494</text:p>
              </table:table-cell>
              <table:table-cell office:value-type="float" office:value="-0.1494">
                <text:p>-0.1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4">
                <text:p>-0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41">
                <text:p>0.0341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1087">
                <text:p>0.1087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79">
                <text:p>0.2179</text:p>
              </table:table-cell>
              <table:table-cell office:value-type="float" office:value="0.2179">
                <text:p>0.2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02">
                <text:p>0.3302</text:p>
              </table:table-cell>
              <table:table-cell office:value-type="float" office:value="0.3302">
                <text:p>0.3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4182">
                <text:p>0.4182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4863">
                <text:p>0.4863</text:p>
              </table:table-cell>
              <table:table-cell office:value-type="float" office:value="0.4863">
                <text:p>0.4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885">
                <text:p>0.5885</text:p>
              </table:table-cell>
              <table:table-cell office:value-type="float" office:value="0.5885">
                <text:p>0.58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6345">
                <text:p>0.6345</text:p>
              </table:table-cell>
              <table:table-cell office:value-type="float" office:value="0.6345">
                <text:p>0.6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6909">
                <text:p>0.6909</text:p>
              </table:table-cell>
              <table:table-cell office:value-type="float" office:value="0.6909">
                <text:p>0.6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405">
                <text:p>0.7405</text:p>
              </table:table-cell>
              <table:table-cell office:value-type="float" office:value="0.7405">
                <text:p>0.7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7523">
                <text:p>0.7523</text:p>
              </table:table-cell>
              <table:table-cell office:value-type="float" office:value="0.7523">
                <text:p>0.75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7534">
                <text:p>0.7534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47">
                <text:p>0.747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722">
                <text:p>0.722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6879">
                <text:p>0.6879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6139">
                <text:p>0.6139</text:p>
              </table:table-cell>
              <table:table-cell office:value-type="float" office:value="0.6139">
                <text:p>0.6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231">
                <text:p>0.5231</text:p>
              </table:table-cell>
              <table:table-cell office:value-type="float" office:value="0.5231">
                <text:p>0.5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469">
                <text:p>0.4469</text:p>
              </table:table-cell>
              <table:table-cell office:value-type="float" office:value="0.4469">
                <text:p>0.4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206">
                <text:p>0.3206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603">
                <text:p>0.2603</text:p>
              </table:table-cell>
              <table:table-cell office:value-type="float" office:value="0.2603">
                <text:p>0.2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057">
                <text:p>0.2057</text:p>
              </table:table-cell>
              <table:table-cell office:value-type="float" office:value="0.2057">
                <text:p>0.20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617">
                <text:p>0.1617</text:p>
              </table:table-cell>
              <table:table-cell office:value-type="float" office:value="0.1617">
                <text:p>0.16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1311">
                <text:p>0.1311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972">
                <text:p>0.0972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551">
                <text:p>0.0551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454">
                <text:p>-0.0454</text:p>
              </table:table-cell>
              <table:table-cell office:value-type="float" office:value="-0.0454">
                <text:p>-0.0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804">
                <text:p>-0.0804</text:p>
              </table:table-cell>
              <table:table-cell office:value-type="float" office:value="-0.0804">
                <text:p>-0.0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905">
                <text:p>-0.0905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696">
                <text:p>-0.0696</text:p>
              </table:table-cell>
              <table:table-cell office:value-type="float" office:value="-0.0696">
                <text:p>-0.0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487">
                <text:p>-0.0487</text:p>
              </table:table-cell>
              <table:table-cell office:value-type="float" office:value="-0.0487">
                <text:p>-0.04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359">
                <text:p>-0.0359</text:p>
              </table:table-cell>
              <table:table-cell office:value-type="float" office:value="-0.0359">
                <text:p>-0.0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282">
                <text:p>-0.0282</text:p>
              </table:table-cell>
              <table:table-cell office:value-type="float" office:value="-0.0282">
                <text:p>-0.0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126">
                <text:p>-0.0126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111">
                <text:p>-0.0111</text:p>
              </table:table-cell>
              <table:table-cell office:value-type="float" office:value="-0.0111">
                <text:p>-0.0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259">
                <text:p>-0.0259</text:p>
              </table:table-cell>
              <table:table-cell office:value-type="float" office:value="-0.0259">
                <text:p>-0.0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381">
                <text:p>-0.0381</text:p>
              </table:table-cell>
              <table:table-cell office:value-type="float" office:value="-0.0381">
                <text:p>-0.03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347">
                <text:p>-0.0347</text:p>
              </table:table-cell>
              <table:table-cell office:value-type="float" office:value="-0.0347">
                <text:p>-0.0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249">
                <text:p>-0.0249</text:p>
              </table:table-cell>
              <table:table-cell office:value-type="float" office:value="-0.0249">
                <text:p>-0.0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181">
                <text:p>-0.0181</text:p>
              </table:table-cell>
              <table:table-cell office:value-type="float" office:value="-0.0181">
                <text:p>-0.0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025">
                <text:p>-0.002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021">
                <text:p>-0.0021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065">
                <text:p>-0.0065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222">
                <text:p>-0.0222</text:p>
              </table:table-cell>
              <table:table-cell office:value-type="float" office:value="-0.0222">
                <text:p>-0.0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183">
                <text:p>-0.0183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087">
                <text:p>-0.0087</text:p>
              </table:table-cell>
              <table:table-cell office:value-type="float" office:value="-0.0087">
                <text:p>-0.00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164">
                <text:p>-0.0164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227">
                <text:p>-0.0227</text:p>
              </table:table-cell>
              <table:table-cell office:value-type="float" office:value="-0.0227">
                <text:p>-0.02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231">
                <text:p>-0.023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022">
                <text:p>-0.022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155">
                <text:p>-0.015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128">
                <text:p>-0.0128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155">
                <text:p>-0.015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0219">
                <text:p>-0.0219</text:p>
              </table:table-cell>
              <table:table-cell office:value-type="float" office:value="-0.0219">
                <text:p>-0.0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0176">
                <text:p>-0.0176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0105">
                <text:p>-0.010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0055">
                <text:p>-0.0055</text:p>
              </table:table-cell>
              <table:table-cell office:value-type="float" office:value="-0.0055">
                <text:p>-0.0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0056">
                <text:p>-0.005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0061">
                <text:p>-0.0061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0054">
                <text:p>-0.0054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0064">
                <text:p>-0.0064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0133">
                <text:p>-0.0133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0147">
                <text:p>-0.0147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0148">
                <text:p>-0.0148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228">
                <text:p>-0.0228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287">
                <text:p>-0.0287</text:p>
              </table:table-cell>
              <table:table-cell office:value-type="float" office:value="-0.0287">
                <text:p>-0.0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271">
                <text:p>-0.0271</text:p>
              </table:table-cell>
              <table:table-cell office:value-type="float" office:value="-0.0271">
                <text:p>-0.02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208">
                <text:p>-0.0208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167">
                <text:p>-0.0167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172">
                <text:p>-0.0172</text:p>
              </table:table-cell>
              <table:table-cell office:value-type="float" office:value="-0.0172">
                <text:p>-0.0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